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in_dates.xml" manifest:media-type="text/xml"/>
  <manifest:file-entry manifest:full-path="Basic/Standard/goal_seek.xml" manifest:media-type="text/xml"/>
  <manifest:file-entry manifest:full-path="Basic/Standard/interp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9">
      <style:table-cell-properties fo:background-color="#b4c7dc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9">
      <style:table-cell-properties fo:background-color="#e8f2a1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9">
      <style:table-cell-properties fo:background-color="#dddddd"/>
    </style:style>
    <style:style style:name="ce18" style:family="table-cell" style:parent-style-name="Default" style:data-style-name="N129">
      <style:table-cell-properties fo:background-color="#b4c7dc"/>
    </style:style>
    <style:style style:name="ce19" style:family="table-cell" style:parent-style-name="Default" style:data-style-name="N129">
      <style:table-cell-properties fo:background-color="#e8f2a1"/>
    </style:style>
    <style:style style:name="ce20" style:family="table-cell" style:parent-style-name="Default" style:data-style-name="N129">
      <style:table-cell-properties fo:background-color="#ffffff"/>
    </style:style>
    <style:style style:name="ce21" style:family="table-cell" style:parent-style-name="Default" style:data-style-name="N131">
      <style:table-cell-properties fo:background-color="#dddddd"/>
    </style:style>
    <style:style style:name="ce22" style:family="table-cell" style:parent-style-name="Default" style:data-style-name="N131">
      <style:table-cell-properties fo:background-color="#b4c7dc"/>
    </style:style>
    <style:style style:name="ce23" style:family="table-cell" style:parent-style-name="Default" style:data-style-name="N131">
      <style:table-cell-properties fo:background-color="#e8f2a1"/>
    </style:style>
    <style:style style:name="ce24" style:family="table-cell" style:parent-style-name="Default" style:data-style-name="N131">
      <style:table-cell-properties fo:background-color="#ffffff"/>
    </style:style>
    <style:style style:name="ce25" style:family="table-cell" style:parent-style-name="Default" style:data-style-name="N130">
      <style:table-cell-properties fo:background-color="#dddddd"/>
    </style:style>
    <style:style style:name="ce26" style:family="table-cell" style:parent-style-name="Default" style:data-style-name="N130">
      <style:table-cell-properties fo:background-color="#b4c7dc"/>
    </style:style>
    <style:style style:name="ce27" style:family="table-cell" style:parent-style-name="Default" style:data-style-name="N130">
      <style:table-cell-properties fo:background-color="#e8f2a1"/>
    </style:style>
    <style:style style:name="ce28" style:family="table-cell" style:parent-style-name="Default" style:data-style-name="N130">
      <style:table-cell-properties fo:background-color="#ffffff"/>
    </style:style>
    <style:style style:name="ce29" style:family="table-cell" style:parent-style-name="Default" style:data-style-name="N4">
      <style:table-cell-properties fo:background-color="#b4c7dc"/>
    </style:style>
    <style:style style:name="ce30" style:family="table-cell" style:parent-style-name="Default" style:data-style-name="N4">
      <style:table-cell-properties fo:background-color="#e8f2a1"/>
    </style:style>
    <style:style style:name="ce31" style:family="table-cell" style:parent-style-name="Default" style:data-style-name="N4">
      <style:table-cell-properties fo:background-color="#ffffff"/>
    </style:style>
    <style:style style:name="ce32" style:family="table-cell" style:parent-style-name="Default">
      <style:table-cell-properties fo:background-color="#1e6a39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1e6a39"/>
      <style:text-properties fo:color="#ffffff"/>
    </style:style>
    <style:style style:name="ce34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35" style:family="table-cell" style:parent-style-name="Default">
      <style:table-cell-properties fo:background-color="#2a6099"/>
      <style:text-properties fo:color="#ffffff"/>
    </style:style>
    <style:style style:name="ce36" style:family="table-cell" style:parent-style-name="Default">
      <style:table-cell-properties fo:background-color="#ffe994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e994"/>
    </style:style>
    <style:style style:name="ce38" style:family="table-cell" style:parent-style-name="Default" style:data-style-name="N132">
      <style:table-cell-properties fo:background-color="#ffffff"/>
    </style:style>
    <style:style style:name="ce3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oal Seek" form:control-implementation="ooo:com.sun.star.form.component.CommandButton" xml:id="control1" form:id="control1" form:label="Goal See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oal_seek.GoalSeeke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9.0827in" svg:height="5.7575in" svg:x="37.3528in" svg:y="1.8228in">
            <draw:object draw:notify-on-update-of-ranges="calc.A15:calc.A59 calc.AL11:calc.AL11 calc.AL15:calc.AL60 calc.AJ11:calc.AJ11 calc.AJ15:calc.AJ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Goal Seek" draw:style-name="gr2" draw:text-style-name="P2" svg:width="2.213in" svg:height="0.9598in" svg:x="34.7571in" svg:y="0.548in" draw:control="control1">
            <svg:title>Goal Seek</svg:title>
          </draw:control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3" table:number-columns-repeated="1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5" table:default-cell-style-name="ce1"/>
        <table:table-column table:style-name="co7" table:default-cell-style-name="ce1"/>
        <table:table-column table:style-name="co3" table:number-columns-repeated="4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number-columns-repeated="16347" table:default-cell-style-name="ce1"/>
        <table:table-row table:style-name="ro1">
          <table:table-cell office:value-type="string" calcext:value-type="string">
            <text:p>calendar</text:p>
          </table:table-cell>
          <table:table-cell table:style-name="ce7" office:value-type="string" calcext:value-type="string">
            <text:p>German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 day method</text:p>
          </table:table-cell>
          <table:table-cell table:style-name="ce7" office:value-type="string" calcext:value-type="string">
            <text:p>follow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 day count method</text:p>
          </table:table-cell>
          <table:table-cell table:style-name="ce7" office:value-type="string" calcext:value-type="string">
            <text:p>Actual / 3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 day count method</text:p>
          </table:table-cell>
          <table:table-cell table:style-name="ce7" office:value-type="string" calcext:value-type="string">
            <text:p>Actual / 3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age date</text:p>
          </table:table-cell>
          <table:table-cell table:style-name="ce8" office:value-type="date" office:date-value="2022-04-29" calcext:value-type="date">
            <text:p>29/04/20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ecution date</text:p>
          </table:table-cell>
          <table:table-cell table:style-name="ce8" office:value-type="date" office:date-value="2022-04-29" calcext:value-type="date">
            <text:p>29/04/20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tlement date</text:p>
          </table:table-cell>
          <table:table-cell table:style-name="ce8" office:value-type="date" office:date-value="2022-05-03" calcext:value-type="date">
            <text:p>03/05/20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ple vs. compounding</text:p>
          </table:table-cell>
          <table:table-cell table:style-name="ce7" office:value-type="string" calcext:value-type="string">
            <text:p>1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ctive nominal</text:p>
          </table:table-cell>
          <table:table-cell table:style-name="ce9" office:value-type="float" office:value="1000000" calcext:value-type="float">
            <text:p>1,000,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tenor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settlement date</text:p>
          </table:table-cell>
          <table:table-cell table:style-name="ce2" office:value-type="string" calcext:value-type="string">
            <text:p>maturity</text:p>
          </table:table-cell>
          <table:table-cell table:style-name="ce2" office:value-type="string" calcext:value-type="string">
            <text:p>generator fixed leg interest date begin</text:p>
          </table:table-cell>
          <table:table-cell table:style-name="ce2" office:value-type="string" calcext:value-type="string">
            <text:p>generator fixed leg interest date end</text:p>
          </table:table-cell>
          <table:table-cell table:style-name="ce2" office:value-type="string" calcext:value-type="string">
            <text:p>generator floating leg interest date begin</text:p>
          </table:table-cell>
          <table:table-cell table:style-name="ce2" office:value-type="string" calcext:value-type="string">
            <text:p>generator floating leg interest date end</text:p>
          </table:table-cell>
          <table:table-cell table:style-name="ce2" office:value-type="string" calcext:value-type="string">
            <text:p>swap fixed leg interest date begin</text:p>
          </table:table-cell>
          <table:table-cell table:style-name="ce2" office:value-type="string" calcext:value-type="string">
            <text:p>swap fixed leg interest date end</text:p>
          </table:table-cell>
          <table:table-cell table:style-name="ce2" office:value-type="string" calcext:value-type="string">
            <text:p>swap floating leg interest date begin</text:p>
          </table:table-cell>
          <table:table-cell table:style-name="ce2" office:value-type="string" calcext:value-type="string">
            <text:p>swap floating leg interest date end</text:p>
          </table:table-cell>
          <table:table-cell table:style-name="ce2" office:value-type="string" calcext:value-type="string">
            <text:p>generator fixed leg day count method</text:p>
          </table:table-cell>
          <table:table-cell table:style-name="ce2" office:value-type="string" calcext:value-type="string">
            <text:p>generator floating leg day count method</text:p>
          </table:table-cell>
          <table:table-cell table:style-name="ce2" office:value-type="string" calcext:value-type="string">
            <text:p>swap fixed leg day count method</text:p>
          </table:table-cell>
          <table:table-cell table:style-name="ce2" office:value-type="string" calcext:value-type="string">
            <text:p>swap floating leg day count method</text:p>
          </table:table-cell>
          <table:table-cell table:style-name="ce2" office:value-type="string" calcext:value-type="string">
            <text:p>cumulative from execution date to maturity</text:p>
          </table:table-cell>
          <table:table-cell table:style-name="ce2" office:value-type="string" calcext:value-type="string">
            <text:p>generator fixed leg interest period</text:p>
          </table:table-cell>
          <table:table-cell table:style-name="ce2" office:value-type="string" calcext:value-type="string">
            <text:p>generator floating leg interest period</text:p>
          </table:table-cell>
          <table:table-cell table:style-name="ce2" office:value-type="string" calcext:value-type="string">
            <text:p>swap fixed leg interest period</text:p>
          </table:table-cell>
          <table:table-cell table:style-name="ce2" office:value-type="string" calcext:value-type="string">
            <text:p>swap floating leg interest period</text:p>
          </table:table-cell>
          <table:table-cell table:style-name="ce2" office:value-type="string" calcext:value-type="string">
            <text:p>market quote</text:p>
          </table:table-cell>
          <table:table-cell table:style-name="ce2" office:value-type="string" calcext:value-type="string">
            <text:p>compounding</text:p>
          </table:table-cell>
          <table:table-cell table:style-name="ce2" office:value-type="string" calcext:value-type="string">
            <text:p>3M swap fixed leg indicator</text:p>
          </table:table-cell>
          <table:table-cell table:style-name="ce2" office:value-type="string" calcext:value-type="string">
            <text:p>6M swap fixed leg indicator</text:p>
          </table:table-cell>
          <table:table-cell table:style-name="ce2" office:value-type="string" calcext:value-type="string">
            <text:p>9M swap fixed leg indicator</text:p>
          </table:table-cell>
          <table:table-cell table:style-name="ce2" office:value-type="string" calcext:value-type="string">
            <text:p>1Y swap fixed leg indicator</text:p>
          </table:table-cell>
          <table:table-cell table:style-name="ce2" office:value-type="string" calcext:value-type="string">
            <text:p>fixed leg npv</text:p>
          </table:table-cell>
          <table:table-cell table:style-name="ce2" office:value-type="string" calcext:value-type="string">
            <text:p>floating leg npv</text:p>
          </table:table-cell>
          <table:table-cell table:style-name="ce2" office:value-type="string" calcext:value-type="string">
            <text:p>total npv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ln(DF)</text:p>
          </table:table-cell>
          <table:table-cell table:style-name="ce2" office:value-type="string" calcext:value-type="string">
            <text:p>FWD</text:p>
          </table:table-cell>
          <table:table-cell table:style-name="ce32" office:value-type="string" calcext:value-type="string">
            <text:p>calc ZR</text:p>
          </table:table-cell>
          <table:table-cell table:style-name="ce34" office:value-type="string" calcext:value-type="string">
            <text:p>Murex DF</text:p>
          </table:table-cell>
          <table:table-cell table:style-name="ce34" office:value-type="string" calcext:value-type="string">
            <text:p>Murex ZR</text:p>
          </table:table-cell>
          <table:table-cell table:style-name="ce36" office:value-type="string" calcext:value-type="string">
            <text:p>Diff in bp</text:p>
          </table:table-cell>
          <table:table-cell table:style-name="ce39" table:number-columns-repeated="16345"/>
        </table:table-row>
        <table:table-row table:style-name="ro1">
          <table:table-cell table:style-name="ce3" table:number-columns-repeated="2"/>
          <table:table-cell table:style-name="ce10"/>
          <table:table-cell table:style-name="ce3" table:number-columns-repeated="15"/>
          <table:table-cell table:style-name="ce10" office:value-type="string" calcext:value-type="string">
            <text:p>ACT_365</text:p>
          </table:table-cell>
          <table:table-cell table:style-name="ce3" table:number-columns-repeated="16"/>
          <table:table-cell table:style-name="ce33"/>
          <table:table-cell table:style-name="ce35" table:number-columns-repeated="2"/>
          <table:table-cell table:style-name="ce37"/>
          <table:table-cell table:number-columns-repeated="16345"/>
        </table:table-row>
        <table:table-row table:style-name="ro1">
          <table:table-cell table:style-name="ce4" office:value-type="string" calcext:value-type="string">
            <text:p>O/N</text:p>
          </table:table-cell>
          <table:table-cell table:style-name="ce4" office:value-type="string" calcext:value-type="string">
            <text:p>EUR ESTER FIXING</text:p>
          </table:table-cell>
          <table:table-cell table:style-name="ce11" office:value-type="string" calcext:value-type="string">
            <text:p>depo</text:p>
          </table:table-cell>
          <table:table-cell table:style-name="ce14" table:formula="of:=[.B6]" office:value-type="date" office:date-value="2022-04-29" calcext:value-type="date">
            <text:p>29/04/2022</text:p>
          </table:table-cell>
          <table:table-cell table:style-name="ce17" table:formula="of:=[.B7]" office:value-type="date" office:date-value="2022-05-03" calcext:value-type="date">
            <text:p>03/05/2022</text:p>
          </table:table-cell>
          <table:table-cell table:style-name="ce14" office:value-type="date" office:date-value="2022-05-02" calcext:value-type="date">
            <text:p>02/05/2022</text:p>
          </table:table-cell>
          <table:table-cell table:style-name="ce17" table:formula="of:=[.B6]" office:value-type="date" office:date-value="2022-04-29" calcext:value-type="date">
            <text:p>29/04/2022</text:p>
          </table:table-cell>
          <table:table-cell table:style-name="ce17" table:formula="of:=[.F13]" office:value-type="date" office:date-value="2022-05-02" calcext:value-type="date">
            <text:p>02/05/2022</text:p>
          </table:table-cell>
          <table:table-cell table:style-name="ce4" table:number-columns-repeated="6"/>
          <table:table-cell table:style-name="ce11" office:value-type="string" calcext:value-type="string">
            <text:p>ACT_360</text:p>
          </table:table-cell>
          <table:table-cell table:style-name="ce4" table:number-columns-repeated="3"/>
          <table:table-cell table:style-name="ce21" table:formula="of:=CALC_YR_FRAC([.D13];[.F13];[.$S$12])" office:value-type="float" office:value="0.00821917808219178" calcext:value-type="float">
            <text:p>0.008219</text:p>
          </table:table-cell>
          <table:table-cell table:style-name="ce21" table:formula="of:=CALC_YR_FRAC([.G13];[.H13];[.O13])" office:value-type="float" office:value="0.00833333333333333" calcext:value-type="float">
            <text:p>0.008333</text:p>
          </table:table-cell>
          <table:table-cell table:style-name="ce4" table:number-columns-repeated="3"/>
          <table:table-cell table:style-name="ce25" office:value-type="percentage" office:value="-0.00583" calcext:value-type="percentage">
            <text:p>-0.583000%</text:p>
          </table:table-cell>
          <table:table-cell table:style-name="ce4" table:number-columns-repeated="8"/>
          <table:table-cell table:style-name="ce25" table:formula="of:=1/(1+[.X13]*[.T13])" office:value-type="percentage" office:value="1.00004858569379" calcext:value-type="percentage">
            <text:p>100.004859%</text:p>
          </table:table-cell>
          <table:table-cell table:style-name="ce4" table:number-columns-repeated="2"/>
          <table:table-cell table:style-name="ce25" table:formula="of:=POWER([.AG13];-1/[.S13])-1" office:value-type="percentage" office:value="-0.00589367954202757" calcext:value-type="percentage">
            <text:p>-0.589368%</text:p>
          </table:table-cell>
          <table:table-cell table:style-name="ce25"/>
          <table:table-cell table:style-name="ce25" office:value-type="percentage" office:value="-0.00589368" calcext:value-type="percentage">
            <text:p>-0.589368%</text:p>
          </table:table-cell>
          <table:table-cell table:number-columns-repeated="16346"/>
        </table:table-row>
        <table:table-row table:style-name="ro1">
          <table:table-cell table:style-name="ce4" office:value-type="string" calcext:value-type="string">
            <text:p>T/N</text:p>
          </table:table-cell>
          <table:table-cell table:style-name="ce4"/>
          <table:table-cell table:style-name="ce11"/>
          <table:table-cell table:style-name="ce14" table:formula="of:=[.D13]" office:value-type="date" office:date-value="2022-04-29" calcext:value-type="date">
            <text:p>29/04/2022</text:p>
          </table:table-cell>
          <table:table-cell table:style-name="ce17" table:formula="of:=[.E13]" office:value-type="date" office:date-value="2022-05-03" calcext:value-type="date">
            <text:p>03/05/2022</text:p>
          </table:table-cell>
          <table:table-cell table:style-name="ce14" office:value-type="date" office:date-value="2022-05-03" calcext:value-type="date">
            <text:p>03/05/2022</text:p>
          </table:table-cell>
          <table:table-cell table:style-name="ce17" table:formula="of:=[.F13]" office:value-type="date" office:date-value="2022-05-02" calcext:value-type="date">
            <text:p>02/05/2022</text:p>
          </table:table-cell>
          <table:table-cell table:style-name="ce17" table:formula="of:=[.F14]" office:value-type="date" office:date-value="2022-05-03" calcext:value-type="date">
            <text:p>03/05/2022</text:p>
          </table:table-cell>
          <table:table-cell table:style-name="ce4" table:number-columns-repeated="6"/>
          <table:table-cell table:style-name="ce11" office:value-type="string" calcext:value-type="string">
            <text:p>ACT_360</text:p>
          </table:table-cell>
          <table:table-cell table:style-name="ce4" table:number-columns-repeated="3"/>
          <table:table-cell table:style-name="ce21" table:formula="of:=CALC_YR_FRAC([.D14];[.F14];[.$S$12])" office:value-type="float" office:value="0.010958904109589" calcext:value-type="float">
            <text:p>0.010959</text:p>
          </table:table-cell>
          <table:table-cell table:style-name="ce21" table:formula="of:=CALC_YR_FRAC([.G14];[.H14];[.O14])" office:value-type="float" office:value="0.00277777777777778" calcext:value-type="float">
            <text:p>0.002778</text:p>
          </table:table-cell>
          <table:table-cell table:style-name="ce4" table:number-columns-repeated="3"/>
          <table:table-cell table:style-name="ce25" office:value-type="percentage" office:value="-0.00583" calcext:value-type="percentage">
            <text:p>-0.583000%</text:p>
          </table:table-cell>
          <table:table-cell table:style-name="ce4" table:number-columns-repeated="8"/>
          <table:table-cell table:style-name="ce25" table:formula="of:=1/(1+[.X14]*[.T14])*[.AG13]" office:value-type="percentage" office:value="1.00006478118733" calcext:value-type="percentage">
            <text:p>100.006478%</text:p>
          </table:table-cell>
          <table:table-cell table:style-name="ce4" table:number-columns-repeated="2"/>
          <table:table-cell table:style-name="ce25" table:formula="of:=POWER([.AG14];-1/[.S14])-1" office:value-type="percentage" office:value="-0.00589365575081446" calcext:value-type="percentage">
            <text:p>-0.589366%</text:p>
          </table:table-cell>
          <table:table-cell table:style-name="ce25" table:number-columns-repeated="2"/>
          <table:table-cell table:number-columns-repeated="16346"/>
        </table:table-row>
        <table:table-row table:style-name="ro1">
          <table:table-cell table:style-name="ce5" office:value-type="string" calcext:value-type="string">
            <text:p>1W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14]" office:value-type="date" office:date-value="2022-04-29" calcext:value-type="date">
            <text:p>29/04/2022</text:p>
          </table:table-cell>
          <table:table-cell table:style-name="ce18" table:formula="of:=[.E14]" office:value-type="date" office:date-value="2022-05-03" calcext:value-type="date">
            <text:p>03/05/2022</text:p>
          </table:table-cell>
          <table:table-cell table:style-name="ce15" office:value-type="date" office:date-value="2022-05-12" calcext:value-type="date">
            <text:p>12/05/2022</text:p>
          </table:table-cell>
          <table:table-cell table:style-name="ce18" table:formula="of:=[.E15]" office:value-type="date" office:date-value="2022-05-03" calcext:value-type="date">
            <text:p>03/05/2022</text:p>
          </table:table-cell>
          <table:table-cell table:style-name="ce18" table:formula="of:=[.F15]" office:value-type="date" office:date-value="2022-05-12" calcext:value-type="date">
            <text:p>12/05/2022</text:p>
          </table:table-cell>
          <table:table-cell table:style-name="ce18" table:formula="of:=[.E15]" office:value-type="date" office:date-value="2022-05-03" calcext:value-type="date">
            <text:p>03/05/2022</text:p>
          </table:table-cell>
          <table:table-cell table:style-name="ce18" table:formula="of:=[.F15]" office:value-type="date" office:date-value="2022-05-12" calcext:value-type="date">
            <text:p>12/05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15];[.F15];[.$S$12])" office:value-type="float" office:value="0.0356164383561644" calcext:value-type="float">
            <text:p>0.035616</text:p>
          </table:table-cell>
          <table:table-cell table:style-name="ce22" table:formula="of:=CALC_YR_FRAC([.G15];[.H15];[.O15])" office:value-type="float" office:value="0.025" calcext:value-type="float">
            <text:p>0.025000</text:p>
          </table:table-cell>
          <table:table-cell table:style-name="ce22" table:formula="of:=CALC_YR_FRAC([.I15];[.J15];[.P15])" office:value-type="float" office:value="0.025" calcext:value-type="float">
            <text:p>0.025000</text:p>
          </table:table-cell>
          <table:table-cell table:style-name="ce5" table:number-columns-repeated="2"/>
          <table:table-cell table:style-name="ce26" office:value-type="percentage" office:value="-0.005751" calcext:value-type="percentage">
            <text:p>-0.5751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15]*[.T15]*[.$B$9]*[.AG15]" office:value-type="float" office:value="143.80498947757" calcext:value-type="float">
            <text:p>143.80</text:p>
          </table:table-cell>
          <table:table-cell table:style-name="ce29" table:formula="of:=[.AI15]*[.U15]*[.$B$9]*[.AG15]" office:value-type="float" office:value="-143.804989477527" calcext:value-type="float">
            <text:p>-143.80</text:p>
          </table:table-cell>
          <table:table-cell table:style-name="ce29" table:formula="of:=ABS([.AD15]+[.AE15])" office:value-type="float" office:value="0.0000000000428883595304797" calcext:value-type="float">
            <text:p>0.00</text:p>
          </table:table-cell>
          <table:table-cell table:style-name="ce26" table:formula="of:=EXP([.AH15])" office:value-type="percentage" office:value="1.00020858617681" calcext:value-type="percentage">
            <text:p>100.020859%</text:p>
          </table:table-cell>
          <table:table-cell table:style-name="ce22" office:value-type="float" office:value="0.000208564425733794" calcext:value-type="float">
            <text:p>0.000209</text:p>
          </table:table-cell>
          <table:table-cell table:style-name="ce26" table:formula="of:=([.$AG$14]/[.AG15]-1)/[.U15]" office:value-type="percentage" office:value="-0.00575099999999829" calcext:value-type="percentage">
            <text:p>-0.575100%</text:p>
          </table:table-cell>
          <table:table-cell table:style-name="ce26" table:formula="of:=POWER([.AG15];-1/[.S15])-1" office:value-type="percentage" office:value="-0.00583873528204271" calcext:value-type="percentage">
            <text:p>-0.583874%</text:p>
          </table:table-cell>
          <table:table-cell table:style-name="ce26" office:value-type="percentage" office:value="1.000208183" calcext:value-type="percentage">
            <text:p>100.020818%</text:p>
          </table:table-cell>
          <table:table-cell table:style-name="ce26" office:value-type="percentage" office:value="-0.005827475" calcext:value-type="percentage">
            <text:p>-0.582748%</text:p>
          </table:table-cell>
          <table:table-cell table:style-name="ce38" table:formula="of:=([.AL15]-[.AJ15])*10000" office:value-type="float" office:value="0.112602820427059" calcext:value-type="float">
            <text:p>0.11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2W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15]" office:value-type="date" office:date-value="2022-04-29" calcext:value-type="date">
            <text:p>29/04/2022</text:p>
          </table:table-cell>
          <table:table-cell table:style-name="ce18" table:formula="of:=[.E15]" office:value-type="date" office:date-value="2022-05-03" calcext:value-type="date">
            <text:p>03/05/2022</text:p>
          </table:table-cell>
          <table:table-cell table:style-name="ce15" office:value-type="date" office:date-value="2022-05-19" calcext:value-type="date">
            <text:p>19/05/2022</text:p>
          </table:table-cell>
          <table:table-cell table:style-name="ce18" table:formula="of:=[.E16]" office:value-type="date" office:date-value="2022-05-03" calcext:value-type="date">
            <text:p>03/05/2022</text:p>
          </table:table-cell>
          <table:table-cell table:style-name="ce18" table:formula="of:=[.F16]" office:value-type="date" office:date-value="2022-05-19" calcext:value-type="date">
            <text:p>19/05/2022</text:p>
          </table:table-cell>
          <table:table-cell table:style-name="ce18" table:formula="of:=[.E16]" office:value-type="date" office:date-value="2022-05-03" calcext:value-type="date">
            <text:p>03/05/2022</text:p>
          </table:table-cell>
          <table:table-cell table:style-name="ce18" table:formula="of:=[.F16]" office:value-type="date" office:date-value="2022-05-19" calcext:value-type="date">
            <text:p>19/05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16];[.F16];[.$S$12])" office:value-type="float" office:value="0.0547945205479452" calcext:value-type="float">
            <text:p>0.054795</text:p>
          </table:table-cell>
          <table:table-cell table:style-name="ce22" table:formula="of:=CALC_YR_FRAC([.G16];[.H16];[.O16])" office:value-type="float" office:value="0.0444444444444444" calcext:value-type="float">
            <text:p>0.044444</text:p>
          </table:table-cell>
          <table:table-cell table:style-name="ce22" table:formula="of:=CALC_YR_FRAC([.I16];[.J16];[.P16])" office:value-type="float" office:value="0.0444444444444444" calcext:value-type="float">
            <text:p>0.044444</text:p>
          </table:table-cell>
          <table:table-cell table:style-name="ce5" table:number-columns-repeated="2"/>
          <table:table-cell table:style-name="ce26" office:value-type="percentage" office:value="-0.0058" calcext:value-type="percentage">
            <text:p>-0.5800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16]*[.T16]*[.$B$9]*[.AG16]" office:value-type="float" office:value="257.860947750376" calcext:value-type="float">
            <text:p>257.86</text:p>
          </table:table-cell>
          <table:table-cell table:style-name="ce29" table:formula="of:=[.AI16]*[.U16]*[.$B$9]*[.AG16]" office:value-type="float" office:value="-257.860947750399" calcext:value-type="float">
            <text:p>-257.86</text:p>
          </table:table-cell>
          <table:table-cell table:style-name="ce29" table:formula="of:=ABS([.AD16]+[.AE16])" office:value-type="float" office:value="0.0000000000234194885706529" calcext:value-type="float">
            <text:p>0.00</text:p>
          </table:table-cell>
          <table:table-cell table:style-name="ce26" table:formula="of:=EXP([.AH16])" office:value-type="percentage" office:value="1.00032264213508" calcext:value-type="percentage">
            <text:p>100.032264%</text:p>
          </table:table-cell>
          <table:table-cell table:style-name="ce22" office:value-type="float" office:value="0.000322590097297734" calcext:value-type="float">
            <text:p>0.000323</text:p>
          </table:table-cell>
          <table:table-cell table:style-name="ce26" table:formula="of:=([.$AG$14]/[.AG16]-1)/[.U16]" office:value-type="percentage" office:value="-0.00580000000000053" calcext:value-type="percentage">
            <text:p>-0.580000%</text:p>
          </table:table-cell>
          <table:table-cell table:style-name="ce26" table:formula="of:=POWER([.AG16];-1/[.S16])-1" office:value-type="percentage" office:value="-0.00586997326465766" calcext:value-type="percentage">
            <text:p>-0.586997%</text:p>
          </table:table-cell>
          <table:table-cell table:style-name="ce26" office:value-type="percentage" office:value="1.000323511" calcext:value-type="percentage">
            <text:p>100.032351%</text:p>
          </table:table-cell>
          <table:table-cell table:style-name="ce26" office:value-type="percentage" office:value="-0.005885739" calcext:value-type="percentage">
            <text:p>-0.588574%</text:p>
          </table:table-cell>
          <table:table-cell table:style-name="ce38" table:formula="of:=([.AL16]-[.AJ16])*10000" office:value-type="float" office:value="-0.157657353423426" calcext:value-type="float">
            <text:p>-0.16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16]" office:value-type="date" office:date-value="2022-04-29" calcext:value-type="date">
            <text:p>29/04/2022</text:p>
          </table:table-cell>
          <table:table-cell table:style-name="ce18" table:formula="of:=[.E16]" office:value-type="date" office:date-value="2022-05-03" calcext:value-type="date">
            <text:p>03/05/2022</text:p>
          </table:table-cell>
          <table:table-cell table:style-name="ce15" office:value-type="date" office:date-value="2022-06-07" calcext:value-type="date">
            <text:p>07/06/2022</text:p>
          </table:table-cell>
          <table:table-cell table:style-name="ce18" table:formula="of:=[.E17]" office:value-type="date" office:date-value="2022-05-03" calcext:value-type="date">
            <text:p>03/05/2022</text:p>
          </table:table-cell>
          <table:table-cell table:style-name="ce18" table:formula="of:=[.F17]" office:value-type="date" office:date-value="2022-06-07" calcext:value-type="date">
            <text:p>07/06/2022</text:p>
          </table:table-cell>
          <table:table-cell table:style-name="ce18" table:formula="of:=[.E17]" office:value-type="date" office:date-value="2022-05-03" calcext:value-type="date">
            <text:p>03/05/2022</text:p>
          </table:table-cell>
          <table:table-cell table:style-name="ce18" table:formula="of:=[.F17]" office:value-type="date" office:date-value="2022-06-07" calcext:value-type="date">
            <text:p>07/06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17];[.F17];[.$S$12])" office:value-type="float" office:value="0.106849315068493" calcext:value-type="float">
            <text:p>0.106849</text:p>
          </table:table-cell>
          <table:table-cell table:style-name="ce22" table:formula="of:=CALC_YR_FRAC([.G17];[.H17];[.O17])" office:value-type="float" office:value="0.0972222222222222" calcext:value-type="float">
            <text:p>0.097222</text:p>
          </table:table-cell>
          <table:table-cell table:style-name="ce22" table:formula="of:=CALC_YR_FRAC([.I17];[.J17];[.P17])" office:value-type="float" office:value="0.0972222222222222" calcext:value-type="float">
            <text:p>0.097222</text:p>
          </table:table-cell>
          <table:table-cell table:style-name="ce5" table:number-columns-repeated="2"/>
          <table:table-cell table:style-name="ce26" office:value-type="percentage" office:value="-0.005795" calcext:value-type="percentage">
            <text:p>-0.579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17]*[.T17]*[.$B$9]*[.AG17]" office:value-type="float" office:value="563.756897880924" calcext:value-type="float">
            <text:p>563.76</text:p>
          </table:table-cell>
          <table:table-cell table:style-name="ce29" table:formula="of:=[.AI17]*[.U17]*[.$B$9]*[.AG17]" office:value-type="float" office:value="-563.756897881146" calcext:value-type="float">
            <text:p>-563.76</text:p>
          </table:table-cell>
          <table:table-cell table:style-name="ce29" table:formula="of:=ABS([.AD17]+[.AE17])" office:value-type="float" office:value="0.00000000022157564671943" calcext:value-type="float">
            <text:p>0.00</text:p>
          </table:table-cell>
          <table:table-cell table:style-name="ce26" table:formula="of:=EXP([.AH17])" office:value-type="percentage" office:value="1.00062853808521" calcext:value-type="percentage">
            <text:p>100.062854%</text:p>
          </table:table-cell>
          <table:table-cell table:style-name="ce22" office:value-type="float" office:value="0.00062834063787808" calcext:value-type="float">
            <text:p>0.000628</text:p>
          </table:table-cell>
          <table:table-cell table:style-name="ce26" table:formula="of:=([.$AG$14]/[.AG17]-1)/[.U17]" office:value-type="percentage" office:value="-0.00579500000000228" calcext:value-type="percentage">
            <text:p>-0.579500%</text:p>
          </table:table-cell>
          <table:table-cell table:style-name="ce26" table:formula="of:=POWER([.AG17];-1/[.S17])-1" office:value-type="percentage" office:value="-0.00586336689369593" calcext:value-type="percentage">
            <text:p>-0.586337%</text:p>
          </table:table-cell>
          <table:table-cell table:style-name="ce26" office:value-type="percentage" office:value="1.000627825" calcext:value-type="percentage">
            <text:p>100.062783%</text:p>
          </table:table-cell>
          <table:table-cell table:style-name="ce26" office:value-type="percentage" office:value="-0.005856736" calcext:value-type="percentage">
            <text:p>-0.585674%</text:p>
          </table:table-cell>
          <table:table-cell table:style-name="ce38" table:formula="of:=([.AL17]-[.AJ17])*10000" office:value-type="float" office:value="0.0663089369593115" calcext:value-type="float">
            <text:p>0.07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2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17]" office:value-type="date" office:date-value="2022-04-29" calcext:value-type="date">
            <text:p>29/04/2022</text:p>
          </table:table-cell>
          <table:table-cell table:style-name="ce18" table:formula="of:=[.E17]" office:value-type="date" office:date-value="2022-05-03" calcext:value-type="date">
            <text:p>03/05/2022</text:p>
          </table:table-cell>
          <table:table-cell table:style-name="ce15" office:value-type="date" office:date-value="2022-07-06" calcext:value-type="date">
            <text:p>06/07/2022</text:p>
          </table:table-cell>
          <table:table-cell table:style-name="ce18" table:formula="of:=[.E18]" office:value-type="date" office:date-value="2022-05-03" calcext:value-type="date">
            <text:p>03/05/2022</text:p>
          </table:table-cell>
          <table:table-cell table:style-name="ce18" table:formula="of:=[.F18]" office:value-type="date" office:date-value="2022-07-06" calcext:value-type="date">
            <text:p>06/07/2022</text:p>
          </table:table-cell>
          <table:table-cell table:style-name="ce18" table:formula="of:=[.E18]" office:value-type="date" office:date-value="2022-05-03" calcext:value-type="date">
            <text:p>03/05/2022</text:p>
          </table:table-cell>
          <table:table-cell table:style-name="ce18" table:formula="of:=[.F18]" office:value-type="date" office:date-value="2022-07-06" calcext:value-type="date">
            <text:p>06/07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18];[.F18];[.$S$12])" office:value-type="float" office:value="0.186301369863014" calcext:value-type="float">
            <text:p>0.186301</text:p>
          </table:table-cell>
          <table:table-cell table:style-name="ce22" table:formula="of:=CALC_YR_FRAC([.G18];[.H18];[.O18])" office:value-type="float" office:value="0.177777777777778" calcext:value-type="float">
            <text:p>0.177778</text:p>
          </table:table-cell>
          <table:table-cell table:style-name="ce22" table:formula="of:=CALC_YR_FRAC([.I18];[.J18];[.P18])" office:value-type="float" office:value="0.177777777777778" calcext:value-type="float">
            <text:p>0.177778</text:p>
          </table:table-cell>
          <table:table-cell table:style-name="ce5" table:number-columns-repeated="2"/>
          <table:table-cell table:style-name="ce26" office:value-type="percentage" office:value="-0.005695" calcext:value-type="percentage">
            <text:p>-0.569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18]*[.T18]*[.$B$9]*[.AG18]" office:value-type="float" office:value="1013.53618087323" calcext:value-type="float">
            <text:p>1,013.54</text:p>
          </table:table-cell>
          <table:table-cell table:style-name="ce29" table:formula="of:=[.AI18]*[.U18]*[.$B$9]*[.AG18]" office:value-type="float" office:value="-1013.53618087694" calcext:value-type="float">
            <text:p>-1,013.54</text:p>
          </table:table-cell>
          <table:table-cell table:style-name="ce29" table:formula="of:=ABS([.AD18]+[.AE18])" office:value-type="float" office:value="0.0000000037057361623738" calcext:value-type="float">
            <text:p>0.00</text:p>
          </table:table-cell>
          <table:table-cell table:style-name="ce26" table:formula="of:=EXP([.AH18])" office:value-type="percentage" office:value="1.00107831736821" calcext:value-type="percentage">
            <text:p>100.107832%</text:p>
          </table:table-cell>
          <table:table-cell table:style-name="ce22" office:value-type="float" office:value="0.00107773640163869" calcext:value-type="float">
            <text:p>0.001078</text:p>
          </table:table-cell>
          <table:table-cell table:style-name="ce26" table:formula="of:=([.$AG$14]/[.AG18]-1)/[.U18]" office:value-type="percentage" office:value="-0.00569500000002082" calcext:value-type="percentage">
            <text:p>-0.569500%</text:p>
          </table:table-cell>
          <table:table-cell table:style-name="ce26" table:formula="of:=POWER([.AG18];-1/[.S18])-1" office:value-type="percentage" office:value="-0.00576820826141478" calcext:value-type="percentage">
            <text:p>-0.576821%</text:p>
          </table:table-cell>
          <table:table-cell table:style-name="ce26" office:value-type="percentage" office:value="1.001077037" calcext:value-type="percentage">
            <text:p>100.107704%</text:p>
          </table:table-cell>
          <table:table-cell table:style-name="ce26" office:value-type="percentage" office:value="-0.005761385" calcext:value-type="percentage">
            <text:p>-0.576139%</text:p>
          </table:table-cell>
          <table:table-cell table:style-name="ce38" table:formula="of:=([.AL18]-[.AJ18])*10000" office:value-type="float" office:value="0.0682326141477566" calcext:value-type="float">
            <text:p>0.07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3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18]" office:value-type="date" office:date-value="2022-04-29" calcext:value-type="date">
            <text:p>29/04/2022</text:p>
          </table:table-cell>
          <table:table-cell table:style-name="ce18" table:formula="of:=[.E18]" office:value-type="date" office:date-value="2022-05-03" calcext:value-type="date">
            <text:p>03/05/2022</text:p>
          </table:table-cell>
          <table:table-cell table:style-name="ce15" office:value-type="date" office:date-value="2022-08-05" calcext:value-type="date">
            <text:p>05/08/2022</text:p>
          </table:table-cell>
          <table:table-cell table:style-name="ce18" table:formula="of:=[.E19]" office:value-type="date" office:date-value="2022-05-03" calcext:value-type="date">
            <text:p>03/05/2022</text:p>
          </table:table-cell>
          <table:table-cell table:style-name="ce18" table:formula="of:=[.F19]" office:value-type="date" office:date-value="2022-08-05" calcext:value-type="date">
            <text:p>05/08/2022</text:p>
          </table:table-cell>
          <table:table-cell table:style-name="ce18" table:formula="of:=[.E19]" office:value-type="date" office:date-value="2022-05-03" calcext:value-type="date">
            <text:p>03/05/2022</text:p>
          </table:table-cell>
          <table:table-cell table:style-name="ce18" table:formula="of:=[.F19]" office:value-type="date" office:date-value="2022-08-05" calcext:value-type="date">
            <text:p>05/08/2022</text:p>
          </table:table-cell>
          <table:table-cell table:style-name="ce18" table:formula="of:=[.G19]" office:value-type="date" office:date-value="2022-05-03" calcext:value-type="date">
            <text:p>03/05/2022</text:p>
          </table:table-cell>
          <table:table-cell table:style-name="ce18" table:formula="of:=[.H19]" office:value-type="date" office:date-value="2022-08-05" calcext:value-type="date">
            <text:p>05/08/2022</text:p>
          </table:table-cell>
          <table:table-cell table:style-name="ce18" table:formula="of:=[.I19]" office:value-type="date" office:date-value="2022-05-03" calcext:value-type="date">
            <text:p>03/05/2022</text:p>
          </table:table-cell>
          <table:table-cell table:style-name="ce18" table:formula="of:=[.J19]" office:value-type="date" office:date-value="2022-08-05" calcext:value-type="date">
            <text:p>05/08/2022</text:p>
          </table:table-cell>
          <table:table-cell table:number-columns-repeated="4" table:style-name="ce12" office:value-type="string" calcext:value-type="string">
            <text:p>ACT_360</text:p>
          </table:table-cell>
          <table:table-cell table:style-name="ce22" table:formula="of:=CALC_YR_FRAC([.D19];[.F19];[.$S$12])" office:value-type="float" office:value="0.268493150684932" calcext:value-type="float">
            <text:p>0.268493</text:p>
          </table:table-cell>
          <table:table-cell table:style-name="ce22" table:formula="of:=CALC_YR_FRAC([.G19];[.H19];[.O19])" office:value-type="float" office:value="0.261111111111111" calcext:value-type="float">
            <text:p>0.261111</text:p>
          </table:table-cell>
          <table:table-cell table:style-name="ce22" table:formula="of:=CALC_YR_FRAC([.I19];[.J19];[.P19])" office:value-type="float" office:value="0.261111111111111" calcext:value-type="float">
            <text:p>0.261111</text:p>
          </table:table-cell>
          <table:table-cell table:style-name="ce22" table:formula="of:=CALC_YR_FRAC([.K19];[.L19];[.Q19])" office:value-type="float" office:value="0.261111111111111" calcext:value-type="float">
            <text:p>0.261111</text:p>
          </table:table-cell>
          <table:table-cell table:style-name="ce22" table:formula="of:=CALC_YR_FRAC([.L19];[.M19];[.R19])" office:value-type="float" office:value="-0.261111111111111" calcext:value-type="float">
            <text:p>-0.261111</text:p>
          </table:table-cell>
          <table:table-cell table:style-name="ce26" office:value-type="percentage" office:value="-0.005455" calcext:value-type="percentage">
            <text:p>-0.545500%</text:p>
          </table:table-cell>
          <table:table-cell table:style-name="ce12" office:value-type="string" calcext:value-type="string">
            <text:p>simple</text:p>
          </table:table-cell>
          <table:table-cell table:style-name="ce12" office:value-type="float" office:value="1" calcext:value-type="float">
            <text:p>1</text:p>
          </table:table-cell>
          <table:table-cell table:style-name="ce5" table:number-columns-repeated="3"/>
          <table:table-cell table:style-name="ce29" table:formula="of:=-[.X19]*[.T19]*[.$B$9]*[.AG19]" office:value-type="float" office:value="1426.48521297807" calcext:value-type="float">
            <text:p>1,426.49</text:p>
          </table:table-cell>
          <table:table-cell table:style-name="ce29" table:formula="of:=[.AI19]*[.U19]*[.$B$9]*[.AG19]" office:value-type="float" office:value="-1426.48521301564" calcext:value-type="float">
            <text:p>-1,426.49</text:p>
          </table:table-cell>
          <table:table-cell table:style-name="ce29" table:formula="of:=ABS([.AD19]+[.AE19])" office:value-type="float" office:value="0.0000000375757736037485" calcext:value-type="float">
            <text:p>0.00</text:p>
          </table:table-cell>
          <table:table-cell table:style-name="ce26" table:formula="of:=EXP([.AH19])" office:value-type="percentage" office:value="1.00149126640034" calcext:value-type="percentage">
            <text:p>100.149127%</text:p>
          </table:table-cell>
          <table:table-cell table:style-name="ce22" office:value-type="float" office:value="0.0014901555668341" calcext:value-type="float">
            <text:p>0.001490</text:p>
          </table:table-cell>
          <table:table-cell table:style-name="ce26" table:formula="of:=([.$AG$14]/[.AG19]-1)/[.U19]" office:value-type="percentage" office:value="-0.00545500000014369" calcext:value-type="percentage">
            <text:p>-0.545500%</text:p>
          </table:table-cell>
          <table:table-cell table:style-name="ce26" table:formula="of:=POWER([.AG19];-1/[.S19])-1" office:value-type="percentage" office:value="-0.00553469602281287" calcext:value-type="percentage">
            <text:p>-0.553470%</text:p>
          </table:table-cell>
          <table:table-cell table:style-name="ce26" office:value-type="percentage" office:value="1.001486878" calcext:value-type="percentage">
            <text:p>100.148688%</text:p>
          </table:table-cell>
          <table:table-cell table:style-name="ce26" office:value-type="percentage" office:value="-0.005518465" calcext:value-type="percentage">
            <text:p>-0.551847%</text:p>
          </table:table-cell>
          <table:table-cell table:style-name="ce38" table:formula="of:=([.AL19]-[.AJ19])*10000" office:value-type="float" office:value="0.162310228128681" calcext:value-type="float">
            <text:p>0.16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4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19]" office:value-type="date" office:date-value="2022-04-29" calcext:value-type="date">
            <text:p>29/04/2022</text:p>
          </table:table-cell>
          <table:table-cell table:style-name="ce18" table:formula="of:=[.E19]" office:value-type="date" office:date-value="2022-05-03" calcext:value-type="date">
            <text:p>03/05/2022</text:p>
          </table:table-cell>
          <table:table-cell table:style-name="ce15" office:value-type="date" office:date-value="2022-09-07" calcext:value-type="date">
            <text:p>07/09/2022</text:p>
          </table:table-cell>
          <table:table-cell table:style-name="ce18" table:formula="of:=[.E20]" office:value-type="date" office:date-value="2022-05-03" calcext:value-type="date">
            <text:p>03/05/2022</text:p>
          </table:table-cell>
          <table:table-cell table:style-name="ce18" table:formula="of:=[.F20]" office:value-type="date" office:date-value="2022-09-07" calcext:value-type="date">
            <text:p>07/09/2022</text:p>
          </table:table-cell>
          <table:table-cell table:style-name="ce18" table:formula="of:=[.E20]" office:value-type="date" office:date-value="2022-05-03" calcext:value-type="date">
            <text:p>03/05/2022</text:p>
          </table:table-cell>
          <table:table-cell table:style-name="ce18" table:formula="of:=[.F20]" office:value-type="date" office:date-value="2022-09-07" calcext:value-type="date">
            <text:p>07/09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20];[.F20];[.$S$12])" office:value-type="float" office:value="0.358904109589041" calcext:value-type="float">
            <text:p>0.358904</text:p>
          </table:table-cell>
          <table:table-cell table:style-name="ce22" table:formula="of:=CALC_YR_FRAC([.G20];[.H20];[.O20])" office:value-type="float" office:value="0.352777777777778" calcext:value-type="float">
            <text:p>0.352778</text:p>
          </table:table-cell>
          <table:table-cell table:style-name="ce22" table:formula="of:=CALC_YR_FRAC([.I20];[.J20];[.P20])" office:value-type="float" office:value="0.352777777777778" calcext:value-type="float">
            <text:p>0.352778</text:p>
          </table:table-cell>
          <table:table-cell table:style-name="ce5" table:number-columns-repeated="2"/>
          <table:table-cell table:style-name="ce26" office:value-type="percentage" office:value="-0.004935" calcext:value-type="percentage">
            <text:p>-0.493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20]*[.T20]*[.$B$9]*[.AG20]" office:value-type="float" office:value="1744.10753322584" calcext:value-type="float">
            <text:p>1,744.11</text:p>
          </table:table-cell>
          <table:table-cell table:style-name="ce29" table:formula="of:=[.AI20]*[.U20]*[.$B$9]*[.AG20]" office:value-type="float" office:value="-1744.10753344638" calcext:value-type="float">
            <text:p>-1,744.11</text:p>
          </table:table-cell>
          <table:table-cell table:style-name="ce29" table:formula="of:=ABS([.AD20]+[.AE20])" office:value-type="float" office:value="0.00000022054223336454" calcext:value-type="float">
            <text:p>0.00</text:p>
          </table:table-cell>
          <table:table-cell table:style-name="ce26" table:formula="of:=EXP([.AH20])" office:value-type="percentage" office:value="1.00180888872077" calcext:value-type="percentage">
            <text:p>100.180889%</text:p>
          </table:table-cell>
          <table:table-cell table:style-name="ce22" office:value-type="float" office:value="0.00180725465184163" calcext:value-type="float">
            <text:p>0.001807</text:p>
          </table:table-cell>
          <table:table-cell table:style-name="ce26" table:formula="of:=([.$AG$14]/[.AG20]-1)/[.U20]" office:value-type="percentage" office:value="-0.00493500000062403" calcext:value-type="percentage">
            <text:p>-0.493500%</text:p>
          </table:table-cell>
          <table:table-cell table:style-name="ce26" table:formula="of:=POWER([.AG20];-1/[.S20])-1" office:value-type="percentage" office:value="-0.00502282373969665" calcext:value-type="percentage">
            <text:p>-0.502282%</text:p>
          </table:table-cell>
          <table:table-cell table:style-name="ce26" office:value-type="percentage" office:value="1.001797393" calcext:value-type="percentage">
            <text:p>100.179739%</text:p>
          </table:table-cell>
          <table:table-cell table:style-name="ce26" office:value-type="percentage" office:value="-0.004991011" calcext:value-type="percentage">
            <text:p>-0.499101%</text:p>
          </table:table-cell>
          <table:table-cell table:style-name="ce38" table:formula="of:=([.AL20]-[.AJ20])*10000" office:value-type="float" office:value="0.318127396966468" calcext:value-type="float">
            <text:p>0.32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5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0]" office:value-type="date" office:date-value="2022-04-29" calcext:value-type="date">
            <text:p>29/04/2022</text:p>
          </table:table-cell>
          <table:table-cell table:style-name="ce18" table:formula="of:=[.E20]" office:value-type="date" office:date-value="2022-05-03" calcext:value-type="date">
            <text:p>03/05/2022</text:p>
          </table:table-cell>
          <table:table-cell table:style-name="ce15" office:value-type="date" office:date-value="2022-10-05" calcext:value-type="date">
            <text:p>05/10/2022</text:p>
          </table:table-cell>
          <table:table-cell table:style-name="ce18" table:formula="of:=[.E21]" office:value-type="date" office:date-value="2022-05-03" calcext:value-type="date">
            <text:p>03/05/2022</text:p>
          </table:table-cell>
          <table:table-cell table:style-name="ce18" table:formula="of:=[.F21]" office:value-type="date" office:date-value="2022-10-05" calcext:value-type="date">
            <text:p>05/10/2022</text:p>
          </table:table-cell>
          <table:table-cell table:style-name="ce18" table:formula="of:=[.E21]" office:value-type="date" office:date-value="2022-05-03" calcext:value-type="date">
            <text:p>03/05/2022</text:p>
          </table:table-cell>
          <table:table-cell table:style-name="ce18" table:formula="of:=[.F21]" office:value-type="date" office:date-value="2022-10-05" calcext:value-type="date">
            <text:p>05/10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21];[.F21];[.$S$12])" office:value-type="float" office:value="0.435616438356164" calcext:value-type="float">
            <text:p>0.435616</text:p>
          </table:table-cell>
          <table:table-cell table:style-name="ce22" table:formula="of:=CALC_YR_FRAC([.G21];[.H21];[.O21])" office:value-type="float" office:value="0.430555555555556" calcext:value-type="float">
            <text:p>0.430556</text:p>
          </table:table-cell>
          <table:table-cell table:style-name="ce22" table:formula="of:=CALC_YR_FRAC([.I21];[.J21];[.P21])" office:value-type="float" office:value="0.430555555555556" calcext:value-type="float">
            <text:p>0.430556</text:p>
          </table:table-cell>
          <table:table-cell table:style-name="ce5" table:number-columns-repeated="2"/>
          <table:table-cell table:style-name="ce26" office:value-type="percentage" office:value="-0.004335" calcext:value-type="percentage">
            <text:p>-0.433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21]*[.T21]*[.$B$9]*[.AG21]" office:value-type="float" office:value="1870.06965180759" calcext:value-type="float">
            <text:p>1,870.07</text:p>
          </table:table-cell>
          <table:table-cell table:style-name="ce29" table:formula="of:=[.AI21]*[.U21]*[.$B$9]*[.AG21]" office:value-type="float" office:value="-1870.06965276867" calcext:value-type="float">
            <text:p>-1,870.07</text:p>
          </table:table-cell>
          <table:table-cell table:style-name="ce29" table:formula="of:=ABS([.AD21]+[.AE21])" office:value-type="float" office:value="0.000000961075784289278" calcext:value-type="float">
            <text:p>0.00</text:p>
          </table:table-cell>
          <table:table-cell table:style-name="ce26" table:formula="of:=EXP([.AH21])" office:value-type="percentage" office:value="1.0019348508401" calcext:value-type="percentage">
            <text:p>100.193485%</text:p>
          </table:table-cell>
          <table:table-cell table:style-name="ce22" office:value-type="float" office:value="0.0019329814271785" calcext:value-type="float">
            <text:p>0.001933</text:p>
          </table:table-cell>
          <table:table-cell table:style-name="ce26" table:formula="of:=([.$AG$14]/[.AG21]-1)/[.U21]" office:value-type="percentage" office:value="-0.00433500000222787" calcext:value-type="percentage">
            <text:p>-0.433500%</text:p>
          </table:table-cell>
          <table:table-cell table:style-name="ce26" table:formula="of:=POWER([.AG21];-1/[.S21])-1" office:value-type="percentage" office:value="-0.004427516821641" calcext:value-type="percentage">
            <text:p>-0.442752%</text:p>
          </table:table-cell>
          <table:table-cell table:style-name="ce26" office:value-type="percentage" office:value="1.001915973" calcext:value-type="percentage">
            <text:p>100.191597%</text:p>
          </table:table-cell>
          <table:table-cell table:style-name="ce26" office:value-type="percentage" office:value="-0.004384454" calcext:value-type="percentage">
            <text:p>-0.438445%</text:p>
          </table:table-cell>
          <table:table-cell table:style-name="ce38" table:formula="of:=([.AL21]-[.AJ21])*10000" office:value-type="float" office:value="0.430628216409974" calcext:value-type="float">
            <text:p>0.43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6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1]" office:value-type="date" office:date-value="2022-04-29" calcext:value-type="date">
            <text:p>29/04/2022</text:p>
          </table:table-cell>
          <table:table-cell table:style-name="ce18" table:formula="of:=[.E21]" office:value-type="date" office:date-value="2022-05-03" calcext:value-type="date">
            <text:p>03/05/2022</text:p>
          </table:table-cell>
          <table:table-cell table:style-name="ce15" office:value-type="date" office:date-value="2022-11-07" calcext:value-type="date">
            <text:p>07/11/2022</text:p>
          </table:table-cell>
          <table:table-cell table:style-name="ce18" table:formula="of:=[.E22]" office:value-type="date" office:date-value="2022-05-03" calcext:value-type="date">
            <text:p>03/05/2022</text:p>
          </table:table-cell>
          <table:table-cell table:style-name="ce18" table:formula="of:=[.F22]" office:value-type="date" office:date-value="2022-11-07" calcext:value-type="date">
            <text:p>07/11/2022</text:p>
          </table:table-cell>
          <table:table-cell table:style-name="ce18" table:formula="of:=[.E22]" office:value-type="date" office:date-value="2022-05-03" calcext:value-type="date">
            <text:p>03/05/2022</text:p>
          </table:table-cell>
          <table:table-cell table:style-name="ce18" table:formula="of:=[.F22]" office:value-type="date" office:date-value="2022-11-07" calcext:value-type="date">
            <text:p>07/11/2022</text:p>
          </table:table-cell>
          <table:table-cell table:style-name="ce18" table:formula="of:=[.G22]" office:value-type="date" office:date-value="2022-05-03" calcext:value-type="date">
            <text:p>03/05/2022</text:p>
          </table:table-cell>
          <table:table-cell table:style-name="ce18" table:formula="of:=[.H22]" office:value-type="date" office:date-value="2022-11-07" calcext:value-type="date">
            <text:p>07/11/2022</text:p>
          </table:table-cell>
          <table:table-cell table:style-name="ce18" table:formula="of:=[.I22]" office:value-type="date" office:date-value="2022-05-03" calcext:value-type="date">
            <text:p>03/05/2022</text:p>
          </table:table-cell>
          <table:table-cell table:style-name="ce18" table:formula="of:=[.J22]" office:value-type="date" office:date-value="2022-11-07" calcext:value-type="date">
            <text:p>07/11/2022</text:p>
          </table:table-cell>
          <table:table-cell table:number-columns-repeated="4" table:style-name="ce12" office:value-type="string" calcext:value-type="string">
            <text:p>ACT_360</text:p>
          </table:table-cell>
          <table:table-cell table:style-name="ce22" table:formula="of:=CALC_YR_FRAC([.D22];[.F22];[.$S$12])" office:value-type="float" office:value="0.526027397260274" calcext:value-type="float">
            <text:p>0.526027</text:p>
          </table:table-cell>
          <table:table-cell table:style-name="ce22" table:formula="of:=CALC_YR_FRAC([.G22];[.H22];[.O22])" office:value-type="float" office:value="0.522222222222222" calcext:value-type="float">
            <text:p>0.522222</text:p>
          </table:table-cell>
          <table:table-cell table:style-name="ce22" table:formula="of:=CALC_YR_FRAC([.I22];[.J22];[.P22])" office:value-type="float" office:value="0.522222222222222" calcext:value-type="float">
            <text:p>0.522222</text:p>
          </table:table-cell>
          <table:table-cell table:style-name="ce22" table:formula="of:=CALC_YR_FRAC([.K22];[.L22];[.Q22])" office:value-type="float" office:value="0.522222222222222" calcext:value-type="float">
            <text:p>0.522222</text:p>
          </table:table-cell>
          <table:table-cell table:style-name="ce22" table:formula="of:=CALC_YR_FRAC([.L22];[.M22];[.R22])" office:value-type="float" office:value="-0.522222222222222" calcext:value-type="float">
            <text:p>-0.522222</text:p>
          </table:table-cell>
          <table:table-cell table:style-name="ce26" office:value-type="percentage" office:value="-0.003725" calcext:value-type="percentage">
            <text:p>-0.372500%</text:p>
          </table:table-cell>
          <table:table-cell table:style-name="ce12" office:value-type="string" calcext:value-type="string">
            <text:p>simple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table:number-columns-repeated="2"/>
          <table:table-cell table:style-name="ce29" table:formula="of:=-[.X22]*[.T22]*[.$B$9]*[.AG22]" office:value-type="float" office:value="1949.19552191523" calcext:value-type="float">
            <text:p>1,949.20</text:p>
          </table:table-cell>
          <table:table-cell table:style-name="ce29" table:formula="of:=[.AI22]*[.U22]*[.$B$9]*[.AG22]" office:value-type="float" office:value="-1949.19552191532" calcext:value-type="float">
            <text:p>-1,949.20</text:p>
          </table:table-cell>
          <table:table-cell table:style-name="ce29" table:formula="of:=ABS([.AD22]+[.AE22])" office:value-type="float" office:value="0.0000000000873114913702011" calcext:value-type="float">
            <text:p>0.00</text:p>
          </table:table-cell>
          <table:table-cell table:style-name="ce26" table:formula="of:=EXP([.AH22])" office:value-type="percentage" office:value="1.00201397670924" calcext:value-type="percentage">
            <text:p>100.201398%</text:p>
          </table:table-cell>
          <table:table-cell table:style-name="ce22" office:value-type="float" office:value="0.00201195137700958" calcext:value-type="float">
            <text:p>0.002012</text:p>
          </table:table-cell>
          <table:table-cell table:style-name="ce26" table:formula="of:=([.$AG$14]/[.AG22]-1)/[.U22]" office:value-type="percentage" office:value="-0.00372500000000017" calcext:value-type="percentage">
            <text:p>-0.372500%</text:p>
          </table:table-cell>
          <table:table-cell table:style-name="ce26" table:formula="of:=POWER([.AG22];-1/[.S22])-1" office:value-type="percentage" office:value="-0.00381749815515708" calcext:value-type="percentage">
            <text:p>-0.381750%</text:p>
          </table:table-cell>
          <table:table-cell table:style-name="ce26" office:value-type="percentage" office:value="1.001973038" calcext:value-type="percentage">
            <text:p>100.197304%</text:p>
          </table:table-cell>
          <table:table-cell table:style-name="ce26" office:value-type="percentage" office:value="-0.003791082" calcext:value-type="percentage">
            <text:p>-0.379108%</text:p>
          </table:table-cell>
          <table:table-cell table:style-name="ce38" table:formula="of:=([.AL22]-[.AJ22])*10000" office:value-type="float" office:value="0.264161551570843" calcext:value-type="float">
            <text:p>0.26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7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2]" office:value-type="date" office:date-value="2022-04-29" calcext:value-type="date">
            <text:p>29/04/2022</text:p>
          </table:table-cell>
          <table:table-cell table:style-name="ce18" table:formula="of:=[.E22]" office:value-type="date" office:date-value="2022-05-03" calcext:value-type="date">
            <text:p>03/05/2022</text:p>
          </table:table-cell>
          <table:table-cell table:style-name="ce15" office:value-type="date" office:date-value="2022-12-07" calcext:value-type="date">
            <text:p>07/12/2022</text:p>
          </table:table-cell>
          <table:table-cell table:style-name="ce18" table:formula="of:=[.E23]" office:value-type="date" office:date-value="2022-05-03" calcext:value-type="date">
            <text:p>03/05/2022</text:p>
          </table:table-cell>
          <table:table-cell table:style-name="ce18" table:formula="of:=[.F23]" office:value-type="date" office:date-value="2022-12-07" calcext:value-type="date">
            <text:p>07/12/2022</text:p>
          </table:table-cell>
          <table:table-cell table:style-name="ce18" table:formula="of:=[.E23]" office:value-type="date" office:date-value="2022-05-03" calcext:value-type="date">
            <text:p>03/05/2022</text:p>
          </table:table-cell>
          <table:table-cell table:style-name="ce18" table:formula="of:=[.F23]" office:value-type="date" office:date-value="2022-12-07" calcext:value-type="date">
            <text:p>07/12/2022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23];[.F23];[.$S$12])" office:value-type="float" office:value="0.608219178082192" calcext:value-type="float">
            <text:p>0.608219</text:p>
          </table:table-cell>
          <table:table-cell table:style-name="ce22" table:formula="of:=CALC_YR_FRAC([.G23];[.H23];[.O23])" office:value-type="float" office:value="0.605555555555556" calcext:value-type="float">
            <text:p>0.605556</text:p>
          </table:table-cell>
          <table:table-cell table:style-name="ce22" table:formula="of:=CALC_YR_FRAC([.I23];[.J23];[.P23])" office:value-type="float" office:value="0.605555555555556" calcext:value-type="float">
            <text:p>0.605556</text:p>
          </table:table-cell>
          <table:table-cell table:style-name="ce5" table:number-columns-repeated="2"/>
          <table:table-cell table:style-name="ce26" office:value-type="percentage" office:value="-0.002995" calcext:value-type="percentage">
            <text:p>-0.299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23]*[.T23]*[.$B$9]*[.AG23]" office:value-type="float" office:value="1817.0518544759" calcext:value-type="float">
            <text:p>1,817.05</text:p>
          </table:table-cell>
          <table:table-cell table:style-name="ce29" table:formula="of:=[.AI23]*[.U23]*[.$B$9]*[.AG23]" office:value-type="float" office:value="-1817.05185447598" calcext:value-type="float">
            <text:p>-1,817.05</text:p>
          </table:table-cell>
          <table:table-cell table:style-name="ce29" table:formula="of:=ABS([.AD23]+[.AE23])" office:value-type="float" office:value="0.0000000000802629074314609" calcext:value-type="float">
            <text:p>0.00</text:p>
          </table:table-cell>
          <table:table-cell table:style-name="ce26" table:formula="of:=EXP([.AH23])" office:value-type="percentage" office:value="1.0018818330418" calcext:value-type="percentage">
            <text:p>100.188183%</text:p>
          </table:table-cell>
          <table:table-cell table:style-name="ce22" office:value-type="float" office:value="0.00188006461225079" calcext:value-type="float">
            <text:p>0.001880</text:p>
          </table:table-cell>
          <table:table-cell table:style-name="ce26" table:formula="of:=([.$AG$14]/[.AG23]-1)/[.U23]" office:value-type="percentage" office:value="-0.00299500000000013" calcext:value-type="percentage">
            <text:p>-0.299500%</text:p>
          </table:table-cell>
          <table:table-cell table:style-name="ce26" table:formula="of:=POWER([.AG23];-1/[.S23])-1" office:value-type="percentage" office:value="-0.00308632470053416" calcext:value-type="percentage">
            <text:p>-0.308632%</text:p>
          </table:table-cell>
          <table:table-cell table:style-name="ce26" office:value-type="percentage" office:value="1.001853501" calcext:value-type="percentage">
            <text:p>100.185350%</text:p>
          </table:table-cell>
          <table:table-cell table:style-name="ce26" office:value-type="percentage" office:value="-0.003039972" calcext:value-type="percentage">
            <text:p>-0.303997%</text:p>
          </table:table-cell>
          <table:table-cell table:style-name="ce38" table:formula="of:=([.AL23]-[.AJ23])*10000" office:value-type="float" office:value="0.463527005341597" calcext:value-type="float">
            <text:p>0.46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8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3]" office:value-type="date" office:date-value="2022-04-29" calcext:value-type="date">
            <text:p>29/04/2022</text:p>
          </table:table-cell>
          <table:table-cell table:style-name="ce18" table:formula="of:=[.E23]" office:value-type="date" office:date-value="2022-05-03" calcext:value-type="date">
            <text:p>03/05/2022</text:p>
          </table:table-cell>
          <table:table-cell table:style-name="ce15" office:value-type="date" office:date-value="2023-01-05" calcext:value-type="date">
            <text:p>05/01/2023</text:p>
          </table:table-cell>
          <table:table-cell table:style-name="ce18" table:formula="of:=[.E24]" office:value-type="date" office:date-value="2022-05-03" calcext:value-type="date">
            <text:p>03/05/2022</text:p>
          </table:table-cell>
          <table:table-cell table:style-name="ce18" table:formula="of:=[.F24]" office:value-type="date" office:date-value="2023-01-05" calcext:value-type="date">
            <text:p>05/01/2023</text:p>
          </table:table-cell>
          <table:table-cell table:style-name="ce18" table:formula="of:=[.E24]" office:value-type="date" office:date-value="2022-05-03" calcext:value-type="date">
            <text:p>03/05/2022</text:p>
          </table:table-cell>
          <table:table-cell table:style-name="ce18" table:formula="of:=[.F24]" office:value-type="date" office:date-value="2023-01-05" calcext:value-type="date">
            <text:p>05/01/2023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24];[.F24];[.$S$12])" office:value-type="float" office:value="0.687671232876712" calcext:value-type="float">
            <text:p>0.687671</text:p>
          </table:table-cell>
          <table:table-cell table:style-name="ce22" table:formula="of:=CALC_YR_FRAC([.G24];[.H24];[.O24])" office:value-type="float" office:value="0.686111111111111" calcext:value-type="float">
            <text:p>0.686111</text:p>
          </table:table-cell>
          <table:table-cell table:style-name="ce22" table:formula="of:=CALC_YR_FRAC([.I24];[.J24];[.P24])" office:value-type="float" office:value="0.686111111111111" calcext:value-type="float">
            <text:p>0.686111</text:p>
          </table:table-cell>
          <table:table-cell table:style-name="ce5" table:number-columns-repeated="2"/>
          <table:table-cell table:style-name="ce26" office:value-type="percentage" office:value="-0.002365" calcext:value-type="percentage">
            <text:p>-0.236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24]*[.T24]*[.$B$9]*[.AG24]" office:value-type="float" office:value="1625.39534742683" calcext:value-type="float">
            <text:p>1,625.40</text:p>
          </table:table-cell>
          <table:table-cell table:style-name="ce29" table:formula="of:=[.AI24]*[.U24]*[.$B$9]*[.AG24]" office:value-type="float" office:value="-1625.39534742701" calcext:value-type="float">
            <text:p>-1,625.40</text:p>
          </table:table-cell>
          <table:table-cell table:style-name="ce29" table:formula="of:=ABS([.AD24]+[.AE24])" office:value-type="float" office:value="0.000000000177806214196607" calcext:value-type="float">
            <text:p>0.00</text:p>
          </table:table-cell>
          <table:table-cell table:style-name="ce26" table:formula="of:=EXP([.AH24])" office:value-type="percentage" office:value="1.00169017653476" calcext:value-type="percentage">
            <text:p>100.169018%</text:p>
          </table:table-cell>
          <table:table-cell table:style-name="ce22" office:value-type="float" office:value="0.001688749793799" calcext:value-type="float">
            <text:p>0.001689</text:p>
          </table:table-cell>
          <table:table-cell table:style-name="ce26" table:formula="of:=([.$AG$14]/[.AG24]-1)/[.U24]" office:value-type="percentage" office:value="-0.00236500000000026" calcext:value-type="percentage">
            <text:p>-0.236500%</text:p>
          </table:table-cell>
          <table:table-cell table:style-name="ce26" table:formula="of:=POWER([.AG24];-1/[.S24])-1" office:value-type="percentage" office:value="-0.0024527388008001" calcext:value-type="percentage">
            <text:p>-0.245274%</text:p>
          </table:table-cell>
          <table:table-cell table:style-name="ce26" office:value-type="percentage" office:value="1.001660383" calcext:value-type="percentage">
            <text:p>100.166038%</text:p>
          </table:table-cell>
          <table:table-cell table:style-name="ce26" office:value-type="percentage" office:value="-0.002409591" calcext:value-type="percentage">
            <text:p>-0.240959%</text:p>
          </table:table-cell>
          <table:table-cell table:style-name="ce38" table:formula="of:=([.AL24]-[.AJ24])*10000" office:value-type="float" office:value="0.431478008001028" calcext:value-type="float">
            <text:p>0.43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9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4]" office:value-type="date" office:date-value="2022-04-29" calcext:value-type="date">
            <text:p>29/04/2022</text:p>
          </table:table-cell>
          <table:table-cell table:style-name="ce18" table:formula="of:=[.E24]" office:value-type="date" office:date-value="2022-05-03" calcext:value-type="date">
            <text:p>03/05/2022</text:p>
          </table:table-cell>
          <table:table-cell table:style-name="ce15" office:value-type="date" office:date-value="2023-02-07" calcext:value-type="date">
            <text:p>07/02/2023</text:p>
          </table:table-cell>
          <table:table-cell table:style-name="ce18" table:formula="of:=[.E25]" office:value-type="date" office:date-value="2022-05-03" calcext:value-type="date">
            <text:p>03/05/2022</text:p>
          </table:table-cell>
          <table:table-cell table:style-name="ce18" table:formula="of:=[.F25]" office:value-type="date" office:date-value="2023-02-07" calcext:value-type="date">
            <text:p>07/02/2023</text:p>
          </table:table-cell>
          <table:table-cell table:style-name="ce18" table:formula="of:=[.E25]" office:value-type="date" office:date-value="2022-05-03" calcext:value-type="date">
            <text:p>03/05/2022</text:p>
          </table:table-cell>
          <table:table-cell table:style-name="ce18" table:formula="of:=[.F25]" office:value-type="date" office:date-value="2023-02-07" calcext:value-type="date">
            <text:p>07/02/2023</text:p>
          </table:table-cell>
          <table:table-cell table:style-name="ce18" table:formula="of:=[.G25]" office:value-type="date" office:date-value="2022-05-03" calcext:value-type="date">
            <text:p>03/05/2022</text:p>
          </table:table-cell>
          <table:table-cell table:style-name="ce18" table:formula="of:=[.H25]" office:value-type="date" office:date-value="2023-02-07" calcext:value-type="date">
            <text:p>07/02/2023</text:p>
          </table:table-cell>
          <table:table-cell table:style-name="ce18" table:formula="of:=[.I25]" office:value-type="date" office:date-value="2022-05-03" calcext:value-type="date">
            <text:p>03/05/2022</text:p>
          </table:table-cell>
          <table:table-cell table:style-name="ce18" table:formula="of:=[.J25]" office:value-type="date" office:date-value="2023-02-07" calcext:value-type="date">
            <text:p>07/02/2023</text:p>
          </table:table-cell>
          <table:table-cell table:number-columns-repeated="4" table:style-name="ce12" office:value-type="string" calcext:value-type="string">
            <text:p>ACT_360</text:p>
          </table:table-cell>
          <table:table-cell table:style-name="ce22" table:formula="of:=CALC_YR_FRAC([.D25];[.F25];[.$S$12])" office:value-type="float" office:value="0.778082191780822" calcext:value-type="float">
            <text:p>0.778082</text:p>
          </table:table-cell>
          <table:table-cell table:style-name="ce22" table:formula="of:=CALC_YR_FRAC([.G25];[.H25];[.O25])" office:value-type="float" office:value="0.777777777777778" calcext:value-type="float">
            <text:p>0.777778</text:p>
          </table:table-cell>
          <table:table-cell table:style-name="ce22" table:formula="of:=CALC_YR_FRAC([.I25];[.J25];[.P25])" office:value-type="float" office:value="0.777777777777778" calcext:value-type="float">
            <text:p>0.777778</text:p>
          </table:table-cell>
          <table:table-cell table:style-name="ce22" table:formula="of:=CALC_YR_FRAC([.K25];[.L25];[.Q25])" office:value-type="float" office:value="0.777777777777778" calcext:value-type="float">
            <text:p>0.777778</text:p>
          </table:table-cell>
          <table:table-cell table:style-name="ce22" table:formula="of:=CALC_YR_FRAC([.L25];[.M25];[.R25])" office:value-type="float" office:value="-0.777777777777778" calcext:value-type="float">
            <text:p>-0.777778</text:p>
          </table:table-cell>
          <table:table-cell table:style-name="ce26" office:value-type="percentage" office:value="-0.00164" calcext:value-type="percentage">
            <text:p>-0.1640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9" table:formula="of:=-[.X25]*[.T25]*[.$B$9]*[.AG25]" office:value-type="float" office:value="1277.26741310366" calcext:value-type="float">
            <text:p>1,277.27</text:p>
          </table:table-cell>
          <table:table-cell table:style-name="ce29" table:formula="of:=[.AI25]*[.U25]*[.$B$9]*[.AG25]" office:value-type="float" office:value="-1277.26741310358" calcext:value-type="float">
            <text:p>-1,277.27</text:p>
          </table:table-cell>
          <table:table-cell table:style-name="ce29" table:formula="of:=ABS([.AD25]+[.AE25])" office:value-type="float" office:value="0.0000000000813997758086771" calcext:value-type="float">
            <text:p>0.00</text:p>
          </table:table-cell>
          <table:table-cell table:style-name="ce26" table:formula="of:=EXP([.AH25])" office:value-type="percentage" office:value="1.00134204860043" calcext:value-type="percentage">
            <text:p>100.134205%</text:p>
          </table:table-cell>
          <table:table-cell table:style-name="ce22" office:value-type="float" office:value="0.00134114885811762" calcext:value-type="float">
            <text:p>0.001341</text:p>
          </table:table-cell>
          <table:table-cell table:style-name="ce26" table:formula="of:=([.$AG$14]/[.AG25]-1)/[.U25]" office:value-type="percentage" office:value="-0.0016399999999999" calcext:value-type="percentage">
            <text:p>-0.164000%</text:p>
          </table:table-cell>
          <table:table-cell table:style-name="ce26" table:formula="of:=POWER([.AG25];-1/[.S25])-1" office:value-type="percentage" office:value="-0.00172217497587124" calcext:value-type="percentage">
            <text:p>-0.172217%</text:p>
          </table:table-cell>
          <table:table-cell table:style-name="ce26" office:value-type="percentage" office:value="1.001268714" calcext:value-type="percentage">
            <text:p>100.126871%</text:p>
          </table:table-cell>
          <table:table-cell table:style-name="ce26" office:value-type="percentage" office:value="-0.001628205" calcext:value-type="percentage">
            <text:p>-0.162821%</text:p>
          </table:table-cell>
          <table:table-cell table:style-name="ce38" table:formula="of:=([.AL25]-[.AJ25])*10000" office:value-type="float" office:value="0.939699758712379" calcext:value-type="float">
            <text:p>0.94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10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5]" office:value-type="date" office:date-value="2022-04-29" calcext:value-type="date">
            <text:p>29/04/2022</text:p>
          </table:table-cell>
          <table:table-cell table:style-name="ce18" table:formula="of:=[.E25]" office:value-type="date" office:date-value="2022-05-03" calcext:value-type="date">
            <text:p>03/05/2022</text:p>
          </table:table-cell>
          <table:table-cell table:style-name="ce15" office:value-type="date" office:date-value="2023-03-07" calcext:value-type="date">
            <text:p>07/03/2023</text:p>
          </table:table-cell>
          <table:table-cell table:style-name="ce18" table:formula="of:=[.E26]" office:value-type="date" office:date-value="2022-05-03" calcext:value-type="date">
            <text:p>03/05/2022</text:p>
          </table:table-cell>
          <table:table-cell table:style-name="ce18" table:formula="of:=[.F26]" office:value-type="date" office:date-value="2023-03-07" calcext:value-type="date">
            <text:p>07/03/2023</text:p>
          </table:table-cell>
          <table:table-cell table:style-name="ce18" table:formula="of:=[.E26]" office:value-type="date" office:date-value="2022-05-03" calcext:value-type="date">
            <text:p>03/05/2022</text:p>
          </table:table-cell>
          <table:table-cell table:style-name="ce18" table:formula="of:=[.F26]" office:value-type="date" office:date-value="2023-03-07" calcext:value-type="date">
            <text:p>07/03/2023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26];[.F26];[.$S$12])" office:value-type="float" office:value="0.854794520547945" calcext:value-type="float">
            <text:p>0.854795</text:p>
          </table:table-cell>
          <table:table-cell table:style-name="ce22" table:formula="of:=CALC_YR_FRAC([.G26];[.H26];[.O26])" office:value-type="float" office:value="0.855555555555556" calcext:value-type="float">
            <text:p>0.855556</text:p>
          </table:table-cell>
          <table:table-cell table:style-name="ce22" table:formula="of:=CALC_YR_FRAC([.I26];[.J26];[.P26])" office:value-type="float" office:value="0.855555555555556" calcext:value-type="float">
            <text:p>0.855556</text:p>
          </table:table-cell>
          <table:table-cell table:style-name="ce5" table:number-columns-repeated="2"/>
          <table:table-cell table:style-name="ce26" office:value-type="percentage" office:value="-0.001" calcext:value-type="percentage">
            <text:p>-0.1000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26]*[.T26]*[.$B$9]*[.AG26]" office:value-type="float" office:value="856.343629009534" calcext:value-type="float">
            <text:p>856.34</text:p>
          </table:table-cell>
          <table:table-cell table:style-name="ce29" table:formula="of:=[.AI26]*[.U26]*[.$B$9]*[.AG26]" office:value-type="float" office:value="-856.343629009699" calcext:value-type="float">
            <text:p>-856.34</text:p>
          </table:table-cell>
          <table:table-cell table:style-name="ce29" table:formula="of:=ABS([.AD26]+[.AE26])" office:value-type="float" office:value="0.000000000165073288371786" calcext:value-type="float">
            <text:p>0.00</text:p>
          </table:table-cell>
          <table:table-cell table:style-name="ce26" table:formula="of:=EXP([.AH26])" office:value-type="percentage" office:value="1.00092112481634" calcext:value-type="percentage">
            <text:p>100.092112%</text:p>
          </table:table-cell>
          <table:table-cell table:style-name="ce22" office:value-type="float" office:value="0.000920700841210284" calcext:value-type="float">
            <text:p>0.000921</text:p>
          </table:table-cell>
          <table:table-cell table:style-name="ce26" table:formula="of:=([.$AG$14]/[.AG26]-1)/[.U26]" office:value-type="percentage" office:value="-0.00100000000000019" calcext:value-type="percentage">
            <text:p>-0.100000%</text:p>
          </table:table-cell>
          <table:table-cell table:style-name="ce26" table:formula="of:=POWER([.AG26];-1/[.S26])-1" office:value-type="percentage" office:value="-0.00107652207955633" calcext:value-type="percentage">
            <text:p>-0.107652%</text:p>
          </table:table-cell>
          <table:table-cell table:style-name="ce26" office:value-type="percentage" office:value="1.000843101" calcext:value-type="percentage">
            <text:p>100.084310%</text:p>
          </table:table-cell>
          <table:table-cell table:style-name="ce26" office:value-type="percentage" office:value="-0.000985418" calcext:value-type="percentage">
            <text:p>-0.098542%</text:p>
          </table:table-cell>
          <table:table-cell table:style-name="ce38" table:formula="of:=([.AL26]-[.AJ26])*10000" office:value-type="float" office:value="0.911040795563301" calcext:value-type="float">
            <text:p>0.91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11M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6]" office:value-type="date" office:date-value="2022-04-29" calcext:value-type="date">
            <text:p>29/04/2022</text:p>
          </table:table-cell>
          <table:table-cell table:style-name="ce18" table:formula="of:=[.E26]" office:value-type="date" office:date-value="2022-05-03" calcext:value-type="date">
            <text:p>03/05/2022</text:p>
          </table:table-cell>
          <table:table-cell table:style-name="ce15" office:value-type="date" office:date-value="2023-04-05" calcext:value-type="date">
            <text:p>05/04/2023</text:p>
          </table:table-cell>
          <table:table-cell table:style-name="ce18" table:formula="of:=[.E27]" office:value-type="date" office:date-value="2022-05-03" calcext:value-type="date">
            <text:p>03/05/2022</text:p>
          </table:table-cell>
          <table:table-cell table:style-name="ce18" table:formula="of:=[.F27]" office:value-type="date" office:date-value="2023-04-05" calcext:value-type="date">
            <text:p>05/04/2023</text:p>
          </table:table-cell>
          <table:table-cell table:style-name="ce18" table:formula="of:=[.E27]" office:value-type="date" office:date-value="2022-05-03" calcext:value-type="date">
            <text:p>03/05/2022</text:p>
          </table:table-cell>
          <table:table-cell table:style-name="ce18" table:formula="of:=[.F27]" office:value-type="date" office:date-value="2023-04-05" calcext:value-type="date">
            <text:p>05/04/2023</text:p>
          </table:table-cell>
          <table:table-cell table:style-name="ce5" table:number-columns-repeated="4"/>
          <table:table-cell table:number-columns-repeated="2" table:style-name="ce12" office:value-type="string" calcext:value-type="string">
            <text:p>ACT_360</text:p>
          </table:table-cell>
          <table:table-cell table:style-name="ce5" table:number-columns-repeated="2"/>
          <table:table-cell table:style-name="ce22" table:formula="of:=CALC_YR_FRAC([.D27];[.F27];[.$S$12])" office:value-type="float" office:value="0.934246575342466" calcext:value-type="float">
            <text:p>0.934247</text:p>
          </table:table-cell>
          <table:table-cell table:style-name="ce22" table:formula="of:=CALC_YR_FRAC([.G27];[.H27];[.O27])" office:value-type="float" office:value="0.936111111111111" calcext:value-type="float">
            <text:p>0.936111</text:p>
          </table:table-cell>
          <table:table-cell table:style-name="ce22" table:formula="of:=CALC_YR_FRAC([.I27];[.J27];[.P27])" office:value-type="float" office:value="0.936111111111111" calcext:value-type="float">
            <text:p>0.936111</text:p>
          </table:table-cell>
          <table:table-cell table:style-name="ce5" table:number-columns-repeated="2"/>
          <table:table-cell table:style-name="ce26" office:value-type="percentage" office:value="-0.00021" calcext:value-type="percentage">
            <text:p>-0.0210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4"/>
          <table:table-cell table:style-name="ce29" table:formula="of:=-[.X27]*[.T27]*[.$B$9]*[.AG27]" office:value-type="float" office:value="196.63472334444" calcext:value-type="float">
            <text:p>196.63</text:p>
          </table:table-cell>
          <table:table-cell table:style-name="ce29" table:formula="of:=[.AI27]*[.U27]*[.$B$9]*[.AG27]" office:value-type="float" office:value="-196.634723344606" calcext:value-type="float">
            <text:p>-196.63</text:p>
          </table:table-cell>
          <table:table-cell table:style-name="ce29" table:formula="of:=ABS([.AD27]+[.AE27])" office:value-type="float" office:value="0.000000000166579638971598" calcext:value-type="float">
            <text:p>0.00</text:p>
          </table:table-cell>
          <table:table-cell table:style-name="ce26" table:formula="of:=EXP([.AH27])" office:value-type="percentage" office:value="1.00026141591067" calcext:value-type="percentage">
            <text:p>100.026142%</text:p>
          </table:table-cell>
          <table:table-cell table:style-name="ce22" office:value-type="float" office:value="0.000261381747487398" calcext:value-type="float">
            <text:p>0.000261</text:p>
          </table:table-cell>
          <table:table-cell table:style-name="ce26" table:formula="of:=([.$AG$14]/[.AG27]-1)/[.U27]" office:value-type="percentage" office:value="-0.000210000000000178" calcext:value-type="percentage">
            <text:p>-0.021000%</text:p>
          </table:table-cell>
          <table:table-cell table:style-name="ce26" table:formula="of:=POWER([.AG27];-1/[.S27])-1" office:value-type="percentage" office:value="-0.000279738982564393" calcext:value-type="percentage">
            <text:p>-0.027974%</text:p>
          </table:table-cell>
          <table:table-cell table:style-name="ce26" office:value-type="percentage" office:value="1.000212874" calcext:value-type="percentage">
            <text:p>100.021287%</text:p>
          </table:table-cell>
          <table:table-cell table:style-name="ce26" office:value-type="percentage" office:value="-0.000227806" calcext:value-type="percentage">
            <text:p>-0.022781%</text:p>
          </table:table-cell>
          <table:table-cell table:style-name="ce38" table:formula="of:=([.AL27]-[.AJ27])*10000" office:value-type="float" office:value="0.519329825643926" calcext:value-type="float">
            <text:p>0.52 bps</text:p>
          </table:table-cell>
          <table:table-cell table:number-columns-repeated="16345"/>
        </table:table-row>
        <table:table-row table:style-name="ro1">
          <table:table-cell table:style-name="ce5" office:value-type="string" calcext:value-type="string">
            <text:p>1Y</text:p>
          </table:table-cell>
          <table:table-cell table:style-name="ce5" office:value-type="string" calcext:value-type="string">
            <text:p>EUR ESTER CURVE</text:p>
          </table:table-cell>
          <table:table-cell table:style-name="ce12" office:value-type="string" calcext:value-type="string">
            <text:p>ois</text:p>
          </table:table-cell>
          <table:table-cell table:style-name="ce15" table:formula="of:=[.D27]" office:value-type="date" office:date-value="2022-04-29" calcext:value-type="date">
            <text:p>29/04/2022</text:p>
          </table:table-cell>
          <table:table-cell table:style-name="ce18" table:formula="of:=[.E27]" office:value-type="date" office:date-value="2022-05-03" calcext:value-type="date">
            <text:p>03/05/2022</text:p>
          </table:table-cell>
          <table:table-cell table:style-name="ce15" office:value-type="date" office:date-value="2023-05-05" calcext:value-type="date">
            <text:p>05/05/2023</text:p>
          </table:table-cell>
          <table:table-cell table:style-name="ce18" table:formula="of:=[.E28]" office:value-type="date" office:date-value="2022-05-03" calcext:value-type="date">
            <text:p>03/05/2022</text:p>
          </table:table-cell>
          <table:table-cell table:style-name="ce18" table:formula="of:=[.F28]" office:value-type="date" office:date-value="2023-05-05" calcext:value-type="date">
            <text:p>05/05/2023</text:p>
          </table:table-cell>
          <table:table-cell table:style-name="ce18" table:formula="of:=[.E28]" office:value-type="date" office:date-value="2022-05-03" calcext:value-type="date">
            <text:p>03/05/2022</text:p>
          </table:table-cell>
          <table:table-cell table:style-name="ce18" table:formula="of:=[.F28]" office:value-type="date" office:date-value="2023-05-05" calcext:value-type="date">
            <text:p>05/05/2023</text:p>
          </table:table-cell>
          <table:table-cell table:style-name="ce18" table:formula="of:=[.G28]" office:value-type="date" office:date-value="2022-05-03" calcext:value-type="date">
            <text:p>03/05/2022</text:p>
          </table:table-cell>
          <table:table-cell table:style-name="ce18" table:formula="of:=[.H28]" office:value-type="date" office:date-value="2023-05-05" calcext:value-type="date">
            <text:p>05/05/2023</text:p>
          </table:table-cell>
          <table:table-cell table:style-name="ce18" table:formula="of:=[.I28]" office:value-type="date" office:date-value="2022-05-03" calcext:value-type="date">
            <text:p>03/05/2022</text:p>
          </table:table-cell>
          <table:table-cell table:style-name="ce18" table:formula="of:=[.J28]" office:value-type="date" office:date-value="2023-05-05" calcext:value-type="date">
            <text:p>05/05/2023</text:p>
          </table:table-cell>
          <table:table-cell table:number-columns-repeated="4" table:style-name="ce12" office:value-type="string" calcext:value-type="string">
            <text:p>ACT_360</text:p>
          </table:table-cell>
          <table:table-cell table:style-name="ce22" table:formula="of:=CALC_YR_FRAC([.D28];[.F28];[.$S$12])" office:value-type="float" office:value="1.01643835616438" calcext:value-type="float">
            <text:p>1.016438</text:p>
          </table:table-cell>
          <table:table-cell table:style-name="ce22" table:formula="of:=CALC_YR_FRAC([.G28];[.H28];[.O28])" office:value-type="float" office:value="1.01944444444444" calcext:value-type="float">
            <text:p>1.019444</text:p>
          </table:table-cell>
          <table:table-cell table:style-name="ce22" table:formula="of:=CALC_YR_FRAC([.I28];[.J28];[.P28])" office:value-type="float" office:value="1.01944444444444" calcext:value-type="float">
            <text:p>1.019444</text:p>
          </table:table-cell>
          <table:table-cell table:style-name="ce22" table:formula="of:=CALC_YR_FRAC([.K28];[.L28];[.Q28])" office:value-type="float" office:value="1.01944444444444" calcext:value-type="float">
            <text:p>1.019444</text:p>
          </table:table-cell>
          <table:table-cell table:style-name="ce22" table:formula="of:=CALC_YR_FRAC([.L28];[.M28];[.R28])" office:value-type="float" office:value="-1.01944444444444" calcext:value-type="float">
            <text:p>-1.019444</text:p>
          </table:table-cell>
          <table:table-cell table:style-name="ce26" office:value-type="percentage" office:value="0.000505" calcext:value-type="percentage">
            <text:p>0.050500%</text:p>
          </table:table-cell>
          <table:table-cell table:style-name="ce12" office:value-type="string" calcext:value-type="string">
            <text:p>simple</text:p>
          </table:table-cell>
          <table:table-cell table:style-name="ce5" table:number-columns-repeated="3"/>
          <table:table-cell table:style-name="ce12" office:value-type="float" office:value="1" calcext:value-type="float">
            <text:p>1</text:p>
          </table:table-cell>
          <table:table-cell table:style-name="ce29" table:formula="of:=-[.X28]*[.T28]*[.$B$9]*[.AG28]" office:value-type="float" office:value="-514.587875215279" calcext:value-type="float">
            <text:p>-514.59</text:p>
          </table:table-cell>
          <table:table-cell table:style-name="ce29" table:formula="of:=[.AI28]*[.U28]*[.$B$9]*[.AG28]" office:value-type="float" office:value="514.587875214816" calcext:value-type="float">
            <text:p>514.59</text:p>
          </table:table-cell>
          <table:table-cell table:style-name="ce29" table:formula="of:=ABS([.AD28]+[.AE28])" office:value-type="float" office:value="0.00000000046293280320242" calcext:value-type="float">
            <text:p>0.00</text:p>
          </table:table-cell>
          <table:table-cell table:style-name="ce26" table:formula="of:=EXP([.AH28])" office:value-type="percentage" office:value="0.999550193312113" calcext:value-type="percentage">
            <text:p>99.955019%</text:p>
          </table:table-cell>
          <table:table-cell table:style-name="ce22" office:value-type="float" office:value="-0.00044990788126097" calcext:value-type="float">
            <text:p>-0.000450</text:p>
          </table:table-cell>
          <table:table-cell table:style-name="ce26" table:formula="of:=([.$AG$14]/[.AG28]-1)/[.U28]" office:value-type="percentage" office:value="0.000504999999999546" calcext:value-type="percentage">
            <text:p>0.050500%</text:p>
          </table:table-cell>
          <table:table-cell table:style-name="ce26" table:formula="of:=POWER([.AG28];-1/[.S28])-1" office:value-type="percentage" office:value="0.000442729718904689" calcext:value-type="percentage">
            <text:p>0.044273%</text:p>
          </table:table-cell>
          <table:table-cell table:style-name="ce26" office:value-type="percentage" office:value="0.999501886" calcext:value-type="percentage">
            <text:p>99.950189%</text:p>
          </table:table-cell>
          <table:table-cell table:style-name="ce26" office:value-type="percentage" office:value="0.000490301" calcext:value-type="percentage">
            <text:p>0.049030%</text:p>
          </table:table-cell>
          <table:table-cell table:style-name="ce38" table:formula="of:=([.AL28]-[.AJ28])*10000" office:value-type="float" office:value="0.475712810953114" calcext:value-type="float">
            <text:p>0.48 bps</text:p>
          </table:table-cell>
          <table:table-cell table:number-columns-repeated="16345"/>
        </table:table-row>
        <table:table-row table:style-name="ro1">
          <table:table-cell table:style-name="ce6" office:value-type="string" calcext:value-type="string">
            <text:p>1Y3M</text:p>
          </table:table-cell>
          <table:table-cell table:style-name="ce6" office:value-type="string" calcext:value-type="string">
            <text:p>EUR ESTER CURVE</text:p>
          </table:table-cell>
          <table:table-cell table:style-name="ce13" office:value-type="string" calcext:value-type="string">
            <text:p>ois</text:p>
          </table:table-cell>
          <table:table-cell table:style-name="ce16" table:formula="of:=[.D28]" office:value-type="date" office:date-value="2022-04-29" calcext:value-type="date">
            <text:p>29/04/2022</text:p>
          </table:table-cell>
          <table:table-cell table:style-name="ce19" table:formula="of:=[.E28]" office:value-type="date" office:date-value="2022-05-03" calcext:value-type="date">
            <text:p>03/05/2022</text:p>
          </table:table-cell>
          <table:table-cell table:style-name="ce16" office:value-type="date" office:date-value="2023-08-07" calcext:value-type="date">
            <text:p>07/08/2023</text:p>
          </table:table-cell>
          <table:table-cell table:style-name="ce19" table:formula="of:=[.H19]" office:value-type="date" office:date-value="2022-08-05" calcext:value-type="date">
            <text:p>05/08/2022</text:p>
          </table:table-cell>
          <table:table-cell table:style-name="ce19" table:formula="of:=[.F29]" office:value-type="date" office:date-value="2023-08-07" calcext:value-type="date">
            <text:p>07/08/2023</text:p>
          </table:table-cell>
          <table:table-cell table:style-name="ce19" table:formula="of:=[.H19]" office:value-type="date" office:date-value="2022-08-05" calcext:value-type="date">
            <text:p>05/08/2022</text:p>
          </table:table-cell>
          <table:table-cell table:style-name="ce19" table:formula="of:=[.F29]" office:value-type="date" office:date-value="2023-08-07" calcext:value-type="date">
            <text:p>07/08/2023</text:p>
          </table:table-cell>
          <table:table-cell table:style-name="ce19" table:formula="of:=[.G29]" office:value-type="date" office:date-value="2022-08-05" calcext:value-type="date">
            <text:p>05/08/2022</text:p>
          </table:table-cell>
          <table:table-cell table:style-name="ce19" table:formula="of:=[.H29]" office:value-type="date" office:date-value="2023-08-07" calcext:value-type="date">
            <text:p>07/08/2023</text:p>
          </table:table-cell>
          <table:table-cell table:style-name="ce19" table:formula="of:=[.I29]" office:value-type="date" office:date-value="2022-08-05" calcext:value-type="date">
            <text:p>05/08/2022</text:p>
          </table:table-cell>
          <table:table-cell table:style-name="ce19" table:formula="of:=[.J29]" office:value-type="date" office:date-value="2023-08-07" calcext:value-type="date">
            <text:p>07/08/2023</text:p>
          </table:table-cell>
          <table:table-cell table:number-columns-repeated="4" table:style-name="ce13" office:value-type="string" calcext:value-type="string">
            <text:p>ACT_360</text:p>
          </table:table-cell>
          <table:table-cell table:style-name="ce23" table:formula="of:=CALC_YR_FRAC([.D29];[.F29];[.$S$12])" office:value-type="float" office:value="1.27397260273973" calcext:value-type="float">
            <text:p>1.273973</text:p>
          </table:table-cell>
          <table:table-cell table:style-name="ce23" table:formula="of:=CALC_YR_FRAC([.G29];[.H29];[.O29])" office:value-type="float" office:value="1.01944444444444" calcext:value-type="float">
            <text:p>1.019444</text:p>
          </table:table-cell>
          <table:table-cell table:style-name="ce23" table:formula="of:=CALC_YR_FRAC([.I29];[.J29];[.P29])" office:value-type="float" office:value="1.01944444444444" calcext:value-type="float">
            <text:p>1.019444</text:p>
          </table:table-cell>
          <table:table-cell table:style-name="ce23" table:formula="of:=CALC_YR_FRAC([.K29];[.L29];[.Q29])" office:value-type="float" office:value="1.01944444444444" calcext:value-type="float">
            <text:p>1.019444</text:p>
          </table:table-cell>
          <table:table-cell table:style-name="ce23" table:formula="of:=CALC_YR_FRAC([.L29];[.M29];[.R29])" office:value-type="float" office:value="-1.01944444444444" calcext:value-type="float">
            <text:p>-1.019444</text:p>
          </table:table-cell>
          <table:table-cell table:style-name="ce27" office:value-type="percentage" office:value="0.002625" calcext:value-type="percentage">
            <text:p>0.262500%</text:p>
          </table:table-cell>
          <table:table-cell table:style-name="ce13" office:value-type="string" calcext:value-type="string">
            <text:p>yearly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number-columns-repeated="3"/>
          <table:table-cell table:style-name="ce30" table:formula="of:=-[.X29]*SUMPRODUCT([.$Z$13:.$Z$31];[.$V$13:.$V$31];[.$AG$13:.$AG$31])*[.$B$9]" office:value-type="float" office:value="-3353.67924394172" calcext:value-type="float">
            <text:p>-3,353.68</text:p>
          </table:table-cell>
          <table:table-cell table:style-name="ce30" table:formula="of:=SUMPRODUCT([.$Z$13:.$Z$31];[.$AI$13:.$AI$31];[.$V$13:.$V$31];[.$AG$13:.$AG$31])*[.$B$9]" office:value-type="float" office:value="3353.67924391742" calcext:value-type="float">
            <text:p>3,353.68</text:p>
          </table:table-cell>
          <table:table-cell table:style-name="ce30" table:formula="of:=ABS([.AD29]+[.AE29])" office:value-type="float" office:value="0.0000000242980604525656" calcext:value-type="float">
            <text:p>0.00</text:p>
          </table:table-cell>
          <table:table-cell table:style-name="ce27" table:formula="of:=EXP([.AH29])" office:value-type="percentage" office:value="0.996711101943411" calcext:value-type="percentage">
            <text:p>99.671110%</text:p>
          </table:table-cell>
          <table:table-cell table:style-name="ce23" office:value-type="float" office:value="-0.00329431836963681" calcext:value-type="float">
            <text:p>-0.003294</text:p>
          </table:table-cell>
          <table:table-cell table:style-name="ce27" table:formula="of:=([.AG19]/[.AG29]-1)/[.U29]" office:value-type="percentage" office:value="0.0047044621544641" calcext:value-type="percentage">
            <text:p>0.470446%</text:p>
          </table:table-cell>
          <table:table-cell table:style-name="ce27" table:formula="of:=POWER([.AG29];-1/[.S29])-1" office:value-type="percentage" office:value="0.00258920903317339" calcext:value-type="percentage">
            <text:p>0.258921%</text:p>
          </table:table-cell>
          <table:table-cell table:style-name="ce27" office:value-type="percentage" office:value="0.9965934" calcext:value-type="percentage">
            <text:p>99.659340%</text:p>
          </table:table-cell>
          <table:table-cell table:style-name="ce27" office:value-type="percentage" office:value="0.002682154" calcext:value-type="percentage">
            <text:p>0.268215%</text:p>
          </table:table-cell>
          <table:table-cell table:style-name="ce38" table:formula="of:=([.AL29]-[.AJ29])*10000" office:value-type="float" office:value="0.929449668266103" calcext:value-type="float">
            <text:p>0.93 bps</text:p>
          </table:table-cell>
          <table:table-cell table:number-columns-repeated="16345"/>
        </table:table-row>
        <table:table-row table:style-name="ro1">
          <table:table-cell table:style-name="ce6" office:value-type="string" calcext:value-type="string">
            <text:p>1Y6M</text:p>
          </table:table-cell>
          <table:table-cell table:style-name="ce6" office:value-type="string" calcext:value-type="string">
            <text:p>EUR ESTER CURVE</text:p>
          </table:table-cell>
          <table:table-cell table:style-name="ce13" office:value-type="string" calcext:value-type="string">
            <text:p>ois</text:p>
          </table:table-cell>
          <table:table-cell table:style-name="ce16" table:formula="of:=[.D29]" office:value-type="date" office:date-value="2022-04-29" calcext:value-type="date">
            <text:p>29/04/2022</text:p>
          </table:table-cell>
          <table:table-cell table:style-name="ce19" table:formula="of:=[.E29]" office:value-type="date" office:date-value="2022-05-03" calcext:value-type="date">
            <text:p>03/05/2022</text:p>
          </table:table-cell>
          <table:table-cell table:style-name="ce16" office:value-type="date" office:date-value="2023-11-07" calcext:value-type="date">
            <text:p>07/11/2023</text:p>
          </table:table-cell>
          <table:table-cell table:style-name="ce19" table:formula="of:=[.H22]" office:value-type="date" office:date-value="2022-11-07" calcext:value-type="date">
            <text:p>07/11/2022</text:p>
          </table:table-cell>
          <table:table-cell table:style-name="ce19" table:formula="of:=[.F30]" office:value-type="date" office:date-value="2023-11-07" calcext:value-type="date">
            <text:p>07/11/2023</text:p>
          </table:table-cell>
          <table:table-cell table:style-name="ce19" table:formula="of:=[.H22]" office:value-type="date" office:date-value="2022-11-07" calcext:value-type="date">
            <text:p>07/11/2022</text:p>
          </table:table-cell>
          <table:table-cell table:style-name="ce19" table:formula="of:=[.F30]" office:value-type="date" office:date-value="2023-11-07" calcext:value-type="date">
            <text:p>07/11/2023</text:p>
          </table:table-cell>
          <table:table-cell table:style-name="ce19" table:formula="of:=[.G30]" office:value-type="date" office:date-value="2022-11-07" calcext:value-type="date">
            <text:p>07/11/2022</text:p>
          </table:table-cell>
          <table:table-cell table:style-name="ce19" table:formula="of:=[.H30]" office:value-type="date" office:date-value="2023-11-07" calcext:value-type="date">
            <text:p>07/11/2023</text:p>
          </table:table-cell>
          <table:table-cell table:style-name="ce19" table:formula="of:=[.I30]" office:value-type="date" office:date-value="2022-11-07" calcext:value-type="date">
            <text:p>07/11/2022</text:p>
          </table:table-cell>
          <table:table-cell table:style-name="ce19" table:formula="of:=[.J30]" office:value-type="date" office:date-value="2023-11-07" calcext:value-type="date">
            <text:p>07/11/2023</text:p>
          </table:table-cell>
          <table:table-cell table:number-columns-repeated="4" table:style-name="ce13" office:value-type="string" calcext:value-type="string">
            <text:p>ACT_360</text:p>
          </table:table-cell>
          <table:table-cell table:style-name="ce23" table:formula="of:=CALC_YR_FRAC([.D30];[.F30];[.$S$12])" office:value-type="float" office:value="1.52602739726027" calcext:value-type="float">
            <text:p>1.526027</text:p>
          </table:table-cell>
          <table:table-cell table:style-name="ce23" table:formula="of:=CALC_YR_FRAC([.G30];[.H30];[.O30])" office:value-type="float" office:value="1.01388888888889" calcext:value-type="float">
            <text:p>1.013889</text:p>
          </table:table-cell>
          <table:table-cell table:style-name="ce23" table:formula="of:=CALC_YR_FRAC([.I30];[.J30];[.P30])" office:value-type="float" office:value="1.01388888888889" calcext:value-type="float">
            <text:p>1.013889</text:p>
          </table:table-cell>
          <table:table-cell table:style-name="ce23" table:formula="of:=CALC_YR_FRAC([.K30];[.L30];[.Q30])" office:value-type="float" office:value="1.01388888888889" calcext:value-type="float">
            <text:p>1.013889</text:p>
          </table:table-cell>
          <table:table-cell table:style-name="ce23" table:formula="of:=CALC_YR_FRAC([.L30];[.M30];[.R30])" office:value-type="float" office:value="-1.01388888888889" calcext:value-type="float">
            <text:p>-1.013889</text:p>
          </table:table-cell>
          <table:table-cell table:style-name="ce27" office:value-type="percentage" office:value="0.004475" calcext:value-type="percentage">
            <text:p>0.447500%</text:p>
          </table:table-cell>
          <table:table-cell table:style-name="ce13" office:value-type="string" calcext:value-type="string">
            <text:p>yearly</text:p>
          </table:table-cell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6" table:number-columns-repeated="2"/>
          <table:table-cell table:style-name="ce30" table:formula="of:=-[.X30]*SUMPRODUCT([.$AA$13:.$AA$31];[.$V$13:.$V$31];[.$AG$13:.$AG$31])*[.$B$9]" office:value-type="float" office:value="-6847.10083792625" calcext:value-type="float">
            <text:p>-6,847.10</text:p>
          </table:table-cell>
          <table:table-cell table:style-name="ce30" table:formula="of:=SUMPRODUCT([.$AA$13:.$AA$31];[.$AI$13:.$AI$31];[.$V$13:.$V$31];[.$AG$13:.$AG$31])*[.$B$9]" office:value-type="float" office:value="6847.10083766651" calcext:value-type="float">
            <text:p>6,847.10</text:p>
          </table:table-cell>
          <table:table-cell table:style-name="ce30" table:formula="of:=ABS([.AD30]+[.AE30])" office:value-type="float" office:value="0.000000259738044405822" calcext:value-type="float">
            <text:p>0.00</text:p>
          </table:table-cell>
          <table:table-cell table:style-name="ce27" table:formula="of:=EXP([.AH30])" office:value-type="percentage" office:value="0.993012592361193" calcext:value-type="percentage">
            <text:p>99.301259%</text:p>
          </table:table-cell>
          <table:table-cell table:style-name="ce23" office:value-type="float" office:value="-0.00701193388827297" calcext:value-type="float">
            <text:p>-0.007012</text:p>
          </table:table-cell>
          <table:table-cell table:style-name="ce27" table:formula="of:=([.AG20]/[.AG30]-1)/[.U30]" office:value-type="percentage" office:value="0.00873684706107021" calcext:value-type="percentage">
            <text:p>0.873685%</text:p>
          </table:table-cell>
          <table:table-cell table:style-name="ce27" table:formula="of:=POWER([.AG30];-1/[.S30])-1" office:value-type="percentage" office:value="0.00460546655260696" calcext:value-type="percentage">
            <text:p>0.460547%</text:p>
          </table:table-cell>
          <table:table-cell table:style-name="ce27" office:value-type="percentage" office:value="0.993094499" calcext:value-type="percentage">
            <text:p>99.309450%</text:p>
          </table:table-cell>
          <table:table-cell table:style-name="ce27" office:value-type="percentage" office:value="0.004551171" calcext:value-type="percentage">
            <text:p>0.455117%</text:p>
          </table:table-cell>
          <table:table-cell table:style-name="ce38" table:formula="of:=([.AL30]-[.AJ30])*10000" office:value-type="float" office:value="-0.54295552606963" calcext:value-type="float">
            <text:p>-0.54 bps</text:p>
          </table:table-cell>
          <table:table-cell table:number-columns-repeated="16345"/>
        </table:table-row>
        <table:table-row table:style-name="ro1">
          <table:table-cell table:style-name="ce6" office:value-type="string" calcext:value-type="string">
            <text:p>1Y9M</text:p>
          </table:table-cell>
          <table:table-cell table:style-name="ce6" office:value-type="string" calcext:value-type="string">
            <text:p>EUR ESTER CURVE</text:p>
          </table:table-cell>
          <table:table-cell table:style-name="ce13" office:value-type="string" calcext:value-type="string">
            <text:p>ois</text:p>
          </table:table-cell>
          <table:table-cell table:style-name="ce16" table:formula="of:=[.D30]" office:value-type="date" office:date-value="2022-04-29" calcext:value-type="date">
            <text:p>29/04/2022</text:p>
          </table:table-cell>
          <table:table-cell table:style-name="ce19" table:formula="of:=[.E30]" office:value-type="date" office:date-value="2022-05-03" calcext:value-type="date">
            <text:p>03/05/2022</text:p>
          </table:table-cell>
          <table:table-cell table:style-name="ce16" office:value-type="date" office:date-value="2024-02-07" calcext:value-type="date">
            <text:p>07/02/2024</text:p>
          </table:table-cell>
          <table:table-cell table:style-name="ce19" table:formula="of:=[.H25]" office:value-type="date" office:date-value="2023-02-07" calcext:value-type="date">
            <text:p>07/02/2023</text:p>
          </table:table-cell>
          <table:table-cell table:style-name="ce19" table:formula="of:=[.F31]" office:value-type="date" office:date-value="2024-02-07" calcext:value-type="date">
            <text:p>07/02/2024</text:p>
          </table:table-cell>
          <table:table-cell table:style-name="ce19" table:formula="of:=[.H25]" office:value-type="date" office:date-value="2023-02-07" calcext:value-type="date">
            <text:p>07/02/2023</text:p>
          </table:table-cell>
          <table:table-cell table:style-name="ce19" table:formula="of:=[.F31]" office:value-type="date" office:date-value="2024-02-07" calcext:value-type="date">
            <text:p>07/02/2024</text:p>
          </table:table-cell>
          <table:table-cell table:style-name="ce19" table:formula="of:=[.G31]" office:value-type="date" office:date-value="2023-02-07" calcext:value-type="date">
            <text:p>07/02/2023</text:p>
          </table:table-cell>
          <table:table-cell table:style-name="ce19" table:formula="of:=[.H31]" office:value-type="date" office:date-value="2024-02-07" calcext:value-type="date">
            <text:p>07/02/2024</text:p>
          </table:table-cell>
          <table:table-cell table:style-name="ce19" table:formula="of:=[.I31]" office:value-type="date" office:date-value="2023-02-07" calcext:value-type="date">
            <text:p>07/02/2023</text:p>
          </table:table-cell>
          <table:table-cell table:style-name="ce19" table:formula="of:=[.J31]" office:value-type="date" office:date-value="2024-02-07" calcext:value-type="date">
            <text:p>07/02/2024</text:p>
          </table:table-cell>
          <table:table-cell table:number-columns-repeated="4" table:style-name="ce13" office:value-type="string" calcext:value-type="string">
            <text:p>ACT_360</text:p>
          </table:table-cell>
          <table:table-cell table:style-name="ce23" table:formula="of:=CALC_YR_FRAC([.D31];[.F31];[.$S$12])" office:value-type="float" office:value="1.77808219178082" calcext:value-type="float">
            <text:p>1.778082</text:p>
          </table:table-cell>
          <table:table-cell table:style-name="ce23" table:formula="of:=CALC_YR_FRAC([.G31];[.H31];[.O31])" office:value-type="float" office:value="1.01388888888889" calcext:value-type="float">
            <text:p>1.013889</text:p>
          </table:table-cell>
          <table:table-cell table:style-name="ce23" table:formula="of:=CALC_YR_FRAC([.I31];[.J31];[.P31])" office:value-type="float" office:value="1.01388888888889" calcext:value-type="float">
            <text:p>1.013889</text:p>
          </table:table-cell>
          <table:table-cell table:style-name="ce23" table:formula="of:=CALC_YR_FRAC([.K31];[.L31];[.Q31])" office:value-type="float" office:value="1.01388888888889" calcext:value-type="float">
            <text:p>1.013889</text:p>
          </table:table-cell>
          <table:table-cell table:style-name="ce23" table:formula="of:=CALC_YR_FRAC([.L31];[.M31];[.R31])" office:value-type="float" office:value="-1.01388888888889" calcext:value-type="float">
            <text:p>-1.013889</text:p>
          </table:table-cell>
          <table:table-cell table:style-name="ce27" office:value-type="percentage" office:value="-0.000892" calcext:value-type="percentage">
            <text:p>-0.089200%</text:p>
          </table:table-cell>
          <table:table-cell table:style-name="ce13" office:value-type="string" calcext:value-type="string">
            <text:p>yearly</text:p>
          </table:table-cell>
          <table:table-cell table:style-name="ce6" table:number-columns-repeated="2"/>
          <table:table-cell table:style-name="ce13" office:value-type="float" office:value="1" calcext:value-type="float">
            <text:p>1</text:p>
          </table:table-cell>
          <table:table-cell table:style-name="ce6"/>
          <table:table-cell table:style-name="ce30" table:formula="of:=-[.X31]*SUMPRODUCT([.$AB$13:.$AB$31];[.$V$13:.$V$31];[.$AG$13:.$AG$31])*[.$B$9]" office:value-type="float" office:value="1601.14051499855" calcext:value-type="float">
            <text:p>1,601.14</text:p>
          </table:table-cell>
          <table:table-cell table:style-name="ce30" table:formula="of:=SUMPRODUCT([.$AB$13:.$AB$31];[.$AI$13:.$AI$31];[.$V$13:.$V$31];[.$AG$13:.$AG$31])*[.$B$9]" office:value-type="float" office:value="-1601.14051499871" calcext:value-type="float">
            <text:p>-1,601.14</text:p>
          </table:table-cell>
          <table:table-cell table:style-name="ce30" table:formula="of:=ABS([.AD31]+[.AE31])" office:value-type="float" office:value="0.00000000016393641999457" calcext:value-type="float">
            <text:p>0.00</text:p>
          </table:table-cell>
          <table:table-cell table:style-name="ce27" table:formula="of:=EXP([.AH31])" office:value-type="percentage" office:value="1.00225872394199" calcext:value-type="percentage">
            <text:p>100.225872%</text:p>
          </table:table-cell>
          <table:table-cell table:style-name="ce23" office:value-type="float" office:value="0.00225617685978492" calcext:value-type="float">
            <text:p>0.002256</text:p>
          </table:table-cell>
          <table:table-cell table:style-name="ce27" table:formula="of:=([.AG21]/[.AG31]-1)/[.U31]" office:value-type="percentage" office:value="-0.000318716591265551" calcext:value-type="percentage">
            <text:p>-0.031872%</text:p>
          </table:table-cell>
          <table:table-cell table:style-name="ce27" table:formula="of:=POWER([.AG31];-1/[.S31])-1" office:value-type="percentage" office:value="-0.00126807751863611" calcext:value-type="percentage">
            <text:p>-0.126808%</text:p>
          </table:table-cell>
          <table:table-cell table:style-name="ce27" office:value-type="percentage" office:value="1.001883028" calcext:value-type="percentage">
            <text:p>100.188303%</text:p>
          </table:table-cell>
          <table:table-cell table:style-name="ce27" office:value-type="percentage" office:value="-0.001057467" calcext:value-type="percentage">
            <text:p>-0.105747%</text:p>
          </table:table-cell>
          <table:table-cell table:style-name="ce38" table:formula="of:=([.AL31]-[.AJ31])*10000" office:value-type="float" office:value="2.10610518636113" calcext:value-type="float">
            <text:p>2.11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1]" office:value-type="date" office:date-value="2022-04-29" calcext:value-type="date">
            <text:p>29/04/2022</text:p>
          </table:table-cell>
          <table:table-cell table:style-name="ce20" table:formula="of:=[.E31]" office:value-type="date" office:date-value="2022-05-03" calcext:value-type="date">
            <text:p>03/05/2022</text:p>
          </table:table-cell>
          <table:table-cell table:style-name="ce8" office:value-type="date" office:date-value="2024-05-07" calcext:value-type="date">
            <text:p>07/05/2024</text:p>
          </table:table-cell>
          <table:table-cell table:style-name="ce20" table:formula="of:=[.H28]" office:value-type="date" office:date-value="2023-05-05" calcext:value-type="date">
            <text:p>05/05/2023</text:p>
          </table:table-cell>
          <table:table-cell table:style-name="ce20" table:formula="of:=[.F32]" office:value-type="date" office:date-value="2024-05-07" calcext:value-type="date">
            <text:p>07/05/2024</text:p>
          </table:table-cell>
          <table:table-cell table:style-name="ce20" table:formula="of:=[.H28]" office:value-type="date" office:date-value="2023-05-05" calcext:value-type="date">
            <text:p>05/05/2023</text:p>
          </table:table-cell>
          <table:table-cell table:style-name="ce20" table:formula="of:=[.F32]" office:value-type="date" office:date-value="2024-05-07" calcext:value-type="date">
            <text:p>07/05/2024</text:p>
          </table:table-cell>
          <table:table-cell table:style-name="ce20" table:formula="of:=[.G32]" office:value-type="date" office:date-value="2023-05-05" calcext:value-type="date">
            <text:p>05/05/2023</text:p>
          </table:table-cell>
          <table:table-cell table:style-name="ce20" table:formula="of:=[.H32]" office:value-type="date" office:date-value="2024-05-07" calcext:value-type="date">
            <text:p>07/05/2024</text:p>
          </table:table-cell>
          <table:table-cell table:style-name="ce20" table:formula="of:=[.I32]" office:value-type="date" office:date-value="2023-05-05" calcext:value-type="date">
            <text:p>05/05/2023</text:p>
          </table:table-cell>
          <table:table-cell table:style-name="ce20" table:formula="of:=[.J32]" office:value-type="date" office:date-value="2024-05-07" calcext:value-type="date">
            <text:p>07/05/2024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2];[.F32];[.$S$12])" office:value-type="float" office:value="2.02465753424658" calcext:value-type="float">
            <text:p>2.024658</text:p>
          </table:table-cell>
          <table:table-cell table:style-name="ce24" table:formula="of:=CALC_YR_FRAC([.G32];[.H32];[.O32])" office:value-type="float" office:value="1.02222222222222" calcext:value-type="float">
            <text:p>1.022222</text:p>
          </table:table-cell>
          <table:table-cell table:style-name="ce24" table:formula="of:=CALC_YR_FRAC([.I32];[.J32];[.P32])" office:value-type="float" office:value="1.02222222222222" calcext:value-type="float">
            <text:p>1.022222</text:p>
          </table:table-cell>
          <table:table-cell table:style-name="ce24" table:formula="of:=CALC_YR_FRAC([.K32];[.L32];[.Q32])" office:value-type="float" office:value="1.02222222222222" calcext:value-type="float">
            <text:p>1.022222</text:p>
          </table:table-cell>
          <table:table-cell table:style-name="ce24" table:formula="of:=CALC_YR_FRAC([.L32];[.M32];[.R32])" office:value-type="float" office:value="-1.02222222222222" calcext:value-type="float">
            <text:p>-1.022222</text:p>
          </table:table-cell>
          <table:table-cell table:style-name="ce28" office:value-type="percentage" office:value="0.007045" calcext:value-type="percentage">
            <text:p>0.704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2]*SUMPRODUCT([.$AC$13:.AC32];[.$V$13:.V32];[.$AG$13:.AG32])*[.$B$9]" office:value-type="float" office:value="-14277.9542061657" calcext:value-type="float">
            <text:p>-14,277.95</text:p>
          </table:table-cell>
          <table:table-cell table:style-name="ce31" table:formula="of:=SUMPRODUCT([.$AC$13:.AC32];[.$AI$13:.AI32];[.$U$13:.U32];[.$AG$13:.AG32])*[.$B$9]" office:value-type="float" office:value="14277.9542061659" calcext:value-type="float">
            <text:p>14,277.95</text:p>
          </table:table-cell>
          <table:table-cell table:style-name="ce31" table:formula="of:=ABS([.AD32]+[.AE32])" office:value-type="float" office:value="0.000000000198269844986498" calcext:value-type="float">
            <text:p>0.00</text:p>
          </table:table-cell>
          <table:table-cell table:style-name="ce28" table:formula="of:=EXP([.AH32])" office:value-type="percentage" office:value="0.985786826981162" calcext:value-type="percentage">
            <text:p>98.578683%</text:p>
          </table:table-cell>
          <table:table-cell table:style-name="ce24" office:value-type="float" office:value="-0.0143151475703163" calcext:value-type="float">
            <text:p>-0.014315</text:p>
          </table:table-cell>
          <table:table-cell table:style-name="ce28" table:formula="of:=([.AG28]/[.AG32]-1)/[.U32]" office:value-type="percentage" office:value="0.0136582903590759" calcext:value-type="percentage">
            <text:p>1.365829%</text:p>
          </table:table-cell>
          <table:table-cell table:style-name="ce28" table:formula="of:=POWER([.AG32];-1/[.S32])-1" office:value-type="percentage" office:value="0.00709545873820727" calcext:value-type="percentage">
            <text:p>0.709546%</text:p>
          </table:table-cell>
          <table:table-cell table:style-name="ce28" office:value-type="percentage" office:value="0.985030988" calcext:value-type="percentage">
            <text:p>98.503099%</text:p>
          </table:table-cell>
          <table:table-cell table:style-name="ce28" office:value-type="percentage" office:value="0.007477064" calcext:value-type="percentage">
            <text:p>0.747706%</text:p>
          </table:table-cell>
          <table:table-cell table:style-name="ce38" table:formula="of:=([.AL32]-[.AJ32])*10000" office:value-type="float" office:value="3.81605261792728" calcext:value-type="float">
            <text:p>3.82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2]" office:value-type="date" office:date-value="2022-04-29" calcext:value-type="date">
            <text:p>29/04/2022</text:p>
          </table:table-cell>
          <table:table-cell table:style-name="ce20" table:formula="of:=[.E32]" office:value-type="date" office:date-value="2022-05-03" calcext:value-type="date">
            <text:p>03/05/2022</text:p>
          </table:table-cell>
          <table:table-cell table:style-name="ce8" office:value-type="date" office:date-value="2025-05-07" calcext:value-type="date">
            <text:p>07/05/2025</text:p>
          </table:table-cell>
          <table:table-cell table:style-name="ce20" table:formula="of:=[.H32]" office:value-type="date" office:date-value="2024-05-07" calcext:value-type="date">
            <text:p>07/05/2024</text:p>
          </table:table-cell>
          <table:table-cell table:style-name="ce20" table:formula="of:=[.F33]" office:value-type="date" office:date-value="2025-05-07" calcext:value-type="date">
            <text:p>07/05/2025</text:p>
          </table:table-cell>
          <table:table-cell table:style-name="ce20" table:formula="of:=[.H32]" office:value-type="date" office:date-value="2024-05-07" calcext:value-type="date">
            <text:p>07/05/2024</text:p>
          </table:table-cell>
          <table:table-cell table:style-name="ce20" table:formula="of:=[.F33]" office:value-type="date" office:date-value="2025-05-07" calcext:value-type="date">
            <text:p>07/05/2025</text:p>
          </table:table-cell>
          <table:table-cell table:style-name="ce20" table:formula="of:=[.G33]" office:value-type="date" office:date-value="2024-05-07" calcext:value-type="date">
            <text:p>07/05/2024</text:p>
          </table:table-cell>
          <table:table-cell table:style-name="ce20" table:formula="of:=[.H33]" office:value-type="date" office:date-value="2025-05-07" calcext:value-type="date">
            <text:p>07/05/2025</text:p>
          </table:table-cell>
          <table:table-cell table:style-name="ce20" table:formula="of:=[.I33]" office:value-type="date" office:date-value="2024-05-07" calcext:value-type="date">
            <text:p>07/05/2024</text:p>
          </table:table-cell>
          <table:table-cell table:style-name="ce20" table:formula="of:=[.J33]" office:value-type="date" office:date-value="2025-05-07" calcext:value-type="date">
            <text:p>07/05/2025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3];[.F33];[.$S$12])" office:value-type="float" office:value="3.02465753424658" calcext:value-type="float">
            <text:p>3.024658</text:p>
          </table:table-cell>
          <table:table-cell table:style-name="ce24" table:formula="of:=CALC_YR_FRAC([.G33];[.H33];[.O33])" office:value-type="float" office:value="1.01388888888889" calcext:value-type="float">
            <text:p>1.013889</text:p>
          </table:table-cell>
          <table:table-cell table:style-name="ce24" table:formula="of:=CALC_YR_FRAC([.I33];[.J33];[.P33])" office:value-type="float" office:value="1.01388888888889" calcext:value-type="float">
            <text:p>1.013889</text:p>
          </table:table-cell>
          <table:table-cell table:style-name="ce24" table:formula="of:=CALC_YR_FRAC([.K33];[.L33];[.Q33])" office:value-type="float" office:value="1.01388888888889" calcext:value-type="float">
            <text:p>1.013889</text:p>
          </table:table-cell>
          <table:table-cell table:style-name="ce24" table:formula="of:=CALC_YR_FRAC([.L33];[.M33];[.R33])" office:value-type="float" office:value="-1.01388888888889" calcext:value-type="float">
            <text:p>-1.013889</text:p>
          </table:table-cell>
          <table:table-cell table:style-name="ce28" office:value-type="percentage" office:value="0.009355" calcext:value-type="percentage">
            <text:p>0.935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3]*SUMPRODUCT([.$AC$13:.AC33];[.$V$13:.V33];[.$AG$13:.AG33])*[.$B$9]" office:value-type="float" office:value="-28177.8628380734" calcext:value-type="float">
            <text:p>-28,177.86</text:p>
          </table:table-cell>
          <table:table-cell table:style-name="ce31" table:formula="of:=SUMPRODUCT([.$AC$13:.AC33];[.$AI$13:.AI33];[.$U$13:.U33];[.$AG$13:.AG33])*[.$B$9]" office:value-type="float" office:value="28177.8628380702" calcext:value-type="float">
            <text:p>28,177.86</text:p>
          </table:table-cell>
          <table:table-cell table:style-name="ce31" table:formula="of:=ABS([.AD33]+[.AE33])" office:value-type="float" office:value="0.00000000323052518069744" calcext:value-type="float">
            <text:p>0.00</text:p>
          </table:table-cell>
          <table:table-cell table:style-name="ce28" table:formula="of:=EXP([.AH33])" office:value-type="percentage" office:value="0.971886918349258" calcext:value-type="percentage">
            <text:p>97.188692%</text:p>
          </table:table-cell>
          <table:table-cell table:style-name="ce24" office:value-type="float" office:value="-0.0285158204364752" calcext:value-type="float">
            <text:p>-0.028516</text:p>
          </table:table-cell>
          <table:table-cell table:style-name="ce28" table:formula="of:=([.AG32]/[.AG33]-1)/[.U33]" office:value-type="percentage" office:value="0.0141060638493863" calcext:value-type="percentage">
            <text:p>1.410606%</text:p>
          </table:table-cell>
          <table:table-cell table:style-name="ce28" table:formula="of:=POWER([.AG33];-1/[.S33])-1" office:value-type="percentage" office:value="0.00947236639142446" calcext:value-type="percentage">
            <text:p>0.947237%</text:p>
          </table:table-cell>
          <table:table-cell table:style-name="ce28" office:value-type="percentage" office:value="0.971852552" calcext:value-type="percentage">
            <text:p>97.185255%</text:p>
          </table:table-cell>
          <table:table-cell table:style-name="ce28" office:value-type="percentage" office:value="0.009484168" calcext:value-type="percentage">
            <text:p>0.948417%</text:p>
          </table:table-cell>
          <table:table-cell table:style-name="ce38" table:formula="of:=([.AL33]-[.AJ33])*10000" office:value-type="float" office:value="0.118016085755412" calcext:value-type="float">
            <text:p>0.12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4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3]" office:value-type="date" office:date-value="2022-04-29" calcext:value-type="date">
            <text:p>29/04/2022</text:p>
          </table:table-cell>
          <table:table-cell table:style-name="ce20" table:formula="of:=[.E33]" office:value-type="date" office:date-value="2022-05-03" calcext:value-type="date">
            <text:p>03/05/2022</text:p>
          </table:table-cell>
          <table:table-cell table:style-name="ce8" office:value-type="date" office:date-value="2026-05-06" calcext:value-type="date">
            <text:p>06/05/2026</text:p>
          </table:table-cell>
          <table:table-cell table:style-name="ce20" table:formula="of:=[.H33]" office:value-type="date" office:date-value="2025-05-07" calcext:value-type="date">
            <text:p>07/05/2025</text:p>
          </table:table-cell>
          <table:table-cell table:style-name="ce20" table:formula="of:=[.F34]" office:value-type="date" office:date-value="2026-05-06" calcext:value-type="date">
            <text:p>06/05/2026</text:p>
          </table:table-cell>
          <table:table-cell table:style-name="ce20" table:formula="of:=[.H33]" office:value-type="date" office:date-value="2025-05-07" calcext:value-type="date">
            <text:p>07/05/2025</text:p>
          </table:table-cell>
          <table:table-cell table:style-name="ce20" table:formula="of:=[.F34]" office:value-type="date" office:date-value="2026-05-06" calcext:value-type="date">
            <text:p>06/05/2026</text:p>
          </table:table-cell>
          <table:table-cell table:style-name="ce20" table:formula="of:=[.G34]" office:value-type="date" office:date-value="2025-05-07" calcext:value-type="date">
            <text:p>07/05/2025</text:p>
          </table:table-cell>
          <table:table-cell table:style-name="ce20" table:formula="of:=[.H34]" office:value-type="date" office:date-value="2026-05-06" calcext:value-type="date">
            <text:p>06/05/2026</text:p>
          </table:table-cell>
          <table:table-cell table:style-name="ce20" table:formula="of:=[.I34]" office:value-type="date" office:date-value="2025-05-07" calcext:value-type="date">
            <text:p>07/05/2025</text:p>
          </table:table-cell>
          <table:table-cell table:style-name="ce20" table:formula="of:=[.J34]" office:value-type="date" office:date-value="2026-05-06" calcext:value-type="date">
            <text:p>06/05/2026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4];[.F34];[.$S$12])" office:value-type="float" office:value="4.02191780821918" calcext:value-type="float">
            <text:p>4.021918</text:p>
          </table:table-cell>
          <table:table-cell table:style-name="ce24" table:formula="of:=CALC_YR_FRAC([.G34];[.H34];[.O34])" office:value-type="float" office:value="1.01111111111111" calcext:value-type="float">
            <text:p>1.011111</text:p>
          </table:table-cell>
          <table:table-cell table:style-name="ce24" table:formula="of:=CALC_YR_FRAC([.I34];[.J34];[.P34])" office:value-type="float" office:value="1.01111111111111" calcext:value-type="float">
            <text:p>1.011111</text:p>
          </table:table-cell>
          <table:table-cell table:style-name="ce24" table:formula="of:=CALC_YR_FRAC([.K34];[.L34];[.Q34])" office:value-type="float" office:value="1.01111111111111" calcext:value-type="float">
            <text:p>1.011111</text:p>
          </table:table-cell>
          <table:table-cell table:style-name="ce24" table:formula="of:=CALC_YR_FRAC([.L34];[.M34];[.R34])" office:value-type="float" office:value="-1.01111111111111" calcext:value-type="float">
            <text:p>-1.011111</text:p>
          </table:table-cell>
          <table:table-cell table:style-name="ce28" office:value-type="percentage" office:value="0.010395" calcext:value-type="percentage">
            <text:p>1.039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4]*SUMPRODUCT([.$AC$13:.AC34];[.$V$13:.V34];[.$AG$13:.AG34])*[.$B$9]" office:value-type="float" office:value="-41386.5969117113" calcext:value-type="float">
            <text:p>-41,386.60</text:p>
          </table:table-cell>
          <table:table-cell table:style-name="ce31" table:formula="of:=SUMPRODUCT([.$AC$13:.AC34];[.$AI$13:.AI34];[.$U$13:.U34];[.$AG$13:.AG34])*[.$B$9]" office:value-type="float" office:value="41386.5969116394" calcext:value-type="float">
            <text:p>41,386.60</text:p>
          </table:table-cell>
          <table:table-cell table:style-name="ce31" table:formula="of:=ABS([.AD34]+[.AE34])" office:value-type="float" office:value="0.0000000719228410162032" calcext:value-type="float">
            <text:p>0.00</text:p>
          </table:table-cell>
          <table:table-cell table:style-name="ce28" table:formula="of:=EXP([.AH34])" office:value-type="percentage" office:value="0.958678184275689" calcext:value-type="percentage">
            <text:p>95.867818%</text:p>
          </table:table-cell>
          <table:table-cell table:style-name="ce24" office:value-type="float" office:value="-0.0421998346856981" calcext:value-type="float">
            <text:p>-0.042200</text:p>
          </table:table-cell>
          <table:table-cell table:style-name="ce28" table:formula="of:=([.AG33]/[.AG34]-1)/[.U34]" office:value-type="percentage" office:value="0.0136266615470694" calcext:value-type="percentage">
            <text:p>1.362666%</text:p>
          </table:table-cell>
          <table:table-cell table:style-name="ce28" table:formula="of:=POWER([.AG34];-1/[.S34])-1" office:value-type="percentage" office:value="0.0105477046555016" calcext:value-type="percentage">
            <text:p>1.054770%</text:p>
          </table:table-cell>
          <table:table-cell table:style-name="ce28" office:value-type="percentage" office:value="0.958654433" calcext:value-type="percentage">
            <text:p>95.865443%</text:p>
          </table:table-cell>
          <table:table-cell table:style-name="ce28" office:value-type="percentage" office:value="0.01055393" calcext:value-type="percentage">
            <text:p>1.055393%</text:p>
          </table:table-cell>
          <table:table-cell table:style-name="ce38" table:formula="of:=([.AL34]-[.AJ34])*10000" office:value-type="float" office:value="0.0622534449841103" calcext:value-type="float">
            <text:p>0.06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5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4]" office:value-type="date" office:date-value="2022-04-29" calcext:value-type="date">
            <text:p>29/04/2022</text:p>
          </table:table-cell>
          <table:table-cell table:style-name="ce20" table:formula="of:=[.E34]" office:value-type="date" office:date-value="2022-05-03" calcext:value-type="date">
            <text:p>03/05/2022</text:p>
          </table:table-cell>
          <table:table-cell table:style-name="ce8" office:value-type="date" office:date-value="2027-05-05" calcext:value-type="date">
            <text:p>05/05/2027</text:p>
          </table:table-cell>
          <table:table-cell table:style-name="ce20" table:formula="of:=[.H34]" office:value-type="date" office:date-value="2026-05-06" calcext:value-type="date">
            <text:p>06/05/2026</text:p>
          </table:table-cell>
          <table:table-cell table:style-name="ce20" table:formula="of:=[.F35]" office:value-type="date" office:date-value="2027-05-05" calcext:value-type="date">
            <text:p>05/05/2027</text:p>
          </table:table-cell>
          <table:table-cell table:style-name="ce20" table:formula="of:=[.H34]" office:value-type="date" office:date-value="2026-05-06" calcext:value-type="date">
            <text:p>06/05/2026</text:p>
          </table:table-cell>
          <table:table-cell table:style-name="ce20" table:formula="of:=[.F35]" office:value-type="date" office:date-value="2027-05-05" calcext:value-type="date">
            <text:p>05/05/2027</text:p>
          </table:table-cell>
          <table:table-cell table:style-name="ce20" table:formula="of:=[.G35]" office:value-type="date" office:date-value="2026-05-06" calcext:value-type="date">
            <text:p>06/05/2026</text:p>
          </table:table-cell>
          <table:table-cell table:style-name="ce20" table:formula="of:=[.H35]" office:value-type="date" office:date-value="2027-05-05" calcext:value-type="date">
            <text:p>05/05/2027</text:p>
          </table:table-cell>
          <table:table-cell table:style-name="ce20" table:formula="of:=[.I35]" office:value-type="date" office:date-value="2026-05-06" calcext:value-type="date">
            <text:p>06/05/2026</text:p>
          </table:table-cell>
          <table:table-cell table:style-name="ce20" table:formula="of:=[.J35]" office:value-type="date" office:date-value="2027-05-05" calcext:value-type="date">
            <text:p>05/05/2027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5];[.F35];[.$S$12])" office:value-type="float" office:value="5.01917808219178" calcext:value-type="float">
            <text:p>5.019178</text:p>
          </table:table-cell>
          <table:table-cell table:style-name="ce24" table:formula="of:=CALC_YR_FRAC([.G35];[.H35];[.O35])" office:value-type="float" office:value="1.01111111111111" calcext:value-type="float">
            <text:p>1.011111</text:p>
          </table:table-cell>
          <table:table-cell table:style-name="ce24" table:formula="of:=CALC_YR_FRAC([.I35];[.J35];[.P35])" office:value-type="float" office:value="1.01111111111111" calcext:value-type="float">
            <text:p>1.011111</text:p>
          </table:table-cell>
          <table:table-cell table:style-name="ce24" table:formula="of:=CALC_YR_FRAC([.K35];[.L35];[.Q35])" office:value-type="float" office:value="1.01111111111111" calcext:value-type="float">
            <text:p>1.011111</text:p>
          </table:table-cell>
          <table:table-cell table:style-name="ce24" table:formula="of:=CALC_YR_FRAC([.L35];[.M35];[.R35])" office:value-type="float" office:value="-1.01111111111111" calcext:value-type="float">
            <text:p>-1.011111</text:p>
          </table:table-cell>
          <table:table-cell table:style-name="ce28" office:value-type="percentage" office:value="0.010915" calcext:value-type="percentage">
            <text:p>1.091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5]*SUMPRODUCT([.$AC$13:.AC35];[.$V$13:.V35];[.$AG$13:.AG35])*[.$B$9]" office:value-type="float" office:value="-53899.0697215003" calcext:value-type="float">
            <text:p>-53,899.07</text:p>
          </table:table-cell>
          <table:table-cell table:style-name="ce31" table:formula="of:=SUMPRODUCT([.$AC$13:.AC35];[.$AI$13:.AI35];[.$U$13:.U35];[.$AG$13:.AG35])*[.$B$9]" office:value-type="float" office:value="53899.0697208902" calcext:value-type="float">
            <text:p>53,899.07</text:p>
          </table:table-cell>
          <table:table-cell table:style-name="ce31" table:formula="of:=ABS([.AD35]+[.AE35])" office:value-type="float" office:value="0.000000610125425737351" calcext:value-type="float">
            <text:p>0.00</text:p>
          </table:table-cell>
          <table:table-cell table:style-name="ce28" table:formula="of:=EXP([.AH35])" office:value-type="percentage" office:value="0.946165711466438" calcext:value-type="percentage">
            <text:p>94.616571%</text:p>
          </table:table-cell>
          <table:table-cell table:style-name="ce24" office:value-type="float" office:value="-0.055337554587513" calcext:value-type="float">
            <text:p>-0.055338</text:p>
          </table:table-cell>
          <table:table-cell table:style-name="ce28" table:formula="of:=([.AG34]/[.AG35]-1)/[.U35]" office:value-type="percentage" office:value="0.0130790758511747" calcext:value-type="percentage">
            <text:p>1.307908%</text:p>
          </table:table-cell>
          <table:table-cell table:style-name="ce28" table:formula="of:=POWER([.AG35];-1/[.S35])-1" office:value-type="percentage" office:value="0.0110862241374707" calcext:value-type="percentage">
            <text:p>1.108622%</text:p>
          </table:table-cell>
          <table:table-cell table:style-name="ce28" office:value-type="percentage" office:value="0.946151133" calcext:value-type="percentage">
            <text:p>94.615113%</text:p>
          </table:table-cell>
          <table:table-cell table:style-name="ce28" office:value-type="percentage" office:value="0.011089328" calcext:value-type="percentage">
            <text:p>1.108933%</text:p>
          </table:table-cell>
          <table:table-cell table:style-name="ce38" table:formula="of:=([.AL35]-[.AJ35])*10000" office:value-type="float" office:value="0.0310386252926585" calcext:value-type="float">
            <text:p>0.0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6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5]" office:value-type="date" office:date-value="2022-04-29" calcext:value-type="date">
            <text:p>29/04/2022</text:p>
          </table:table-cell>
          <table:table-cell table:style-name="ce20" table:formula="of:=[.E35]" office:value-type="date" office:date-value="2022-05-03" calcext:value-type="date">
            <text:p>03/05/2022</text:p>
          </table:table-cell>
          <table:table-cell table:style-name="ce8" office:value-type="date" office:date-value="2028-05-05" calcext:value-type="date">
            <text:p>05/05/2028</text:p>
          </table:table-cell>
          <table:table-cell table:style-name="ce20" table:formula="of:=[.H35]" office:value-type="date" office:date-value="2027-05-05" calcext:value-type="date">
            <text:p>05/05/2027</text:p>
          </table:table-cell>
          <table:table-cell table:style-name="ce20" table:formula="of:=[.F36]" office:value-type="date" office:date-value="2028-05-05" calcext:value-type="date">
            <text:p>05/05/2028</text:p>
          </table:table-cell>
          <table:table-cell table:style-name="ce20" table:formula="of:=[.H35]" office:value-type="date" office:date-value="2027-05-05" calcext:value-type="date">
            <text:p>05/05/2027</text:p>
          </table:table-cell>
          <table:table-cell table:style-name="ce20" table:formula="of:=[.F36]" office:value-type="date" office:date-value="2028-05-05" calcext:value-type="date">
            <text:p>05/05/2028</text:p>
          </table:table-cell>
          <table:table-cell table:style-name="ce20" table:formula="of:=[.G36]" office:value-type="date" office:date-value="2027-05-05" calcext:value-type="date">
            <text:p>05/05/2027</text:p>
          </table:table-cell>
          <table:table-cell table:style-name="ce20" table:formula="of:=[.H36]" office:value-type="date" office:date-value="2028-05-05" calcext:value-type="date">
            <text:p>05/05/2028</text:p>
          </table:table-cell>
          <table:table-cell table:style-name="ce20" table:formula="of:=[.I36]" office:value-type="date" office:date-value="2027-05-05" calcext:value-type="date">
            <text:p>05/05/2027</text:p>
          </table:table-cell>
          <table:table-cell table:style-name="ce20" table:formula="of:=[.J36]" office:value-type="date" office:date-value="2028-05-05" calcext:value-type="date">
            <text:p>05/05/2028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6];[.F36];[.$S$12])" office:value-type="float" office:value="6.02191780821918" calcext:value-type="float">
            <text:p>6.021918</text:p>
          </table:table-cell>
          <table:table-cell table:style-name="ce24" table:formula="of:=CALC_YR_FRAC([.G36];[.H36];[.O36])" office:value-type="float" office:value="1.01666666666667" calcext:value-type="float">
            <text:p>1.016667</text:p>
          </table:table-cell>
          <table:table-cell table:style-name="ce24" table:formula="of:=CALC_YR_FRAC([.I36];[.J36];[.P36])" office:value-type="float" office:value="1.01666666666667" calcext:value-type="float">
            <text:p>1.016667</text:p>
          </table:table-cell>
          <table:table-cell table:style-name="ce24" table:formula="of:=CALC_YR_FRAC([.K36];[.L36];[.Q36])" office:value-type="float" office:value="1.01666666666667" calcext:value-type="float">
            <text:p>1.016667</text:p>
          </table:table-cell>
          <table:table-cell table:style-name="ce24" table:formula="of:=CALC_YR_FRAC([.L36];[.M36];[.R36])" office:value-type="float" office:value="-1.01666666666667" calcext:value-type="float">
            <text:p>-1.016667</text:p>
          </table:table-cell>
          <table:table-cell table:style-name="ce28" office:value-type="percentage" office:value="0.01139" calcext:value-type="percentage">
            <text:p>1.139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6]*SUMPRODUCT([.$AC$13:.AC36];[.$V$13:.V36];[.$AG$13:.AG36])*[.$B$9]" office:value-type="float" office:value="-67048.8238076531" calcext:value-type="float">
            <text:p>-67,048.82</text:p>
          </table:table-cell>
          <table:table-cell table:style-name="ce31" table:formula="of:=SUMPRODUCT([.$AC$13:.AC36];[.$AI$13:.AI36];[.$U$13:.U36];[.$AG$13:.AG36])*[.$B$9]" office:value-type="float" office:value="67048.823807653" calcext:value-type="float">
            <text:p>67,048.82</text:p>
          </table:table-cell>
          <table:table-cell table:style-name="ce31" table:formula="of:=ABS([.AD36]+[.AE36])" office:value-type="float" office:value="0" calcext:value-type="float">
            <text:p>0.00</text:p>
          </table:table-cell>
          <table:table-cell table:style-name="ce28" table:formula="of:=EXP([.AH36])" office:value-type="percentage" office:value="0.933015957379675" calcext:value-type="percentage">
            <text:p>93.301596%</text:p>
          </table:table-cell>
          <table:table-cell table:style-name="ce24" office:value-type="float" office:value="-0.0693329749802221" calcext:value-type="float">
            <text:p>-0.069333</text:p>
          </table:table-cell>
          <table:table-cell table:style-name="ce28" table:formula="of:=([.AG35]/[.AG36]-1)/[.U36]" office:value-type="percentage" office:value="0.0138627686325543" calcext:value-type="percentage">
            <text:p>1.386277%</text:p>
          </table:table-cell>
          <table:table-cell table:style-name="ce28" table:formula="of:=POWER([.AG36];-1/[.S36])-1" office:value-type="percentage" office:value="0.0115799723358816" calcext:value-type="percentage">
            <text:p>1.157997%</text:p>
          </table:table-cell>
          <table:table-cell table:style-name="ce28" office:value-type="percentage" office:value="0.933000754" calcext:value-type="percentage">
            <text:p>93.300075%</text:p>
          </table:table-cell>
          <table:table-cell table:style-name="ce28" office:value-type="percentage" office:value="0.01158271" calcext:value-type="percentage">
            <text:p>1.158271%</text:p>
          </table:table-cell>
          <table:table-cell table:style-name="ce38" table:formula="of:=([.AL36]-[.AJ36])*10000" office:value-type="float" office:value="0.0273766411840529" calcext:value-type="float">
            <text:p>0.0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7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6]" office:value-type="date" office:date-value="2022-04-29" calcext:value-type="date">
            <text:p>29/04/2022</text:p>
          </table:table-cell>
          <table:table-cell table:style-name="ce20" table:formula="of:=[.E36]" office:value-type="date" office:date-value="2022-05-03" calcext:value-type="date">
            <text:p>03/05/2022</text:p>
          </table:table-cell>
          <table:table-cell table:style-name="ce8" office:value-type="date" office:date-value="2029-05-07" calcext:value-type="date">
            <text:p>07/05/2029</text:p>
          </table:table-cell>
          <table:table-cell table:style-name="ce20" table:formula="of:=[.H36]" office:value-type="date" office:date-value="2028-05-05" calcext:value-type="date">
            <text:p>05/05/2028</text:p>
          </table:table-cell>
          <table:table-cell table:style-name="ce20" table:formula="of:=[.F37]" office:value-type="date" office:date-value="2029-05-07" calcext:value-type="date">
            <text:p>07/05/2029</text:p>
          </table:table-cell>
          <table:table-cell table:style-name="ce20" table:formula="of:=[.H36]" office:value-type="date" office:date-value="2028-05-05" calcext:value-type="date">
            <text:p>05/05/2028</text:p>
          </table:table-cell>
          <table:table-cell table:style-name="ce20" table:formula="of:=[.F37]" office:value-type="date" office:date-value="2029-05-07" calcext:value-type="date">
            <text:p>07/05/2029</text:p>
          </table:table-cell>
          <table:table-cell table:style-name="ce20" table:formula="of:=[.G37]" office:value-type="date" office:date-value="2028-05-05" calcext:value-type="date">
            <text:p>05/05/2028</text:p>
          </table:table-cell>
          <table:table-cell table:style-name="ce20" table:formula="of:=[.H37]" office:value-type="date" office:date-value="2029-05-07" calcext:value-type="date">
            <text:p>07/05/2029</text:p>
          </table:table-cell>
          <table:table-cell table:style-name="ce20" table:formula="of:=[.I37]" office:value-type="date" office:date-value="2028-05-05" calcext:value-type="date">
            <text:p>05/05/2028</text:p>
          </table:table-cell>
          <table:table-cell table:style-name="ce20" table:formula="of:=[.J37]" office:value-type="date" office:date-value="2029-05-07" calcext:value-type="date">
            <text:p>07/05/2029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7];[.F37];[.$S$12])" office:value-type="float" office:value="7.02739726027397" calcext:value-type="float">
            <text:p>7.027397</text:p>
          </table:table-cell>
          <table:table-cell table:style-name="ce24" table:formula="of:=CALC_YR_FRAC([.G37];[.H37];[.O37])" office:value-type="float" office:value="1.01944444444444" calcext:value-type="float">
            <text:p>1.019444</text:p>
          </table:table-cell>
          <table:table-cell table:style-name="ce24" table:formula="of:=CALC_YR_FRAC([.I37];[.J37];[.P37])" office:value-type="float" office:value="1.01944444444444" calcext:value-type="float">
            <text:p>1.019444</text:p>
          </table:table-cell>
          <table:table-cell table:style-name="ce24" table:formula="of:=CALC_YR_FRAC([.K37];[.L37];[.Q37])" office:value-type="float" office:value="1.01944444444444" calcext:value-type="float">
            <text:p>1.019444</text:p>
          </table:table-cell>
          <table:table-cell table:style-name="ce24" table:formula="of:=CALC_YR_FRAC([.L37];[.M37];[.R37])" office:value-type="float" office:value="-1.01944444444444" calcext:value-type="float">
            <text:p>-1.019444</text:p>
          </table:table-cell>
          <table:table-cell table:style-name="ce28" office:value-type="percentage" office:value="0.01187" calcext:value-type="percentage">
            <text:p>1.187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7]*SUMPRODUCT([.$AC$13:.AC37];[.$V$13:.V37];[.$AG$13:.AG37])*[.$B$9]" office:value-type="float" office:value="-80995.8847712408" calcext:value-type="float">
            <text:p>-80,995.88</text:p>
          </table:table-cell>
          <table:table-cell table:style-name="ce31" table:formula="of:=SUMPRODUCT([.$AC$13:.AC37];[.$AI$13:.AI37];[.$U$13:.U37];[.$AG$13:.AG37])*[.$B$9]" office:value-type="float" office:value="80995.8847712408" calcext:value-type="float">
            <text:p>80,995.88</text:p>
          </table:table-cell>
          <table:table-cell table:style-name="ce31" table:formula="of:=ABS([.AD37]+[.AE37])" office:value-type="float" office:value="0" calcext:value-type="float">
            <text:p>0.00</text:p>
          </table:table-cell>
          <table:table-cell table:style-name="ce28" table:formula="of:=EXP([.AH37])" office:value-type="percentage" office:value="0.919068896416088" calcext:value-type="percentage">
            <text:p>91.906890%</text:p>
          </table:table-cell>
          <table:table-cell table:style-name="ce24" office:value-type="float" office:value="-0.0843941905397554" calcext:value-type="float">
            <text:p>-0.084394</text:p>
          </table:table-cell>
          <table:table-cell table:style-name="ce28" table:formula="of:=([.AG36]/[.AG37]-1)/[.U37]" office:value-type="percentage" office:value="0.0148857618624396" calcext:value-type="percentage">
            <text:p>1.488576%</text:p>
          </table:table-cell>
          <table:table-cell table:style-name="ce28" table:formula="of:=POWER([.AG37];-1/[.S37])-1" office:value-type="percentage" office:value="0.0120817110650246" calcext:value-type="percentage">
            <text:p>1.208171%</text:p>
          </table:table-cell>
          <table:table-cell table:style-name="ce28" office:value-type="percentage" office:value="0.919033286" calcext:value-type="percentage">
            <text:p>91.903329%</text:p>
          </table:table-cell>
          <table:table-cell table:style-name="ce28" office:value-type="percentage" office:value="0.012087291" calcext:value-type="percentage">
            <text:p>1.208729%</text:p>
          </table:table-cell>
          <table:table-cell table:style-name="ce38" table:formula="of:=([.AL37]-[.AJ37])*10000" office:value-type="float" office:value="0.055799349753527" calcext:value-type="float">
            <text:p>0.06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8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7]" office:value-type="date" office:date-value="2022-04-29" calcext:value-type="date">
            <text:p>29/04/2022</text:p>
          </table:table-cell>
          <table:table-cell table:style-name="ce20" table:formula="of:=[.E37]" office:value-type="date" office:date-value="2022-05-03" calcext:value-type="date">
            <text:p>03/05/2022</text:p>
          </table:table-cell>
          <table:table-cell table:style-name="ce8" office:value-type="date" office:date-value="2030-05-07" calcext:value-type="date">
            <text:p>07/05/2030</text:p>
          </table:table-cell>
          <table:table-cell table:style-name="ce20" table:formula="of:=[.H37]" office:value-type="date" office:date-value="2029-05-07" calcext:value-type="date">
            <text:p>07/05/2029</text:p>
          </table:table-cell>
          <table:table-cell table:style-name="ce20" table:formula="of:=[.F38]" office:value-type="date" office:date-value="2030-05-07" calcext:value-type="date">
            <text:p>07/05/2030</text:p>
          </table:table-cell>
          <table:table-cell table:style-name="ce20" table:formula="of:=[.H37]" office:value-type="date" office:date-value="2029-05-07" calcext:value-type="date">
            <text:p>07/05/2029</text:p>
          </table:table-cell>
          <table:table-cell table:style-name="ce20" table:formula="of:=[.F38]" office:value-type="date" office:date-value="2030-05-07" calcext:value-type="date">
            <text:p>07/05/2030</text:p>
          </table:table-cell>
          <table:table-cell table:style-name="ce20" table:formula="of:=[.G38]" office:value-type="date" office:date-value="2029-05-07" calcext:value-type="date">
            <text:p>07/05/2029</text:p>
          </table:table-cell>
          <table:table-cell table:style-name="ce20" table:formula="of:=[.H38]" office:value-type="date" office:date-value="2030-05-07" calcext:value-type="date">
            <text:p>07/05/2030</text:p>
          </table:table-cell>
          <table:table-cell table:style-name="ce20" table:formula="of:=[.I38]" office:value-type="date" office:date-value="2029-05-07" calcext:value-type="date">
            <text:p>07/05/2029</text:p>
          </table:table-cell>
          <table:table-cell table:style-name="ce20" table:formula="of:=[.J38]" office:value-type="date" office:date-value="2030-05-07" calcext:value-type="date">
            <text:p>07/05/2030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8];[.F38];[.$S$12])" office:value-type="float" office:value="8.02739726027397" calcext:value-type="float">
            <text:p>8.027397</text:p>
          </table:table-cell>
          <table:table-cell table:style-name="ce24" table:formula="of:=CALC_YR_FRAC([.G38];[.H38];[.O38])" office:value-type="float" office:value="1.01388888888889" calcext:value-type="float">
            <text:p>1.013889</text:p>
          </table:table-cell>
          <table:table-cell table:style-name="ce24" table:formula="of:=CALC_YR_FRAC([.I38];[.J38];[.P38])" office:value-type="float" office:value="1.01388888888889" calcext:value-type="float">
            <text:p>1.013889</text:p>
          </table:table-cell>
          <table:table-cell table:style-name="ce24" table:formula="of:=CALC_YR_FRAC([.K38];[.L38];[.Q38])" office:value-type="float" office:value="1.01388888888889" calcext:value-type="float">
            <text:p>1.013889</text:p>
          </table:table-cell>
          <table:table-cell table:style-name="ce24" table:formula="of:=CALC_YR_FRAC([.L38];[.M38];[.R38])" office:value-type="float" office:value="-1.01388888888889" calcext:value-type="float">
            <text:p>-1.013889</text:p>
          </table:table-cell>
          <table:table-cell table:style-name="ce28" office:value-type="percentage" office:value="0.01242" calcext:value-type="percentage">
            <text:p>1.242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8]*SUMPRODUCT([.$AC$13:.AC38];[.$V$13:.V38];[.$AG$13:.AG38])*[.$B$9]" office:value-type="float" office:value="-96131.6315032194" calcext:value-type="float">
            <text:p>-96,131.63</text:p>
          </table:table-cell>
          <table:table-cell table:style-name="ce31" table:formula="of:=SUMPRODUCT([.$AC$13:.AC38];[.$AI$13:.AI38];[.$U$13:.U38];[.$AG$13:.AG38])*[.$B$9]" office:value-type="float" office:value="96131.6315032195" calcext:value-type="float">
            <text:p>96,131.63</text:p>
          </table:table-cell>
          <table:table-cell table:style-name="ce31" table:formula="of:=ABS([.AD38]+[.AE38])" office:value-type="float" office:value="0" calcext:value-type="float">
            <text:p>0.00</text:p>
          </table:table-cell>
          <table:table-cell table:style-name="ce28" table:formula="of:=EXP([.AH38])" office:value-type="percentage" office:value="0.903933149684109" calcext:value-type="percentage">
            <text:p>90.393315%</text:p>
          </table:table-cell>
          <table:table-cell table:style-name="ce24" office:value-type="float" office:value="-0.100999870788838" calcext:value-type="float">
            <text:p>-0.101000</text:p>
          </table:table-cell>
          <table:table-cell table:style-name="ce28" table:formula="of:=([.AG37]/[.AG38]-1)/[.U38]" office:value-type="percentage" office:value="0.0165149466427546" calcext:value-type="percentage">
            <text:p>1.651495%</text:p>
          </table:table-cell>
          <table:table-cell table:style-name="ce28" table:formula="of:=POWER([.AG38];-1/[.S38])-1" office:value-type="percentage" office:value="0.0126613802172282" calcext:value-type="percentage">
            <text:p>1.266138%</text:p>
          </table:table-cell>
          <table:table-cell table:style-name="ce28" office:value-type="percentage" office:value="0.903887523" calcext:value-type="percentage">
            <text:p>90.388752%</text:p>
          </table:table-cell>
          <table:table-cell table:style-name="ce28" office:value-type="percentage" office:value="0.012667748" calcext:value-type="percentage">
            <text:p>1.266775%</text:p>
          </table:table-cell>
          <table:table-cell table:style-name="ce38" table:formula="of:=([.AL38]-[.AJ38])*10000" office:value-type="float" office:value="0.0636778277181976" calcext:value-type="float">
            <text:p>0.06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9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8]" office:value-type="date" office:date-value="2022-04-29" calcext:value-type="date">
            <text:p>29/04/2022</text:p>
          </table:table-cell>
          <table:table-cell table:style-name="ce20" table:formula="of:=[.E38]" office:value-type="date" office:date-value="2022-05-03" calcext:value-type="date">
            <text:p>03/05/2022</text:p>
          </table:table-cell>
          <table:table-cell table:style-name="ce8" office:value-type="date" office:date-value="2031-05-07" calcext:value-type="date">
            <text:p>07/05/2031</text:p>
          </table:table-cell>
          <table:table-cell table:style-name="ce20" table:formula="of:=[.H38]" office:value-type="date" office:date-value="2030-05-07" calcext:value-type="date">
            <text:p>07/05/2030</text:p>
          </table:table-cell>
          <table:table-cell table:style-name="ce20" table:formula="of:=[.F39]" office:value-type="date" office:date-value="2031-05-07" calcext:value-type="date">
            <text:p>07/05/2031</text:p>
          </table:table-cell>
          <table:table-cell table:style-name="ce20" table:formula="of:=[.H38]" office:value-type="date" office:date-value="2030-05-07" calcext:value-type="date">
            <text:p>07/05/2030</text:p>
          </table:table-cell>
          <table:table-cell table:style-name="ce20" table:formula="of:=[.F39]" office:value-type="date" office:date-value="2031-05-07" calcext:value-type="date">
            <text:p>07/05/2031</text:p>
          </table:table-cell>
          <table:table-cell table:style-name="ce20" table:formula="of:=[.G39]" office:value-type="date" office:date-value="2030-05-07" calcext:value-type="date">
            <text:p>07/05/2030</text:p>
          </table:table-cell>
          <table:table-cell table:style-name="ce20" table:formula="of:=[.H39]" office:value-type="date" office:date-value="2031-05-07" calcext:value-type="date">
            <text:p>07/05/2031</text:p>
          </table:table-cell>
          <table:table-cell table:style-name="ce20" table:formula="of:=[.I39]" office:value-type="date" office:date-value="2030-05-07" calcext:value-type="date">
            <text:p>07/05/2030</text:p>
          </table:table-cell>
          <table:table-cell table:style-name="ce20" table:formula="of:=[.J39]" office:value-type="date" office:date-value="2031-05-07" calcext:value-type="date">
            <text:p>07/05/2031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39];[.F39];[.$S$12])" office:value-type="float" office:value="9.02739726027397" calcext:value-type="float">
            <text:p>9.027397</text:p>
          </table:table-cell>
          <table:table-cell table:style-name="ce24" table:formula="of:=CALC_YR_FRAC([.G39];[.H39];[.O39])" office:value-type="float" office:value="1.01388888888889" calcext:value-type="float">
            <text:p>1.013889</text:p>
          </table:table-cell>
          <table:table-cell table:style-name="ce24" table:formula="of:=CALC_YR_FRAC([.I39];[.J39];[.P39])" office:value-type="float" office:value="1.01388888888889" calcext:value-type="float">
            <text:p>1.013889</text:p>
          </table:table-cell>
          <table:table-cell table:style-name="ce24" table:formula="of:=CALC_YR_FRAC([.K39];[.L39];[.Q39])" office:value-type="float" office:value="1.01388888888889" calcext:value-type="float">
            <text:p>1.013889</text:p>
          </table:table-cell>
          <table:table-cell table:style-name="ce24" table:formula="of:=CALC_YR_FRAC([.L39];[.M39];[.R39])" office:value-type="float" office:value="-1.01388888888889" calcext:value-type="float">
            <text:p>-1.013889</text:p>
          </table:table-cell>
          <table:table-cell table:style-name="ce28" office:value-type="percentage" office:value="0.012995" calcext:value-type="percentage">
            <text:p>1.299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39]*SUMPRODUCT([.$AC$13:.AC39];[.$V$13:.V39];[.$AG$13:.AG39])*[.$B$9]" office:value-type="float" office:value="-112279.176897701" calcext:value-type="float">
            <text:p>-112,279.18</text:p>
          </table:table-cell>
          <table:table-cell table:style-name="ce31" table:formula="of:=SUMPRODUCT([.$AC$13:.AC39];[.$AI$13:.AI39];[.$U$13:.U39];[.$AG$13:.AG39])*[.$B$9]" office:value-type="float" office:value="112279.176897701" calcext:value-type="float">
            <text:p>112,279.18</text:p>
          </table:table-cell>
          <table:table-cell table:style-name="ce31" table:formula="of:=ABS([.AD39]+[.AE39])" office:value-type="float" office:value="0" calcext:value-type="float">
            <text:p>0.00</text:p>
          </table:table-cell>
          <table:table-cell table:style-name="ce28" table:formula="of:=EXP([.AH39])" office:value-type="percentage" office:value="0.887785604289627" calcext:value-type="percentage">
            <text:p>88.778560%</text:p>
          </table:table-cell>
          <table:table-cell table:style-name="ce24" office:value-type="float" office:value="-0.119025001751258" calcext:value-type="float">
            <text:p>-0.119025</text:p>
          </table:table-cell>
          <table:table-cell table:style-name="ce28" table:formula="of:=([.AG38]/[.AG39]-1)/[.U39]" office:value-type="percentage" office:value="0.0179394057141149" calcext:value-type="percentage">
            <text:p>1.793941%</text:p>
          </table:table-cell>
          <table:table-cell table:style-name="ce28" table:formula="of:=POWER([.AG39];-1/[.S39])-1" office:value-type="percentage" office:value="0.0132721672111649" calcext:value-type="percentage">
            <text:p>1.327217%</text:p>
          </table:table-cell>
          <table:table-cell table:style-name="ce28" office:value-type="percentage" office:value="0.887761057" calcext:value-type="percentage">
            <text:p>88.776106%</text:p>
          </table:table-cell>
          <table:table-cell table:style-name="ce28" office:value-type="percentage" office:value="0.013275271" calcext:value-type="percentage">
            <text:p>1.327527%</text:p>
          </table:table-cell>
          <table:table-cell table:style-name="ce38" table:formula="of:=([.AL39]-[.AJ39])*10000" office:value-type="float" office:value="0.0310378883513519" calcext:value-type="float">
            <text:p>0.0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0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39]" office:value-type="date" office:date-value="2022-04-29" calcext:value-type="date">
            <text:p>29/04/2022</text:p>
          </table:table-cell>
          <table:table-cell table:style-name="ce20" table:formula="of:=[.E39]" office:value-type="date" office:date-value="2022-05-03" calcext:value-type="date">
            <text:p>03/05/2022</text:p>
          </table:table-cell>
          <table:table-cell table:style-name="ce8" office:value-type="date" office:date-value="2032-05-05" calcext:value-type="date">
            <text:p>05/05/2032</text:p>
          </table:table-cell>
          <table:table-cell table:style-name="ce20" table:formula="of:=[.H39]" office:value-type="date" office:date-value="2031-05-07" calcext:value-type="date">
            <text:p>07/05/2031</text:p>
          </table:table-cell>
          <table:table-cell table:style-name="ce20" table:formula="of:=[.F40]" office:value-type="date" office:date-value="2032-05-05" calcext:value-type="date">
            <text:p>05/05/2032</text:p>
          </table:table-cell>
          <table:table-cell table:style-name="ce20" table:formula="of:=[.H39]" office:value-type="date" office:date-value="2031-05-07" calcext:value-type="date">
            <text:p>07/05/2031</text:p>
          </table:table-cell>
          <table:table-cell table:style-name="ce20" table:formula="of:=[.F40]" office:value-type="date" office:date-value="2032-05-05" calcext:value-type="date">
            <text:p>05/05/2032</text:p>
          </table:table-cell>
          <table:table-cell table:style-name="ce20" table:formula="of:=[.G40]" office:value-type="date" office:date-value="2031-05-07" calcext:value-type="date">
            <text:p>07/05/2031</text:p>
          </table:table-cell>
          <table:table-cell table:style-name="ce20" table:formula="of:=[.H40]" office:value-type="date" office:date-value="2032-05-05" calcext:value-type="date">
            <text:p>05/05/2032</text:p>
          </table:table-cell>
          <table:table-cell table:style-name="ce20" table:formula="of:=[.I40]" office:value-type="date" office:date-value="2031-05-07" calcext:value-type="date">
            <text:p>07/05/2031</text:p>
          </table:table-cell>
          <table:table-cell table:style-name="ce20" table:formula="of:=[.J40]" office:value-type="date" office:date-value="2032-05-05" calcext:value-type="date">
            <text:p>05/05/2032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0];[.F40];[.$S$12])" office:value-type="float" office:value="10.0246575342466" calcext:value-type="float">
            <text:p>10.024658</text:p>
          </table:table-cell>
          <table:table-cell table:style-name="ce24" table:formula="of:=CALC_YR_FRAC([.G40];[.H40];[.O40])" office:value-type="float" office:value="1.01111111111111" calcext:value-type="float">
            <text:p>1.011111</text:p>
          </table:table-cell>
          <table:table-cell table:style-name="ce24" table:formula="of:=CALC_YR_FRAC([.I40];[.J40];[.P40])" office:value-type="float" office:value="1.01111111111111" calcext:value-type="float">
            <text:p>1.011111</text:p>
          </table:table-cell>
          <table:table-cell table:style-name="ce24" table:formula="of:=CALC_YR_FRAC([.K40];[.L40];[.Q40])" office:value-type="float" office:value="1.01111111111111" calcext:value-type="float">
            <text:p>1.011111</text:p>
          </table:table-cell>
          <table:table-cell table:style-name="ce24" table:formula="of:=CALC_YR_FRAC([.L40];[.M40];[.R40])" office:value-type="float" office:value="-1.01111111111111" calcext:value-type="float">
            <text:p>-1.011111</text:p>
          </table:table-cell>
          <table:table-cell table:style-name="ce28" office:value-type="percentage" office:value="0.013555" calcext:value-type="percentage">
            <text:p>1.355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0]*SUMPRODUCT([.$AC$13:.AC40];[.$V$13:.V40];[.$AG$13:.AG40])*[.$B$9]" office:value-type="float" office:value="-129055.395244398" calcext:value-type="float">
            <text:p>-129,055.40</text:p>
          </table:table-cell>
          <table:table-cell table:style-name="ce31" table:formula="of:=SUMPRODUCT([.$AC$13:.AC40];[.$AI$13:.AI40];[.$U$13:.U40];[.$AG$13:.AG40])*[.$B$9]" office:value-type="float" office:value="129055.395244397" calcext:value-type="float">
            <text:p>129,055.40</text:p>
          </table:table-cell>
          <table:table-cell table:style-name="ce31" table:formula="of:=ABS([.AD40]+[.AE40])" office:value-type="float" office:value="0.00000000113504938781261" calcext:value-type="float">
            <text:p>0.00</text:p>
          </table:table-cell>
          <table:table-cell table:style-name="ce28" table:formula="of:=EXP([.AH40])" office:value-type="percentage" office:value="0.871009385942931" calcext:value-type="percentage">
            <text:p>87.100939%</text:p>
          </table:table-cell>
          <table:table-cell table:style-name="ce24" office:value-type="float" office:value="-0.138102526133813" calcext:value-type="float">
            <text:p>-0.138103</text:p>
          </table:table-cell>
          <table:table-cell table:style-name="ce28" table:formula="of:=([.AG39]/[.AG40]-1)/[.U40]" office:value-type="percentage" office:value="0.019049007469613" calcext:value-type="percentage">
            <text:p>1.904901%</text:p>
          </table:table-cell>
          <table:table-cell table:style-name="ce28" table:formula="of:=POWER([.AG40];-1/[.S40])-1" office:value-type="percentage" office:value="0.0138716139534372" calcext:value-type="percentage">
            <text:p>1.387161%</text:p>
          </table:table-cell>
          <table:table-cell table:style-name="ce28" office:value-type="percentage" office:value="0.870983558" calcext:value-type="percentage">
            <text:p>87.098356%</text:p>
          </table:table-cell>
          <table:table-cell table:style-name="ce28" office:value-type="percentage" office:value="0.013874613" calcext:value-type="percentage">
            <text:p>1.387461%</text:p>
          </table:table-cell>
          <table:table-cell table:style-name="ce38" table:formula="of:=([.AL40]-[.AJ40])*10000" office:value-type="float" office:value="0.0299904656283177" calcext:value-type="float">
            <text:p>0.0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1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0]" office:value-type="date" office:date-value="2022-04-29" calcext:value-type="date">
            <text:p>29/04/2022</text:p>
          </table:table-cell>
          <table:table-cell table:style-name="ce20" table:formula="of:=[.E40]" office:value-type="date" office:date-value="2022-05-03" calcext:value-type="date">
            <text:p>03/05/2022</text:p>
          </table:table-cell>
          <table:table-cell table:style-name="ce8" office:value-type="date" office:date-value="2033-05-05" calcext:value-type="date">
            <text:p>05/05/2033</text:p>
          </table:table-cell>
          <table:table-cell table:style-name="ce20" table:formula="of:=[.H40]" office:value-type="date" office:date-value="2032-05-05" calcext:value-type="date">
            <text:p>05/05/2032</text:p>
          </table:table-cell>
          <table:table-cell table:style-name="ce20" table:formula="of:=[.F41]" office:value-type="date" office:date-value="2033-05-05" calcext:value-type="date">
            <text:p>05/05/2033</text:p>
          </table:table-cell>
          <table:table-cell table:style-name="ce20" table:formula="of:=[.H40]" office:value-type="date" office:date-value="2032-05-05" calcext:value-type="date">
            <text:p>05/05/2032</text:p>
          </table:table-cell>
          <table:table-cell table:style-name="ce20" table:formula="of:=[.F41]" office:value-type="date" office:date-value="2033-05-05" calcext:value-type="date">
            <text:p>05/05/2033</text:p>
          </table:table-cell>
          <table:table-cell table:style-name="ce20" table:formula="of:=[.G41]" office:value-type="date" office:date-value="2032-05-05" calcext:value-type="date">
            <text:p>05/05/2032</text:p>
          </table:table-cell>
          <table:table-cell table:style-name="ce20" table:formula="of:=[.H41]" office:value-type="date" office:date-value="2033-05-05" calcext:value-type="date">
            <text:p>05/05/2033</text:p>
          </table:table-cell>
          <table:table-cell table:style-name="ce20" table:formula="of:=[.I41]" office:value-type="date" office:date-value="2032-05-05" calcext:value-type="date">
            <text:p>05/05/2032</text:p>
          </table:table-cell>
          <table:table-cell table:style-name="ce20" table:formula="of:=[.J41]" office:value-type="date" office:date-value="2033-05-05" calcext:value-type="date">
            <text:p>05/05/2033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1];[.F41];[.$S$12])" office:value-type="float" office:value="11.0246575342466" calcext:value-type="float">
            <text:p>11.024658</text:p>
          </table:table-cell>
          <table:table-cell table:style-name="ce24" table:formula="of:=CALC_YR_FRAC([.G41];[.H41];[.O41])" office:value-type="float" office:value="1.01388888888889" calcext:value-type="float">
            <text:p>1.013889</text:p>
          </table:table-cell>
          <table:table-cell table:style-name="ce24" table:formula="of:=CALC_YR_FRAC([.I41];[.J41];[.P41])" office:value-type="float" office:value="1.01388888888889" calcext:value-type="float">
            <text:p>1.013889</text:p>
          </table:table-cell>
          <table:table-cell table:style-name="ce24" table:formula="of:=CALC_YR_FRAC([.K41];[.L41];[.Q41])" office:value-type="float" office:value="1.01388888888889" calcext:value-type="float">
            <text:p>1.013889</text:p>
          </table:table-cell>
          <table:table-cell table:style-name="ce24" table:formula="of:=CALC_YR_FRAC([.L41];[.M41];[.R41])" office:value-type="float" office:value="-1.01388888888889" calcext:value-type="float">
            <text:p>-1.013889</text:p>
          </table:table-cell>
          <table:table-cell table:style-name="ce28" office:value-type="percentage" office:value="0.01408" calcext:value-type="percentage">
            <text:p>1.408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1]*SUMPRODUCT([.$AC$13:.AC41];[.$V$13:.V41];[.$AG$13:.AG41])*[.$B$9]" office:value-type="float" office:value="-146242.63753343" calcext:value-type="float">
            <text:p>-146,242.64</text:p>
          </table:table-cell>
          <table:table-cell table:style-name="ce31" table:formula="of:=SUMPRODUCT([.$AC$13:.AC41];[.$AI$13:.AI41];[.$U$13:.U41];[.$AG$13:.AG41])*[.$B$9]" office:value-type="float" office:value="146242.637533425" calcext:value-type="float">
            <text:p>146,242.64</text:p>
          </table:table-cell>
          <table:table-cell table:style-name="ce31" table:formula="of:=ABS([.AD41]+[.AE41])" office:value-type="float" office:value="0.00000000582076609134674" calcext:value-type="float">
            <text:p>0.00</text:p>
          </table:table-cell>
          <table:table-cell table:style-name="ce28" table:formula="of:=EXP([.AH41])" office:value-type="percentage" office:value="0.853822143653904" calcext:value-type="percentage">
            <text:p>85.382214%</text:p>
          </table:table-cell>
          <table:table-cell table:style-name="ce24" office:value-type="float" office:value="-0.158032369583602" calcext:value-type="float">
            <text:p>-0.158032</text:p>
          </table:table-cell>
          <table:table-cell table:style-name="ce28" table:formula="of:=([.AG40]/[.AG41]-1)/[.U41]" office:value-type="percentage" office:value="0.0198540184742586" calcext:value-type="percentage">
            <text:p>1.985402%</text:p>
          </table:table-cell>
          <table:table-cell table:style-name="ce28" table:formula="of:=POWER([.AG41];-1/[.S41])-1" office:value-type="percentage" office:value="0.0144376778908606" calcext:value-type="percentage">
            <text:p>1.443768%</text:p>
          </table:table-cell>
          <table:table-cell table:style-name="ce28" office:value-type="percentage" office:value="0.853796622" calcext:value-type="percentage">
            <text:p>85.379662%</text:p>
          </table:table-cell>
          <table:table-cell table:style-name="ce28" office:value-type="percentage" office:value="0.014440428" calcext:value-type="percentage">
            <text:p>1.444043%</text:p>
          </table:table-cell>
          <table:table-cell table:style-name="ce38" table:formula="of:=([.AL41]-[.AJ41])*10000" office:value-type="float" office:value="0.0275010913941033" calcext:value-type="float">
            <text:p>0.0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2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1]" office:value-type="date" office:date-value="2022-04-29" calcext:value-type="date">
            <text:p>29/04/2022</text:p>
          </table:table-cell>
          <table:table-cell table:style-name="ce20" table:formula="of:=[.E41]" office:value-type="date" office:date-value="2022-05-03" calcext:value-type="date">
            <text:p>03/05/2022</text:p>
          </table:table-cell>
          <table:table-cell table:style-name="ce8" office:value-type="date" office:date-value="2034-05-05" calcext:value-type="date">
            <text:p>05/05/2034</text:p>
          </table:table-cell>
          <table:table-cell table:style-name="ce20" table:formula="of:=[.H41]" office:value-type="date" office:date-value="2033-05-05" calcext:value-type="date">
            <text:p>05/05/2033</text:p>
          </table:table-cell>
          <table:table-cell table:style-name="ce20" table:formula="of:=[.F42]" office:value-type="date" office:date-value="2034-05-05" calcext:value-type="date">
            <text:p>05/05/2034</text:p>
          </table:table-cell>
          <table:table-cell table:style-name="ce20" table:formula="of:=[.H41]" office:value-type="date" office:date-value="2033-05-05" calcext:value-type="date">
            <text:p>05/05/2033</text:p>
          </table:table-cell>
          <table:table-cell table:style-name="ce20" table:formula="of:=[.F42]" office:value-type="date" office:date-value="2034-05-05" calcext:value-type="date">
            <text:p>05/05/2034</text:p>
          </table:table-cell>
          <table:table-cell table:style-name="ce20" table:formula="of:=[.G42]" office:value-type="date" office:date-value="2033-05-05" calcext:value-type="date">
            <text:p>05/05/2033</text:p>
          </table:table-cell>
          <table:table-cell table:style-name="ce20" table:formula="of:=[.H42]" office:value-type="date" office:date-value="2034-05-05" calcext:value-type="date">
            <text:p>05/05/2034</text:p>
          </table:table-cell>
          <table:table-cell table:style-name="ce20" table:formula="of:=[.I42]" office:value-type="date" office:date-value="2033-05-05" calcext:value-type="date">
            <text:p>05/05/2033</text:p>
          </table:table-cell>
          <table:table-cell table:style-name="ce20" table:formula="of:=[.J42]" office:value-type="date" office:date-value="2034-05-05" calcext:value-type="date">
            <text:p>05/05/2034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2];[.F42];[.$S$12])" office:value-type="float" office:value="12.0246575342466" calcext:value-type="float">
            <text:p>12.024658</text:p>
          </table:table-cell>
          <table:table-cell table:style-name="ce24" table:formula="of:=CALC_YR_FRAC([.G42];[.H42];[.O42])" office:value-type="float" office:value="1.01388888888889" calcext:value-type="float">
            <text:p>1.013889</text:p>
          </table:table-cell>
          <table:table-cell table:style-name="ce24" table:formula="of:=CALC_YR_FRAC([.I42];[.J42];[.P42])" office:value-type="float" office:value="1.01388888888889" calcext:value-type="float">
            <text:p>1.013889</text:p>
          </table:table-cell>
          <table:table-cell table:style-name="ce24" table:formula="of:=CALC_YR_FRAC([.K42];[.L42];[.Q42])" office:value-type="float" office:value="1.01388888888889" calcext:value-type="float">
            <text:p>1.013889</text:p>
          </table:table-cell>
          <table:table-cell table:style-name="ce24" table:formula="of:=CALC_YR_FRAC([.L42];[.M42];[.R42])" office:value-type="float" office:value="-1.01388888888889" calcext:value-type="float">
            <text:p>-1.013889</text:p>
          </table:table-cell>
          <table:table-cell table:style-name="ce28" office:value-type="percentage" office:value="0.01458" calcext:value-type="percentage">
            <text:p>1.458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2]*SUMPRODUCT([.$AC$13:.AC42];[.$V$13:.V42];[.$AG$13:.AG42])*[.$B$9]" office:value-type="float" office:value="-163798.026317879" calcext:value-type="float">
            <text:p>-163,798.03</text:p>
          </table:table-cell>
          <table:table-cell table:style-name="ce31" table:formula="of:=SUMPRODUCT([.$AC$13:.AC42];[.$AI$13:.AI42];[.$U$13:.U42];[.$AG$13:.AG42])*[.$B$9]" office:value-type="float" office:value="163798.026317852" calcext:value-type="float">
            <text:p>163,798.03</text:p>
          </table:table-cell>
          <table:table-cell table:style-name="ce31" table:formula="of:=ABS([.AD42]+[.AE42])" office:value-type="float" office:value="0.0000000266009010374546" calcext:value-type="float">
            <text:p>0.00</text:p>
          </table:table-cell>
          <table:table-cell table:style-name="ce28" table:formula="of:=EXP([.AH42])" office:value-type="percentage" office:value="0.836266754869476" calcext:value-type="percentage">
            <text:p>83.626675%</text:p>
          </table:table-cell>
          <table:table-cell table:style-name="ce24" office:value-type="float" office:value="-0.178807632022055" calcext:value-type="float">
            <text:p>-0.178808</text:p>
          </table:table-cell>
          <table:table-cell table:style-name="ce28" table:formula="of:=([.AG41]/[.AG42]-1)/[.U42]" office:value-type="percentage" office:value="0.0207050010128185" calcext:value-type="percentage">
            <text:p>2.070500%</text:p>
          </table:table-cell>
          <table:table-cell table:style-name="ce28" table:formula="of:=POWER([.AG42];-1/[.S42])-1" office:value-type="percentage" office:value="0.0149811907495321" calcext:value-type="percentage">
            <text:p>1.498119%</text:p>
          </table:table-cell>
          <table:table-cell table:style-name="ce28" office:value-type="percentage" office:value="0.836241194" calcext:value-type="percentage">
            <text:p>83.624119%</text:p>
          </table:table-cell>
          <table:table-cell table:style-name="ce28" office:value-type="percentage" office:value="0.014983771" calcext:value-type="percentage">
            <text:p>1.498377%</text:p>
          </table:table-cell>
          <table:table-cell table:style-name="ce38" table:formula="of:=([.AL42]-[.AJ42])*10000" office:value-type="float" office:value="0.0258025046791927" calcext:value-type="float">
            <text:p>0.0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3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2]" office:value-type="date" office:date-value="2022-04-29" calcext:value-type="date">
            <text:p>29/04/2022</text:p>
          </table:table-cell>
          <table:table-cell table:style-name="ce20" table:formula="of:=[.E42]" office:value-type="date" office:date-value="2022-05-03" calcext:value-type="date">
            <text:p>03/05/2022</text:p>
          </table:table-cell>
          <table:table-cell table:style-name="ce8" office:value-type="date" office:date-value="2035-05-07" calcext:value-type="date">
            <text:p>07/05/2035</text:p>
          </table:table-cell>
          <table:table-cell table:style-name="ce20" table:formula="of:=[.H42]" office:value-type="date" office:date-value="2034-05-05" calcext:value-type="date">
            <text:p>05/05/2034</text:p>
          </table:table-cell>
          <table:table-cell table:style-name="ce20" table:formula="of:=[.F43]" office:value-type="date" office:date-value="2035-05-07" calcext:value-type="date">
            <text:p>07/05/2035</text:p>
          </table:table-cell>
          <table:table-cell table:style-name="ce20" table:formula="of:=[.H42]" office:value-type="date" office:date-value="2034-05-05" calcext:value-type="date">
            <text:p>05/05/2034</text:p>
          </table:table-cell>
          <table:table-cell table:style-name="ce20" table:formula="of:=[.F43]" office:value-type="date" office:date-value="2035-05-07" calcext:value-type="date">
            <text:p>07/05/2035</text:p>
          </table:table-cell>
          <table:table-cell table:style-name="ce20" table:formula="of:=[.G43]" office:value-type="date" office:date-value="2034-05-05" calcext:value-type="date">
            <text:p>05/05/2034</text:p>
          </table:table-cell>
          <table:table-cell table:style-name="ce20" table:formula="of:=[.H43]" office:value-type="date" office:date-value="2035-05-07" calcext:value-type="date">
            <text:p>07/05/2035</text:p>
          </table:table-cell>
          <table:table-cell table:style-name="ce20" table:formula="of:=[.I43]" office:value-type="date" office:date-value="2034-05-05" calcext:value-type="date">
            <text:p>05/05/2034</text:p>
          </table:table-cell>
          <table:table-cell table:style-name="ce20" table:formula="of:=[.J43]" office:value-type="date" office:date-value="2035-05-07" calcext:value-type="date">
            <text:p>07/05/2035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3];[.F43];[.$S$12])" office:value-type="float" office:value="13.0301369863014" calcext:value-type="float">
            <text:p>13.030137</text:p>
          </table:table-cell>
          <table:table-cell table:style-name="ce24" table:formula="of:=CALC_YR_FRAC([.G43];[.H43];[.O43])" office:value-type="float" office:value="1.01944444444444" calcext:value-type="float">
            <text:p>1.019444</text:p>
          </table:table-cell>
          <table:table-cell table:style-name="ce24" table:formula="of:=CALC_YR_FRAC([.I43];[.J43];[.P43])" office:value-type="float" office:value="1.01944444444444" calcext:value-type="float">
            <text:p>1.019444</text:p>
          </table:table-cell>
          <table:table-cell table:style-name="ce24" table:formula="of:=CALC_YR_FRAC([.K43];[.L43];[.Q43])" office:value-type="float" office:value="1.01944444444444" calcext:value-type="float">
            <text:p>1.019444</text:p>
          </table:table-cell>
          <table:table-cell table:style-name="ce24" table:formula="of:=CALC_YR_FRAC([.L43];[.M43];[.R43])" office:value-type="float" office:value="-1.01944444444444" calcext:value-type="float">
            <text:p>-1.019444</text:p>
          </table:table-cell>
          <table:table-cell table:style-name="ce28" office:value-type="percentage" office:value="0.01499" calcext:value-type="percentage">
            <text:p>1.499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3]*SUMPRODUCT([.$AC$13:.AC43];[.$V$13:.V43];[.$AG$13:.AG43])*[.$B$9]" office:value-type="float" office:value="-180921.853550746" calcext:value-type="float">
            <text:p>-180,921.85</text:p>
          </table:table-cell>
          <table:table-cell table:style-name="ce31" table:formula="of:=SUMPRODUCT([.$AC$13:.AC43];[.$AI$13:.AI43];[.$U$13:.U43];[.$AG$13:.AG43])*[.$B$9]" office:value-type="float" office:value="180921.853550643" calcext:value-type="float">
            <text:p>180,921.85</text:p>
          </table:table-cell>
          <table:table-cell table:style-name="ce31" table:formula="of:=ABS([.AD43]+[.AE43])" office:value-type="float" office:value="0.000000103231286630034" calcext:value-type="float">
            <text:p>0.00</text:p>
          </table:table-cell>
          <table:table-cell table:style-name="ce28" table:formula="of:=EXP([.AH43])" office:value-type="percentage" office:value="0.819142927636685" calcext:value-type="percentage">
            <text:p>81.914293%</text:p>
          </table:table-cell>
          <table:table-cell table:style-name="ce24" office:value-type="float" office:value="-0.1994966955361" calcext:value-type="float">
            <text:p>-0.199497</text:p>
          </table:table-cell>
          <table:table-cell table:style-name="ce28" table:formula="of:=([.AG42]/[.AG43]-1)/[.U43]" office:value-type="percentage" office:value="0.0205058411145961" calcext:value-type="percentage">
            <text:p>2.050584%</text:p>
          </table:table-cell>
          <table:table-cell table:style-name="ce28" table:formula="of:=POWER([.AG43];-1/[.S43])-1" office:value-type="percentage" office:value="0.0154282113373101" calcext:value-type="percentage">
            <text:p>1.542821%</text:p>
          </table:table-cell>
          <table:table-cell table:style-name="ce28" office:value-type="percentage" office:value="0.819093958" calcext:value-type="percentage">
            <text:p>81.909396%</text:p>
          </table:table-cell>
          <table:table-cell table:style-name="ce28" office:value-type="percentage" office:value="0.01543287" calcext:value-type="percentage">
            <text:p>1.543287%</text:p>
          </table:table-cell>
          <table:table-cell table:style-name="ce38" table:formula="of:=([.AL43]-[.AJ43])*10000" office:value-type="float" office:value="0.0465866268990582" calcext:value-type="float">
            <text:p>0.05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4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3]" office:value-type="date" office:date-value="2022-04-29" calcext:value-type="date">
            <text:p>29/04/2022</text:p>
          </table:table-cell>
          <table:table-cell table:style-name="ce20" table:formula="of:=[.E43]" office:value-type="date" office:date-value="2022-05-03" calcext:value-type="date">
            <text:p>03/05/2022</text:p>
          </table:table-cell>
          <table:table-cell table:style-name="ce8" office:value-type="date" office:date-value="2036-05-07" calcext:value-type="date">
            <text:p>07/05/2036</text:p>
          </table:table-cell>
          <table:table-cell table:style-name="ce20" table:formula="of:=[.H43]" office:value-type="date" office:date-value="2035-05-07" calcext:value-type="date">
            <text:p>07/05/2035</text:p>
          </table:table-cell>
          <table:table-cell table:style-name="ce20" table:formula="of:=[.F44]" office:value-type="date" office:date-value="2036-05-07" calcext:value-type="date">
            <text:p>07/05/2036</text:p>
          </table:table-cell>
          <table:table-cell table:style-name="ce20" table:formula="of:=[.H43]" office:value-type="date" office:date-value="2035-05-07" calcext:value-type="date">
            <text:p>07/05/2035</text:p>
          </table:table-cell>
          <table:table-cell table:style-name="ce20" table:formula="of:=[.F44]" office:value-type="date" office:date-value="2036-05-07" calcext:value-type="date">
            <text:p>07/05/2036</text:p>
          </table:table-cell>
          <table:table-cell table:style-name="ce20" table:formula="of:=[.G44]" office:value-type="date" office:date-value="2035-05-07" calcext:value-type="date">
            <text:p>07/05/2035</text:p>
          </table:table-cell>
          <table:table-cell table:style-name="ce20" table:formula="of:=[.H44]" office:value-type="date" office:date-value="2036-05-07" calcext:value-type="date">
            <text:p>07/05/2036</text:p>
          </table:table-cell>
          <table:table-cell table:style-name="ce20" table:formula="of:=[.I44]" office:value-type="date" office:date-value="2035-05-07" calcext:value-type="date">
            <text:p>07/05/2035</text:p>
          </table:table-cell>
          <table:table-cell table:style-name="ce20" table:formula="of:=[.J44]" office:value-type="date" office:date-value="2036-05-07" calcext:value-type="date">
            <text:p>07/05/2036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4];[.F44];[.$S$12])" office:value-type="float" office:value="14.0328767123288" calcext:value-type="float">
            <text:p>14.032877</text:p>
          </table:table-cell>
          <table:table-cell table:style-name="ce24" table:formula="of:=CALC_YR_FRAC([.G44];[.H44];[.O44])" office:value-type="float" office:value="1.01666666666667" calcext:value-type="float">
            <text:p>1.016667</text:p>
          </table:table-cell>
          <table:table-cell table:style-name="ce24" table:formula="of:=CALC_YR_FRAC([.I44];[.J44];[.P44])" office:value-type="float" office:value="1.01666666666667" calcext:value-type="float">
            <text:p>1.016667</text:p>
          </table:table-cell>
          <table:table-cell table:style-name="ce24" table:formula="of:=CALC_YR_FRAC([.K44];[.L44];[.Q44])" office:value-type="float" office:value="1.01666666666667" calcext:value-type="float">
            <text:p>1.016667</text:p>
          </table:table-cell>
          <table:table-cell table:style-name="ce24" table:formula="of:=CALC_YR_FRAC([.L44];[.M44];[.R44])" office:value-type="float" office:value="-1.01666666666667" calcext:value-type="float">
            <text:p>-1.016667</text:p>
          </table:table-cell>
          <table:table-cell table:style-name="ce28" office:value-type="percentage" office:value="0.015305" calcext:value-type="percentage">
            <text:p>1.530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4]*SUMPRODUCT([.$AC$13:.AC44];[.$V$13:.V44];[.$AG$13:.AG44])*[.$B$9]" office:value-type="float" office:value="-197216.138849822" calcext:value-type="float">
            <text:p>-197,216.14</text:p>
          </table:table-cell>
          <table:table-cell table:style-name="ce31" table:formula="of:=SUMPRODUCT([.$AC$13:.AC44];[.$AI$13:.AI44];[.$U$13:.U44];[.$AG$13:.AG44])*[.$B$9]" office:value-type="float" office:value="197216.138849485" calcext:value-type="float">
            <text:p>197,216.14</text:p>
          </table:table-cell>
          <table:table-cell table:style-name="ce31" table:formula="of:=ABS([.AD44]+[.AE44])" office:value-type="float" office:value="0.000000336556695401669" calcext:value-type="float">
            <text:p>0.00</text:p>
          </table:table-cell>
          <table:table-cell table:style-name="ce28" table:formula="of:=EXP([.AH44])" office:value-type="percentage" office:value="0.802848642337843" calcext:value-type="percentage">
            <text:p>80.284864%</text:p>
          </table:table-cell>
          <table:table-cell table:style-name="ce24" office:value-type="float" office:value="-0.219589073041193" calcext:value-type="float">
            <text:p>-0.219589</text:p>
          </table:table-cell>
          <table:table-cell table:style-name="ce28" table:formula="of:=([.AG43]/[.AG44]-1)/[.U44]" office:value-type="percentage" office:value="0.0199628734764304" calcext:value-type="percentage">
            <text:p>1.996287%</text:p>
          </table:table-cell>
          <table:table-cell table:style-name="ce28" table:formula="of:=POWER([.AG44];-1/[.S44])-1" office:value-type="percentage" office:value="0.0157712605746942" calcext:value-type="percentage">
            <text:p>1.577126%</text:p>
          </table:table-cell>
          <table:table-cell table:style-name="ce28" office:value-type="percentage" office:value="0.802832918" calcext:value-type="percentage">
            <text:p>80.283292%</text:p>
          </table:table-cell>
          <table:table-cell table:style-name="ce28" office:value-type="percentage" office:value="0.015772678" calcext:value-type="percentage">
            <text:p>1.577268%</text:p>
          </table:table-cell>
          <table:table-cell table:style-name="ce38" table:formula="of:=([.AL44]-[.AJ44])*10000" office:value-type="float" office:value="0.0141742530575251" calcext:value-type="float">
            <text:p>0.01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5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4]" office:value-type="date" office:date-value="2022-04-29" calcext:value-type="date">
            <text:p>29/04/2022</text:p>
          </table:table-cell>
          <table:table-cell table:style-name="ce20" table:formula="of:=[.E44]" office:value-type="date" office:date-value="2022-05-03" calcext:value-type="date">
            <text:p>03/05/2022</text:p>
          </table:table-cell>
          <table:table-cell table:style-name="ce8" office:value-type="date" office:date-value="2037-05-06" calcext:value-type="date">
            <text:p>06/05/2037</text:p>
          </table:table-cell>
          <table:table-cell table:style-name="ce20" table:formula="of:=[.H44]" office:value-type="date" office:date-value="2036-05-07" calcext:value-type="date">
            <text:p>07/05/2036</text:p>
          </table:table-cell>
          <table:table-cell table:style-name="ce20" table:formula="of:=[.F45]" office:value-type="date" office:date-value="2037-05-06" calcext:value-type="date">
            <text:p>06/05/2037</text:p>
          </table:table-cell>
          <table:table-cell table:style-name="ce20" table:formula="of:=[.H44]" office:value-type="date" office:date-value="2036-05-07" calcext:value-type="date">
            <text:p>07/05/2036</text:p>
          </table:table-cell>
          <table:table-cell table:style-name="ce20" table:formula="of:=[.F45]" office:value-type="date" office:date-value="2037-05-06" calcext:value-type="date">
            <text:p>06/05/2037</text:p>
          </table:table-cell>
          <table:table-cell table:style-name="ce20" table:formula="of:=[.G45]" office:value-type="date" office:date-value="2036-05-07" calcext:value-type="date">
            <text:p>07/05/2036</text:p>
          </table:table-cell>
          <table:table-cell table:style-name="ce20" table:formula="of:=[.H45]" office:value-type="date" office:date-value="2037-05-06" calcext:value-type="date">
            <text:p>06/05/2037</text:p>
          </table:table-cell>
          <table:table-cell table:style-name="ce20" table:formula="of:=[.I45]" office:value-type="date" office:date-value="2036-05-07" calcext:value-type="date">
            <text:p>07/05/2036</text:p>
          </table:table-cell>
          <table:table-cell table:style-name="ce20" table:formula="of:=[.J45]" office:value-type="date" office:date-value="2037-05-06" calcext:value-type="date">
            <text:p>06/05/2037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5];[.F45];[.$S$12])" office:value-type="float" office:value="15.0301369863014" calcext:value-type="float">
            <text:p>15.030137</text:p>
          </table:table-cell>
          <table:table-cell table:style-name="ce24" table:formula="of:=CALC_YR_FRAC([.G45];[.H45];[.O45])" office:value-type="float" office:value="1.01111111111111" calcext:value-type="float">
            <text:p>1.011111</text:p>
          </table:table-cell>
          <table:table-cell table:style-name="ce24" table:formula="of:=CALC_YR_FRAC([.I45];[.J45];[.P45])" office:value-type="float" office:value="1.01111111111111" calcext:value-type="float">
            <text:p>1.011111</text:p>
          </table:table-cell>
          <table:table-cell table:style-name="ce24" table:formula="of:=CALC_YR_FRAC([.K45];[.L45];[.Q45])" office:value-type="float" office:value="1.01111111111111" calcext:value-type="float">
            <text:p>1.011111</text:p>
          </table:table-cell>
          <table:table-cell table:style-name="ce24" table:formula="of:=CALC_YR_FRAC([.L45];[.M45];[.R45])" office:value-type="float" office:value="-1.01111111111111" calcext:value-type="float">
            <text:p>-1.011111</text:p>
          </table:table-cell>
          <table:table-cell table:style-name="ce28" office:value-type="percentage" office:value="0.01552" calcext:value-type="percentage">
            <text:p>1.5520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5]*SUMPRODUCT([.$AC$13:.AC45];[.$V$13:.V45];[.$AG$13:.AG45])*[.$B$9]" office:value-type="float" office:value="-212347.776709315" calcext:value-type="float">
            <text:p>-212,347.78</text:p>
          </table:table-cell>
          <table:table-cell table:style-name="ce31" table:formula="of:=SUMPRODUCT([.$AC$13:.AC45];[.$AI$13:.AI45];[.$U$13:.U45];[.$AG$13:.AG45])*[.$B$9]" office:value-type="float" office:value="212347.776708384" calcext:value-type="float">
            <text:p>212,347.78</text:p>
          </table:table-cell>
          <table:table-cell table:style-name="ce31" table:formula="of:=ABS([.AD45]+[.AE45])" office:value-type="float" office:value="0.000000931147951632738" calcext:value-type="float">
            <text:p>0.00</text:p>
          </table:table-cell>
          <table:table-cell table:style-name="ce28" table:formula="of:=EXP([.AH45])" office:value-type="percentage" office:value="0.787717004478944" calcext:value-type="percentage">
            <text:p>78.771700%</text:p>
          </table:table-cell>
          <table:table-cell table:style-name="ce24" office:value-type="float" office:value="-0.238616384999271" calcext:value-type="float">
            <text:p>-0.238616</text:p>
          </table:table-cell>
          <table:table-cell table:style-name="ce28" table:formula="of:=([.AG44]/[.AG45]-1)/[.U45]" office:value-type="percentage" office:value="0.0189983916039544" calcext:value-type="percentage">
            <text:p>1.899839%</text:p>
          </table:table-cell>
          <table:table-cell table:style-name="ce28" table:formula="of:=POWER([.AG45];-1/[.S45])-1" office:value-type="percentage" office:value="0.01600255334739" calcext:value-type="percentage">
            <text:p>1.600255%</text:p>
          </table:table-cell>
          <table:table-cell table:style-name="ce28" office:value-type="percentage" office:value="0.787707485" calcext:value-type="percentage">
            <text:p>78.770749%</text:p>
          </table:table-cell>
          <table:table-cell table:style-name="ce28" office:value-type="percentage" office:value="0.01600337" calcext:value-type="percentage">
            <text:p>1.600337%</text:p>
          </table:table-cell>
          <table:table-cell table:style-name="ce38" table:formula="of:=([.AL45]-[.AJ45])*10000" office:value-type="float" office:value="0.00816652610018814" calcext:value-type="float">
            <text:p>0.01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6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5]" office:value-type="date" office:date-value="2022-04-29" calcext:value-type="date">
            <text:p>29/04/2022</text:p>
          </table:table-cell>
          <table:table-cell table:style-name="ce20" table:formula="of:=[.E45]" office:value-type="date" office:date-value="2022-05-03" calcext:value-type="date">
            <text:p>03/05/2022</text:p>
          </table:table-cell>
          <table:table-cell table:style-name="ce8" office:value-type="date" office:date-value="2038-05-05" calcext:value-type="date">
            <text:p>05/05/2038</text:p>
          </table:table-cell>
          <table:table-cell table:style-name="ce20" table:formula="of:=[.H45]" office:value-type="date" office:date-value="2037-05-06" calcext:value-type="date">
            <text:p>06/05/2037</text:p>
          </table:table-cell>
          <table:table-cell table:style-name="ce20" table:formula="of:=[.F46]" office:value-type="date" office:date-value="2038-05-05" calcext:value-type="date">
            <text:p>05/05/2038</text:p>
          </table:table-cell>
          <table:table-cell table:style-name="ce20" table:formula="of:=[.H45]" office:value-type="date" office:date-value="2037-05-06" calcext:value-type="date">
            <text:p>06/05/2037</text:p>
          </table:table-cell>
          <table:table-cell table:style-name="ce20" table:formula="of:=[.F46]" office:value-type="date" office:date-value="2038-05-05" calcext:value-type="date">
            <text:p>05/05/2038</text:p>
          </table:table-cell>
          <table:table-cell table:style-name="ce20" table:formula="of:=[.G46]" office:value-type="date" office:date-value="2037-05-06" calcext:value-type="date">
            <text:p>06/05/2037</text:p>
          </table:table-cell>
          <table:table-cell table:style-name="ce20" table:formula="of:=[.H46]" office:value-type="date" office:date-value="2038-05-05" calcext:value-type="date">
            <text:p>05/05/2038</text:p>
          </table:table-cell>
          <table:table-cell table:style-name="ce20" table:formula="of:=[.I46]" office:value-type="date" office:date-value="2037-05-06" calcext:value-type="date">
            <text:p>06/05/2037</text:p>
          </table:table-cell>
          <table:table-cell table:style-name="ce20" table:formula="of:=[.J46]" office:value-type="date" office:date-value="2038-05-05" calcext:value-type="date">
            <text:p>05/05/2038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6];[.F46];[.$S$12])" office:value-type="float" office:value="16.027397260274" calcext:value-type="float">
            <text:p>16.027397</text:p>
          </table:table-cell>
          <table:table-cell table:style-name="ce24" table:formula="of:=CALC_YR_FRAC([.G46];[.H46];[.O46])" office:value-type="float" office:value="1.01111111111111" calcext:value-type="float">
            <text:p>1.011111</text:p>
          </table:table-cell>
          <table:table-cell table:style-name="ce24" table:formula="of:=CALC_YR_FRAC([.I46];[.J46];[.P46])" office:value-type="float" office:value="1.01111111111111" calcext:value-type="float">
            <text:p>1.011111</text:p>
          </table:table-cell>
          <table:table-cell table:style-name="ce24" table:formula="of:=CALC_YR_FRAC([.K46];[.L46];[.Q46])" office:value-type="float" office:value="1.01111111111111" calcext:value-type="float">
            <text:p>1.011111</text:p>
          </table:table-cell>
          <table:table-cell table:style-name="ce24" table:formula="of:=CALC_YR_FRAC([.L46];[.M46];[.R46])" office:value-type="float" office:value="-1.01111111111111" calcext:value-type="float">
            <text:p>-1.011111</text:p>
          </table:table-cell>
          <table:table-cell table:style-name="ce28" office:value-type="percentage" office:value="0.015523" calcext:value-type="percentage">
            <text:p>1.5523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6]*SUMPRODUCT([.$AC$13:.AC46];[.$V$13:.V46];[.$AG$13:.AG46])*[.$B$9]" office:value-type="float" office:value="-224560.729918898" calcext:value-type="float">
            <text:p>-224,560.73</text:p>
          </table:table-cell>
          <table:table-cell table:style-name="ce31" table:formula="of:=SUMPRODUCT([.$AC$13:.AC46];[.$AI$13:.AI46];[.$U$13:.U46];[.$AG$13:.AG46])*[.$B$9]" office:value-type="float" office:value="224560.729918898" calcext:value-type="float">
            <text:p>224,560.73</text:p>
          </table:table-cell>
          <table:table-cell table:style-name="ce31" table:formula="of:=ABS([.AD46]+[.AE46])" office:value-type="float" office:value="0" calcext:value-type="float">
            <text:p>0.00</text:p>
          </table:table-cell>
          <table:table-cell table:style-name="ce28" table:formula="of:=EXP([.AH46])" office:value-type="percentage" office:value="0.77550405126843" calcext:value-type="percentage">
            <text:p>77.550405%</text:p>
          </table:table-cell>
          <table:table-cell table:style-name="ce24" office:value-type="float" office:value="-0.254242072306423" calcext:value-type="float">
            <text:p>-0.254242</text:p>
          </table:table-cell>
          <table:table-cell table:style-name="ce28" table:formula="of:=([.AG45]/[.AG46]-1)/[.U46]" office:value-type="percentage" office:value="0.0155753473031111" calcext:value-type="percentage">
            <text:p>1.557535%</text:p>
          </table:table-cell>
          <table:table-cell table:style-name="ce28" table:formula="of:=POWER([.AG46];-1/[.S46])-1" office:value-type="percentage" office:value="0.0159894516870291" calcext:value-type="percentage">
            <text:p>1.598945%</text:p>
          </table:table-cell>
          <table:table-cell table:style-name="ce28" office:value-type="percentage" office:value="0.773792137" calcext:value-type="percentage">
            <text:p>77.379214%</text:p>
          </table:table-cell>
          <table:table-cell table:style-name="ce28" office:value-type="percentage" office:value="0.01612955" calcext:value-type="percentage">
            <text:p>1.612955%</text:p>
          </table:table-cell>
          <table:table-cell table:style-name="ce38" table:formula="of:=([.AL46]-[.AJ46])*10000" office:value-type="float" office:value="1.40098312970856" calcext:value-type="float">
            <text:p>1.40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7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6]" office:value-type="date" office:date-value="2022-04-29" calcext:value-type="date">
            <text:p>29/04/2022</text:p>
          </table:table-cell>
          <table:table-cell table:style-name="ce20" table:formula="of:=[.E46]" office:value-type="date" office:date-value="2022-05-03" calcext:value-type="date">
            <text:p>03/05/2022</text:p>
          </table:table-cell>
          <table:table-cell table:style-name="ce8" office:value-type="date" office:date-value="2039-05-05" calcext:value-type="date">
            <text:p>05/05/2039</text:p>
          </table:table-cell>
          <table:table-cell table:style-name="ce20" table:formula="of:=[.H46]" office:value-type="date" office:date-value="2038-05-05" calcext:value-type="date">
            <text:p>05/05/2038</text:p>
          </table:table-cell>
          <table:table-cell table:style-name="ce20" table:formula="of:=[.F47]" office:value-type="date" office:date-value="2039-05-05" calcext:value-type="date">
            <text:p>05/05/2039</text:p>
          </table:table-cell>
          <table:table-cell table:style-name="ce20" table:formula="of:=[.H46]" office:value-type="date" office:date-value="2038-05-05" calcext:value-type="date">
            <text:p>05/05/2038</text:p>
          </table:table-cell>
          <table:table-cell table:style-name="ce20" table:formula="of:=[.F47]" office:value-type="date" office:date-value="2039-05-05" calcext:value-type="date">
            <text:p>05/05/2039</text:p>
          </table:table-cell>
          <table:table-cell table:style-name="ce20" table:formula="of:=[.G47]" office:value-type="date" office:date-value="2038-05-05" calcext:value-type="date">
            <text:p>05/05/2038</text:p>
          </table:table-cell>
          <table:table-cell table:style-name="ce20" table:formula="of:=[.H47]" office:value-type="date" office:date-value="2039-05-05" calcext:value-type="date">
            <text:p>05/05/2039</text:p>
          </table:table-cell>
          <table:table-cell table:style-name="ce20" table:formula="of:=[.I47]" office:value-type="date" office:date-value="2038-05-05" calcext:value-type="date">
            <text:p>05/05/2038</text:p>
          </table:table-cell>
          <table:table-cell table:style-name="ce20" table:formula="of:=[.J47]" office:value-type="date" office:date-value="2039-05-05" calcext:value-type="date">
            <text:p>05/05/2039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7];[.F47];[.$S$12])" office:value-type="float" office:value="17.027397260274" calcext:value-type="float">
            <text:p>17.027397</text:p>
          </table:table-cell>
          <table:table-cell table:style-name="ce24" table:formula="of:=CALC_YR_FRAC([.G47];[.H47];[.O47])" office:value-type="float" office:value="1.01388888888889" calcext:value-type="float">
            <text:p>1.013889</text:p>
          </table:table-cell>
          <table:table-cell table:style-name="ce24" table:formula="of:=CALC_YR_FRAC([.I47];[.J47];[.P47])" office:value-type="float" office:value="1.01388888888889" calcext:value-type="float">
            <text:p>1.013889</text:p>
          </table:table-cell>
          <table:table-cell table:style-name="ce24" table:formula="of:=CALC_YR_FRAC([.K47];[.L47];[.Q47])" office:value-type="float" office:value="1.01388888888889" calcext:value-type="float">
            <text:p>1.013889</text:p>
          </table:table-cell>
          <table:table-cell table:style-name="ce24" table:formula="of:=CALC_YR_FRAC([.L47];[.M47];[.R47])" office:value-type="float" office:value="-1.01388888888889" calcext:value-type="float">
            <text:p>-1.013889</text:p>
          </table:table-cell>
          <table:table-cell table:style-name="ce28" office:value-type="percentage" office:value="0.015526" calcext:value-type="percentage">
            <text:p>1.5526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7]*SUMPRODUCT([.$AC$13:.AC47];[.$V$13:.V47];[.$AG$13:.AG47])*[.$B$9]" office:value-type="float" office:value="-236621.969934568" calcext:value-type="float">
            <text:p>-236,621.97</text:p>
          </table:table-cell>
          <table:table-cell table:style-name="ce31" table:formula="of:=SUMPRODUCT([.$AC$13:.AC47];[.$AI$13:.AI47];[.$U$13:.U47];[.$AG$13:.AG47])*[.$B$9]" office:value-type="float" office:value="236621.969934568" calcext:value-type="float">
            <text:p>236,621.97</text:p>
          </table:table-cell>
          <table:table-cell table:style-name="ce31" table:formula="of:=ABS([.AD47]+[.AE47])" office:value-type="float" office:value="0" calcext:value-type="float">
            <text:p>0.00</text:p>
          </table:table-cell>
          <table:table-cell table:style-name="ce28" table:formula="of:=EXP([.AH47])" office:value-type="percentage" office:value="0.76344281125276" calcext:value-type="percentage">
            <text:p>76.344281%</text:p>
          </table:table-cell>
          <table:table-cell table:style-name="ce24" office:value-type="float" office:value="-0.269917060530605" calcext:value-type="float">
            <text:p>-0.269917</text:p>
          </table:table-cell>
          <table:table-cell table:style-name="ce28" table:formula="of:=([.AG46]/[.AG47]-1)/[.U47]" office:value-type="percentage" office:value="0.0155820676733885" calcext:value-type="percentage">
            <text:p>1.558207%</text:p>
          </table:table-cell>
          <table:table-cell table:style-name="ce28" table:formula="of:=POWER([.AG47];-1/[.S47])-1" office:value-type="percentage" office:value="0.0159782354512588" calcext:value-type="percentage">
            <text:p>1.597824%</text:p>
          </table:table-cell>
          <table:table-cell table:style-name="ce28" office:value-type="percentage" office:value="0.760921576" calcext:value-type="percentage">
            <text:p>76.092158%</text:p>
          </table:table-cell>
          <table:table-cell table:style-name="ce28" office:value-type="percentage" office:value="0.016175629" calcext:value-type="percentage">
            <text:p>1.617563%</text:p>
          </table:table-cell>
          <table:table-cell table:style-name="ce38" table:formula="of:=([.AL47]-[.AJ47])*10000" office:value-type="float" office:value="1.97393548741241" calcext:value-type="float">
            <text:p>1.97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8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7]" office:value-type="date" office:date-value="2022-04-29" calcext:value-type="date">
            <text:p>29/04/2022</text:p>
          </table:table-cell>
          <table:table-cell table:style-name="ce20" table:formula="of:=[.E47]" office:value-type="date" office:date-value="2022-05-03" calcext:value-type="date">
            <text:p>03/05/2022</text:p>
          </table:table-cell>
          <table:table-cell table:style-name="ce8" office:value-type="date" office:date-value="2040-05-07" calcext:value-type="date">
            <text:p>07/05/2040</text:p>
          </table:table-cell>
          <table:table-cell table:style-name="ce20" table:formula="of:=[.H47]" office:value-type="date" office:date-value="2039-05-05" calcext:value-type="date">
            <text:p>05/05/2039</text:p>
          </table:table-cell>
          <table:table-cell table:style-name="ce20" table:formula="of:=[.F48]" office:value-type="date" office:date-value="2040-05-07" calcext:value-type="date">
            <text:p>07/05/2040</text:p>
          </table:table-cell>
          <table:table-cell table:style-name="ce20" table:formula="of:=[.H47]" office:value-type="date" office:date-value="2039-05-05" calcext:value-type="date">
            <text:p>05/05/2039</text:p>
          </table:table-cell>
          <table:table-cell table:style-name="ce20" table:formula="of:=[.F48]" office:value-type="date" office:date-value="2040-05-07" calcext:value-type="date">
            <text:p>07/05/2040</text:p>
          </table:table-cell>
          <table:table-cell table:style-name="ce20" table:formula="of:=[.G48]" office:value-type="date" office:date-value="2039-05-05" calcext:value-type="date">
            <text:p>05/05/2039</text:p>
          </table:table-cell>
          <table:table-cell table:style-name="ce20" table:formula="of:=[.H48]" office:value-type="date" office:date-value="2040-05-07" calcext:value-type="date">
            <text:p>07/05/2040</text:p>
          </table:table-cell>
          <table:table-cell table:style-name="ce20" table:formula="of:=[.I48]" office:value-type="date" office:date-value="2039-05-05" calcext:value-type="date">
            <text:p>05/05/2039</text:p>
          </table:table-cell>
          <table:table-cell table:style-name="ce20" table:formula="of:=[.J48]" office:value-type="date" office:date-value="2040-05-07" calcext:value-type="date">
            <text:p>07/05/2040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8];[.F48];[.$S$12])" office:value-type="float" office:value="18.0356164383562" calcext:value-type="float">
            <text:p>18.035616</text:p>
          </table:table-cell>
          <table:table-cell table:style-name="ce24" table:formula="of:=CALC_YR_FRAC([.G48];[.H48];[.O48])" office:value-type="float" office:value="1.02222222222222" calcext:value-type="float">
            <text:p>1.022222</text:p>
          </table:table-cell>
          <table:table-cell table:style-name="ce24" table:formula="of:=CALC_YR_FRAC([.I48];[.J48];[.P48])" office:value-type="float" office:value="1.02222222222222" calcext:value-type="float">
            <text:p>1.022222</text:p>
          </table:table-cell>
          <table:table-cell table:style-name="ce24" table:formula="of:=CALC_YR_FRAC([.K48];[.L48];[.Q48])" office:value-type="float" office:value="1.02222222222222" calcext:value-type="float">
            <text:p>1.022222</text:p>
          </table:table-cell>
          <table:table-cell table:style-name="ce24" table:formula="of:=CALC_YR_FRAC([.L48];[.M48];[.R48])" office:value-type="float" office:value="-1.02222222222222" calcext:value-type="float">
            <text:p>-1.022222</text:p>
          </table:table-cell>
          <table:table-cell table:style-name="ce28" office:value-type="percentage" office:value="0.015529" calcext:value-type="percentage">
            <text:p>1.5529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8]*SUMPRODUCT([.$AC$13:.AC48];[.$V$13:.V48];[.$AG$13:.AG48])*[.$B$9]" office:value-type="float" office:value="-248596.56431356" calcext:value-type="float">
            <text:p>-248,596.56</text:p>
          </table:table-cell>
          <table:table-cell table:style-name="ce31" table:formula="of:=SUMPRODUCT([.$AC$13:.AC48];[.$AI$13:.AI48];[.$U$13:.U48];[.$AG$13:.AG48])*[.$B$9]" office:value-type="float" office:value="248596.56431356" calcext:value-type="float">
            <text:p>248,596.56</text:p>
          </table:table-cell>
          <table:table-cell table:style-name="ce31" table:formula="of:=ABS([.AD48]+[.AE48])" office:value-type="float" office:value="0" calcext:value-type="float">
            <text:p>0.00</text:p>
          </table:table-cell>
          <table:table-cell table:style-name="ce28" table:formula="of:=EXP([.AH48])" office:value-type="percentage" office:value="0.751468216873768" calcext:value-type="percentage">
            <text:p>75.146822%</text:p>
          </table:table-cell>
          <table:table-cell table:style-name="ce24" office:value-type="float" office:value="-0.285726363599289" calcext:value-type="float">
            <text:p>-0.285726</text:p>
          </table:table-cell>
          <table:table-cell table:style-name="ce28" table:formula="of:=([.AG47]/[.AG48]-1)/[.U48]" office:value-type="percentage" office:value="0.0155885197096111" calcext:value-type="percentage">
            <text:p>1.558852%</text:p>
          </table:table-cell>
          <table:table-cell table:style-name="ce28" table:formula="of:=POWER([.AG48];-1/[.S48])-1" office:value-type="percentage" office:value="0.0159684949532164" calcext:value-type="percentage">
            <text:p>1.596849%</text:p>
          </table:table-cell>
          <table:table-cell table:style-name="ce28" office:value-type="percentage" office:value="0.74902087" calcext:value-type="percentage">
            <text:p>74.902087%</text:p>
          </table:table-cell>
          <table:table-cell table:style-name="ce28" office:value-type="percentage" office:value="0.016152268" calcext:value-type="percentage">
            <text:p>1.615227%</text:p>
          </table:table-cell>
          <table:table-cell table:style-name="ce38" table:formula="of:=([.AL48]-[.AJ48])*10000" office:value-type="float" office:value="1.83773046783606" calcext:value-type="float">
            <text:p>1.84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9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8]" office:value-type="date" office:date-value="2022-04-29" calcext:value-type="date">
            <text:p>29/04/2022</text:p>
          </table:table-cell>
          <table:table-cell table:style-name="ce20" table:formula="of:=[.E48]" office:value-type="date" office:date-value="2022-05-03" calcext:value-type="date">
            <text:p>03/05/2022</text:p>
          </table:table-cell>
          <table:table-cell table:style-name="ce8" office:value-type="date" office:date-value="2041-05-07" calcext:value-type="date">
            <text:p>07/05/2041</text:p>
          </table:table-cell>
          <table:table-cell table:style-name="ce20" table:formula="of:=[.H48]" office:value-type="date" office:date-value="2040-05-07" calcext:value-type="date">
            <text:p>07/05/2040</text:p>
          </table:table-cell>
          <table:table-cell table:style-name="ce20" table:formula="of:=[.F49]" office:value-type="date" office:date-value="2041-05-07" calcext:value-type="date">
            <text:p>07/05/2041</text:p>
          </table:table-cell>
          <table:table-cell table:style-name="ce20" table:formula="of:=[.H48]" office:value-type="date" office:date-value="2040-05-07" calcext:value-type="date">
            <text:p>07/05/2040</text:p>
          </table:table-cell>
          <table:table-cell table:style-name="ce20" table:formula="of:=[.F49]" office:value-type="date" office:date-value="2041-05-07" calcext:value-type="date">
            <text:p>07/05/2041</text:p>
          </table:table-cell>
          <table:table-cell table:style-name="ce20" table:formula="of:=[.G49]" office:value-type="date" office:date-value="2040-05-07" calcext:value-type="date">
            <text:p>07/05/2040</text:p>
          </table:table-cell>
          <table:table-cell table:style-name="ce20" table:formula="of:=[.H49]" office:value-type="date" office:date-value="2041-05-07" calcext:value-type="date">
            <text:p>07/05/2041</text:p>
          </table:table-cell>
          <table:table-cell table:style-name="ce20" table:formula="of:=[.I49]" office:value-type="date" office:date-value="2040-05-07" calcext:value-type="date">
            <text:p>07/05/2040</text:p>
          </table:table-cell>
          <table:table-cell table:style-name="ce20" table:formula="of:=[.J49]" office:value-type="date" office:date-value="2041-05-07" calcext:value-type="date">
            <text:p>07/05/2041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49];[.F49];[.$S$12])" office:value-type="float" office:value="19.0356164383562" calcext:value-type="float">
            <text:p>19.035616</text:p>
          </table:table-cell>
          <table:table-cell table:style-name="ce24" table:formula="of:=CALC_YR_FRAC([.G49];[.H49];[.O49])" office:value-type="float" office:value="1.01388888888889" calcext:value-type="float">
            <text:p>1.013889</text:p>
          </table:table-cell>
          <table:table-cell table:style-name="ce24" table:formula="of:=CALC_YR_FRAC([.I49];[.J49];[.P49])" office:value-type="float" office:value="1.01388888888889" calcext:value-type="float">
            <text:p>1.013889</text:p>
          </table:table-cell>
          <table:table-cell table:style-name="ce24" table:formula="of:=CALC_YR_FRAC([.K49];[.L49];[.Q49])" office:value-type="float" office:value="1.01388888888889" calcext:value-type="float">
            <text:p>1.013889</text:p>
          </table:table-cell>
          <table:table-cell table:style-name="ce24" table:formula="of:=CALC_YR_FRAC([.L49];[.M49];[.R49])" office:value-type="float" office:value="-1.01388888888889" calcext:value-type="float">
            <text:p>-1.013889</text:p>
          </table:table-cell>
          <table:table-cell table:style-name="ce28" office:value-type="percentage" office:value="0.015532" calcext:value-type="percentage">
            <text:p>1.5532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49]*SUMPRODUCT([.$AC$13:.AC49];[.$V$13:.V49];[.$AG$13:.AG49])*[.$B$9]" office:value-type="float" office:value="-260294.290124705" calcext:value-type="float">
            <text:p>-260,294.29</text:p>
          </table:table-cell>
          <table:table-cell table:style-name="ce31" table:formula="of:=SUMPRODUCT([.$AC$13:.AC49];[.$AI$13:.AI49];[.$U$13:.U49];[.$AG$13:.AG49])*[.$B$9]" office:value-type="float" office:value="260294.290124705" calcext:value-type="float">
            <text:p>260,294.29</text:p>
          </table:table-cell>
          <table:table-cell table:style-name="ce31" table:formula="of:=ABS([.AD49]+[.AE49])" office:value-type="float" office:value="0" calcext:value-type="float">
            <text:p>0.00</text:p>
          </table:table-cell>
          <table:table-cell table:style-name="ce28" table:formula="of:=EXP([.AH49])" office:value-type="percentage" office:value="0.739770491062623" calcext:value-type="percentage">
            <text:p>73.977049%</text:p>
          </table:table-cell>
          <table:table-cell table:style-name="ce24" office:value-type="float" office:value="-0.301415288102187" calcext:value-type="float">
            <text:p>-0.301415</text:p>
          </table:table-cell>
          <table:table-cell table:style-name="ce28" table:formula="of:=([.AG48]/[.AG49]-1)/[.U49]" office:value-type="percentage" office:value="0.0155960302975073" calcext:value-type="percentage">
            <text:p>1.559603%</text:p>
          </table:table-cell>
          <table:table-cell table:style-name="ce28" table:formula="of:=POWER([.AG49];-1/[.S49])-1" office:value-type="percentage" office:value="0.0159603069099423" calcext:value-type="percentage">
            <text:p>1.596031%</text:p>
          </table:table-cell>
          <table:table-cell table:style-name="ce28" office:value-type="percentage" office:value="0.738241673" calcext:value-type="percentage">
            <text:p>73.824167%</text:p>
          </table:table-cell>
          <table:table-cell table:style-name="ce28" office:value-type="percentage" office:value="0.016070725" calcext:value-type="percentage">
            <text:p>1.607073%</text:p>
          </table:table-cell>
          <table:table-cell table:style-name="ce38" table:formula="of:=([.AL49]-[.AJ49])*10000" office:value-type="float" office:value="1.10418090057678" calcext:value-type="float">
            <text:p>1.10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49]" office:value-type="date" office:date-value="2022-04-29" calcext:value-type="date">
            <text:p>29/04/2022</text:p>
          </table:table-cell>
          <table:table-cell table:style-name="ce20" table:formula="of:=[.E49]" office:value-type="date" office:date-value="2022-05-03" calcext:value-type="date">
            <text:p>03/05/2022</text:p>
          </table:table-cell>
          <table:table-cell table:style-name="ce8" office:value-type="date" office:date-value="2042-05-07" calcext:value-type="date">
            <text:p>07/05/2042</text:p>
          </table:table-cell>
          <table:table-cell table:style-name="ce20" table:formula="of:=[.H49]" office:value-type="date" office:date-value="2041-05-07" calcext:value-type="date">
            <text:p>07/05/2041</text:p>
          </table:table-cell>
          <table:table-cell table:style-name="ce20" table:formula="of:=[.F50]" office:value-type="date" office:date-value="2042-05-07" calcext:value-type="date">
            <text:p>07/05/2042</text:p>
          </table:table-cell>
          <table:table-cell table:style-name="ce20" table:formula="of:=[.H49]" office:value-type="date" office:date-value="2041-05-07" calcext:value-type="date">
            <text:p>07/05/2041</text:p>
          </table:table-cell>
          <table:table-cell table:style-name="ce20" table:formula="of:=[.F50]" office:value-type="date" office:date-value="2042-05-07" calcext:value-type="date">
            <text:p>07/05/2042</text:p>
          </table:table-cell>
          <table:table-cell table:style-name="ce20" table:formula="of:=[.G50]" office:value-type="date" office:date-value="2041-05-07" calcext:value-type="date">
            <text:p>07/05/2041</text:p>
          </table:table-cell>
          <table:table-cell table:style-name="ce20" table:formula="of:=[.H50]" office:value-type="date" office:date-value="2042-05-07" calcext:value-type="date">
            <text:p>07/05/2042</text:p>
          </table:table-cell>
          <table:table-cell table:style-name="ce20" table:formula="of:=[.I50]" office:value-type="date" office:date-value="2041-05-07" calcext:value-type="date">
            <text:p>07/05/2041</text:p>
          </table:table-cell>
          <table:table-cell table:style-name="ce20" table:formula="of:=[.J50]" office:value-type="date" office:date-value="2042-05-07" calcext:value-type="date">
            <text:p>07/05/2042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0];[.F50];[.$S$12])" office:value-type="float" office:value="20.0356164383562" calcext:value-type="float">
            <text:p>20.035616</text:p>
          </table:table-cell>
          <table:table-cell table:style-name="ce24" table:formula="of:=CALC_YR_FRAC([.G50];[.H50];[.O50])" office:value-type="float" office:value="1.01388888888889" calcext:value-type="float">
            <text:p>1.013889</text:p>
          </table:table-cell>
          <table:table-cell table:style-name="ce24" table:formula="of:=CALC_YR_FRAC([.I50];[.J50];[.P50])" office:value-type="float" office:value="1.01388888888889" calcext:value-type="float">
            <text:p>1.013889</text:p>
          </table:table-cell>
          <table:table-cell table:style-name="ce24" table:formula="of:=CALC_YR_FRAC([.K50];[.L50];[.Q50])" office:value-type="float" office:value="1.01388888888889" calcext:value-type="float">
            <text:p>1.013889</text:p>
          </table:table-cell>
          <table:table-cell table:style-name="ce24" table:formula="of:=CALC_YR_FRAC([.L50];[.M50];[.R50])" office:value-type="float" office:value="-1.01388888888889" calcext:value-type="float">
            <text:p>-1.013889</text:p>
          </table:table-cell>
          <table:table-cell table:style-name="ce28" office:value-type="percentage" office:value="0.015535" calcext:value-type="percentage">
            <text:p>1.553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0]*SUMPRODUCT([.$AC$13:.AC50];[.$V$13:.V50];[.$AG$13:.AG50])*[.$B$9]" office:value-type="float" office:value="-271815.055353401" calcext:value-type="float">
            <text:p>-271,815.06</text:p>
          </table:table-cell>
          <table:table-cell table:style-name="ce31" table:formula="of:=SUMPRODUCT([.$AC$13:.AC50];[.$AI$13:.AI50];[.$U$13:.U50];[.$AG$13:.AG50])*[.$B$9]" office:value-type="float" office:value="271815.055353401" calcext:value-type="float">
            <text:p>271,815.06</text:p>
          </table:table-cell>
          <table:table-cell table:style-name="ce31" table:formula="of:=ABS([.AD50]+[.AE50])" office:value-type="float" office:value="0" calcext:value-type="float">
            <text:p>0.00</text:p>
          </table:table-cell>
          <table:table-cell table:style-name="ce28" table:formula="of:=EXP([.AH50])" office:value-type="percentage" office:value="0.728249725833927" calcext:value-type="percentage">
            <text:p>72.824973%</text:p>
          </table:table-cell>
          <table:table-cell table:style-name="ce24" office:value-type="float" office:value="-0.31711125961513" calcext:value-type="float">
            <text:p>-0.317111</text:p>
          </table:table-cell>
          <table:table-cell table:style-name="ce28" table:formula="of:=([.AG49]/[.AG50]-1)/[.U50]" office:value-type="percentage" office:value="0.0156030907034277" calcext:value-type="percentage">
            <text:p>1.560309%</text:p>
          </table:table-cell>
          <table:table-cell table:style-name="ce28" table:formula="of:=POWER([.AG50];-1/[.S50])-1" office:value-type="percentage" office:value="0.0159532936071214" calcext:value-type="percentage">
            <text:p>1.595329%</text:p>
          </table:table-cell>
          <table:table-cell table:style-name="ce28" office:value-type="percentage" office:value="0.728392563" calcext:value-type="percentage">
            <text:p>72.839256%</text:p>
          </table:table-cell>
          <table:table-cell table:style-name="ce28" office:value-type="percentage" office:value="0.015943349" calcext:value-type="percentage">
            <text:p>1.594335%</text:p>
          </table:table-cell>
          <table:table-cell table:style-name="ce38" table:formula="of:=([.AL50]-[.AJ50])*10000" office:value-type="float" office:value="-0.099446071213892" calcext:value-type="float">
            <text:p>-0.10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1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0]" office:value-type="date" office:date-value="2022-04-29" calcext:value-type="date">
            <text:p>29/04/2022</text:p>
          </table:table-cell>
          <table:table-cell table:style-name="ce20" table:formula="of:=[.E50]" office:value-type="date" office:date-value="2022-05-03" calcext:value-type="date">
            <text:p>03/05/2022</text:p>
          </table:table-cell>
          <table:table-cell table:style-name="ce8" office:value-type="date" office:date-value="2043-05-06" calcext:value-type="date">
            <text:p>06/05/2043</text:p>
          </table:table-cell>
          <table:table-cell table:style-name="ce20" table:formula="of:=[.H50]" office:value-type="date" office:date-value="2042-05-07" calcext:value-type="date">
            <text:p>07/05/2042</text:p>
          </table:table-cell>
          <table:table-cell table:style-name="ce20" table:formula="of:=[.F51]" office:value-type="date" office:date-value="2043-05-06" calcext:value-type="date">
            <text:p>06/05/2043</text:p>
          </table:table-cell>
          <table:table-cell table:style-name="ce20" table:formula="of:=[.H50]" office:value-type="date" office:date-value="2042-05-07" calcext:value-type="date">
            <text:p>07/05/2042</text:p>
          </table:table-cell>
          <table:table-cell table:style-name="ce20" table:formula="of:=[.F51]" office:value-type="date" office:date-value="2043-05-06" calcext:value-type="date">
            <text:p>06/05/2043</text:p>
          </table:table-cell>
          <table:table-cell table:style-name="ce20" table:formula="of:=[.G51]" office:value-type="date" office:date-value="2042-05-07" calcext:value-type="date">
            <text:p>07/05/2042</text:p>
          </table:table-cell>
          <table:table-cell table:style-name="ce20" table:formula="of:=[.H51]" office:value-type="date" office:date-value="2043-05-06" calcext:value-type="date">
            <text:p>06/05/2043</text:p>
          </table:table-cell>
          <table:table-cell table:style-name="ce20" table:formula="of:=[.I51]" office:value-type="date" office:date-value="2042-05-07" calcext:value-type="date">
            <text:p>07/05/2042</text:p>
          </table:table-cell>
          <table:table-cell table:style-name="ce20" table:formula="of:=[.J51]" office:value-type="date" office:date-value="2043-05-06" calcext:value-type="date">
            <text:p>06/05/2043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1];[.F51];[.$S$12])" office:value-type="float" office:value="21.0328767123288" calcext:value-type="float">
            <text:p>21.032877</text:p>
          </table:table-cell>
          <table:table-cell table:style-name="ce24" table:formula="of:=CALC_YR_FRAC([.G51];[.H51];[.O51])" office:value-type="float" office:value="1.01111111111111" calcext:value-type="float">
            <text:p>1.011111</text:p>
          </table:table-cell>
          <table:table-cell table:style-name="ce24" table:formula="of:=CALC_YR_FRAC([.I51];[.J51];[.P51])" office:value-type="float" office:value="1.01111111111111" calcext:value-type="float">
            <text:p>1.011111</text:p>
          </table:table-cell>
          <table:table-cell table:style-name="ce24" table:formula="of:=CALC_YR_FRAC([.K51];[.L51];[.Q51])" office:value-type="float" office:value="1.01111111111111" calcext:value-type="float">
            <text:p>1.011111</text:p>
          </table:table-cell>
          <table:table-cell table:style-name="ce24" table:formula="of:=CALC_YR_FRAC([.L51];[.M51];[.R51])" office:value-type="float" office:value="-1.01111111111111" calcext:value-type="float">
            <text:p>-1.011111</text:p>
          </table:table-cell>
          <table:table-cell table:style-name="ce28" office:value-type="percentage" office:value="0.015345" calcext:value-type="percentage">
            <text:p>1.534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1]*SUMPRODUCT([.$AC$13:.AC51];[.$V$13:.V51];[.$AG$13:.AG51])*[.$B$9]" office:value-type="float" office:value="-279667.952616348" calcext:value-type="float">
            <text:p>-279,667.95</text:p>
          </table:table-cell>
          <table:table-cell table:style-name="ce31" table:formula="of:=SUMPRODUCT([.$AC$13:.AC51];[.$AI$13:.AI51];[.$U$13:.U51];[.$AG$13:.AG51])*[.$B$9]" office:value-type="float" office:value="279667.952616348" calcext:value-type="float">
            <text:p>279,667.95</text:p>
          </table:table-cell>
          <table:table-cell table:style-name="ce31" table:formula="of:=ABS([.AD51]+[.AE51])" office:value-type="float" office:value="0" calcext:value-type="float">
            <text:p>0.00</text:p>
          </table:table-cell>
          <table:table-cell table:style-name="ce28" table:formula="of:=EXP([.AH51])" office:value-type="percentage" office:value="0.72039682857098" calcext:value-type="percentage">
            <text:p>72.039683%</text:p>
          </table:table-cell>
          <table:table-cell table:style-name="ce24" office:value-type="float" office:value="-0.327953068006822" calcext:value-type="float">
            <text:p>-0.327953</text:p>
          </table:table-cell>
          <table:table-cell table:style-name="ce28" table:formula="of:=([.AG50]/[.AG51]-1)/[.U51]" office:value-type="percentage" office:value="0.0107810048303999" calcext:value-type="percentage">
            <text:p>1.078100%</text:p>
          </table:table-cell>
          <table:table-cell table:style-name="ce28" table:formula="of:=POWER([.AG51];-1/[.S51])-1" office:value-type="percentage" office:value="0.0157145977386963" calcext:value-type="percentage">
            <text:p>1.571460%</text:p>
          </table:table-cell>
          <table:table-cell table:style-name="ce28" office:value-type="percentage" office:value="0.720076231" calcext:value-type="percentage">
            <text:p>72.007623%</text:p>
          </table:table-cell>
          <table:table-cell table:style-name="ce28" office:value-type="percentage" office:value="0.015736094" calcext:value-type="percentage">
            <text:p>1.573609%</text:p>
          </table:table-cell>
          <table:table-cell table:style-name="ce38" table:formula="of:=([.AL51]-[.AJ51])*10000" office:value-type="float" office:value="0.214962613036759" calcext:value-type="float">
            <text:p>0.21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2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1]" office:value-type="date" office:date-value="2022-04-29" calcext:value-type="date">
            <text:p>29/04/2022</text:p>
          </table:table-cell>
          <table:table-cell table:style-name="ce20" table:formula="of:=[.E51]" office:value-type="date" office:date-value="2022-05-03" calcext:value-type="date">
            <text:p>03/05/2022</text:p>
          </table:table-cell>
          <table:table-cell table:style-name="ce8" office:value-type="date" office:date-value="2044-05-05" calcext:value-type="date">
            <text:p>05/05/2044</text:p>
          </table:table-cell>
          <table:table-cell table:style-name="ce20" table:formula="of:=[.H51]" office:value-type="date" office:date-value="2043-05-06" calcext:value-type="date">
            <text:p>06/05/2043</text:p>
          </table:table-cell>
          <table:table-cell table:style-name="ce20" table:formula="of:=[.F52]" office:value-type="date" office:date-value="2044-05-05" calcext:value-type="date">
            <text:p>05/05/2044</text:p>
          </table:table-cell>
          <table:table-cell table:style-name="ce20" table:formula="of:=[.H51]" office:value-type="date" office:date-value="2043-05-06" calcext:value-type="date">
            <text:p>06/05/2043</text:p>
          </table:table-cell>
          <table:table-cell table:style-name="ce20" table:formula="of:=[.F52]" office:value-type="date" office:date-value="2044-05-05" calcext:value-type="date">
            <text:p>05/05/2044</text:p>
          </table:table-cell>
          <table:table-cell table:style-name="ce20" table:formula="of:=[.G52]" office:value-type="date" office:date-value="2043-05-06" calcext:value-type="date">
            <text:p>06/05/2043</text:p>
          </table:table-cell>
          <table:table-cell table:style-name="ce20" table:formula="of:=[.H52]" office:value-type="date" office:date-value="2044-05-05" calcext:value-type="date">
            <text:p>05/05/2044</text:p>
          </table:table-cell>
          <table:table-cell table:style-name="ce20" table:formula="of:=[.I52]" office:value-type="date" office:date-value="2043-05-06" calcext:value-type="date">
            <text:p>06/05/2043</text:p>
          </table:table-cell>
          <table:table-cell table:style-name="ce20" table:formula="of:=[.J52]" office:value-type="date" office:date-value="2044-05-05" calcext:value-type="date">
            <text:p>05/05/2044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2];[.F52];[.$S$12])" office:value-type="float" office:value="22.0328767123288" calcext:value-type="float">
            <text:p>22.032877</text:p>
          </table:table-cell>
          <table:table-cell table:style-name="ce24" table:formula="of:=CALC_YR_FRAC([.G52];[.H52];[.O52])" office:value-type="float" office:value="1.01388888888889" calcext:value-type="float">
            <text:p>1.013889</text:p>
          </table:table-cell>
          <table:table-cell table:style-name="ce24" table:formula="of:=CALC_YR_FRAC([.I52];[.J52];[.P52])" office:value-type="float" office:value="1.01388888888889" calcext:value-type="float">
            <text:p>1.013889</text:p>
          </table:table-cell>
          <table:table-cell table:style-name="ce24" table:formula="of:=CALC_YR_FRAC([.K52];[.L52];[.Q52])" office:value-type="float" office:value="1.01388888888889" calcext:value-type="float">
            <text:p>1.013889</text:p>
          </table:table-cell>
          <table:table-cell table:style-name="ce24" table:formula="of:=CALC_YR_FRAC([.L52];[.M52];[.R52])" office:value-type="float" office:value="-1.01388888888889" calcext:value-type="float">
            <text:p>-1.013889</text:p>
          </table:table-cell>
          <table:table-cell table:style-name="ce28" office:value-type="percentage" office:value="0.015155" calcext:value-type="percentage">
            <text:p>1.515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2]*SUMPRODUCT([.$AC$13:.AC52];[.$V$13:.V52];[.$AG$13:.AG52])*[.$B$9]" office:value-type="float" office:value="-287159.276284542" calcext:value-type="float">
            <text:p>-287,159.28</text:p>
          </table:table-cell>
          <table:table-cell table:style-name="ce31" table:formula="of:=SUMPRODUCT([.$AC$13:.AC52];[.$AI$13:.AI52];[.$U$13:.U52];[.$AG$13:.AG52])*[.$B$9]" office:value-type="float" office:value="287159.276284542" calcext:value-type="float">
            <text:p>287,159.28</text:p>
          </table:table-cell>
          <table:table-cell table:style-name="ce31" table:formula="of:=ABS([.AD52]+[.AE52])" office:value-type="float" office:value="0" calcext:value-type="float">
            <text:p>0.00</text:p>
          </table:table-cell>
          <table:table-cell table:style-name="ce28" table:formula="of:=EXP([.AH52])" office:value-type="percentage" office:value="0.712905504902786" calcext:value-type="percentage">
            <text:p>71.290550%</text:p>
          </table:table-cell>
          <table:table-cell table:style-name="ce24" office:value-type="float" office:value="-0.338406399044089" calcext:value-type="float">
            <text:p>-0.338406</text:p>
          </table:table-cell>
          <table:table-cell table:style-name="ce28" table:formula="of:=([.AG51]/[.AG52]-1)/[.U52]" office:value-type="percentage" office:value="0.0103642106074559" calcext:value-type="percentage">
            <text:p>1.036421%</text:p>
          </table:table-cell>
          <table:table-cell table:style-name="ce28" table:formula="of:=POWER([.AG52];-1/[.S52])-1" office:value-type="percentage" office:value="0.0154777144339771" calcext:value-type="percentage">
            <text:p>1.547771%</text:p>
          </table:table-cell>
          <table:table-cell table:style-name="ce28" office:value-type="percentage" office:value="0.712459962" calcext:value-type="percentage">
            <text:p>71.245996%</text:p>
          </table:table-cell>
          <table:table-cell table:style-name="ce28" office:value-type="percentage" office:value="0.015506528" calcext:value-type="percentage">
            <text:p>1.550653%</text:p>
          </table:table-cell>
          <table:table-cell table:style-name="ce38" table:formula="of:=([.AL52]-[.AJ52])*10000" office:value-type="float" office:value="0.288135660229481" calcext:value-type="float">
            <text:p>0.29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3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2]" office:value-type="date" office:date-value="2022-04-29" calcext:value-type="date">
            <text:p>29/04/2022</text:p>
          </table:table-cell>
          <table:table-cell table:style-name="ce20" table:formula="of:=[.E52]" office:value-type="date" office:date-value="2022-05-03" calcext:value-type="date">
            <text:p>03/05/2022</text:p>
          </table:table-cell>
          <table:table-cell table:style-name="ce8" office:value-type="date" office:date-value="2045-05-05" calcext:value-type="date">
            <text:p>05/05/2045</text:p>
          </table:table-cell>
          <table:table-cell table:style-name="ce20" table:formula="of:=[.H52]" office:value-type="date" office:date-value="2044-05-05" calcext:value-type="date">
            <text:p>05/05/2044</text:p>
          </table:table-cell>
          <table:table-cell table:style-name="ce20" table:formula="of:=[.F53]" office:value-type="date" office:date-value="2045-05-05" calcext:value-type="date">
            <text:p>05/05/2045</text:p>
          </table:table-cell>
          <table:table-cell table:style-name="ce20" table:formula="of:=[.H52]" office:value-type="date" office:date-value="2044-05-05" calcext:value-type="date">
            <text:p>05/05/2044</text:p>
          </table:table-cell>
          <table:table-cell table:style-name="ce20" table:formula="of:=[.F53]" office:value-type="date" office:date-value="2045-05-05" calcext:value-type="date">
            <text:p>05/05/2045</text:p>
          </table:table-cell>
          <table:table-cell table:style-name="ce20" table:formula="of:=[.G53]" office:value-type="date" office:date-value="2044-05-05" calcext:value-type="date">
            <text:p>05/05/2044</text:p>
          </table:table-cell>
          <table:table-cell table:style-name="ce20" table:formula="of:=[.H53]" office:value-type="date" office:date-value="2045-05-05" calcext:value-type="date">
            <text:p>05/05/2045</text:p>
          </table:table-cell>
          <table:table-cell table:style-name="ce20" table:formula="of:=[.I53]" office:value-type="date" office:date-value="2044-05-05" calcext:value-type="date">
            <text:p>05/05/2044</text:p>
          </table:table-cell>
          <table:table-cell table:style-name="ce20" table:formula="of:=[.J53]" office:value-type="date" office:date-value="2045-05-05" calcext:value-type="date">
            <text:p>05/05/2045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3];[.F53];[.$S$12])" office:value-type="float" office:value="23.0328767123288" calcext:value-type="float">
            <text:p>23.032877</text:p>
          </table:table-cell>
          <table:table-cell table:style-name="ce24" table:formula="of:=CALC_YR_FRAC([.G53];[.H53];[.O53])" office:value-type="float" office:value="1.01388888888889" calcext:value-type="float">
            <text:p>1.013889</text:p>
          </table:table-cell>
          <table:table-cell table:style-name="ce24" table:formula="of:=CALC_YR_FRAC([.I53];[.J53];[.P53])" office:value-type="float" office:value="1.01388888888889" calcext:value-type="float">
            <text:p>1.013889</text:p>
          </table:table-cell>
          <table:table-cell table:style-name="ce24" table:formula="of:=CALC_YR_FRAC([.K53];[.L53];[.Q53])" office:value-type="float" office:value="1.01388888888889" calcext:value-type="float">
            <text:p>1.013889</text:p>
          </table:table-cell>
          <table:table-cell table:style-name="ce24" table:formula="of:=CALC_YR_FRAC([.L53];[.M53];[.R53])" office:value-type="float" office:value="-1.01388888888889" calcext:value-type="float">
            <text:p>-1.013889</text:p>
          </table:table-cell>
          <table:table-cell table:style-name="ce28" office:value-type="percentage" office:value="0.014965" calcext:value-type="percentage">
            <text:p>1.496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3]*SUMPRODUCT([.$AC$13:.AC53];[.$V$13:.V53];[.$AG$13:.AG53])*[.$B$9]" office:value-type="float" office:value="-294268.07262326" calcext:value-type="float">
            <text:p>-294,268.07</text:p>
          </table:table-cell>
          <table:table-cell table:style-name="ce31" table:formula="of:=SUMPRODUCT([.$AC$13:.AC53];[.$AI$13:.AI53];[.$U$13:.U53];[.$AG$13:.AG53])*[.$B$9]" office:value-type="float" office:value="294268.07262326" calcext:value-type="float">
            <text:p>294,268.07</text:p>
          </table:table-cell>
          <table:table-cell table:style-name="ce31" table:formula="of:=ABS([.AD53]+[.AE53])" office:value-type="float" office:value="0" calcext:value-type="float">
            <text:p>0.00</text:p>
          </table:table-cell>
          <table:table-cell table:style-name="ce28" table:formula="of:=EXP([.AH53])" office:value-type="percentage" office:value="0.705796708564068" calcext:value-type="percentage">
            <text:p>70.579671%</text:p>
          </table:table-cell>
          <table:table-cell table:style-name="ce24" office:value-type="float" office:value="-0.348428031163477" calcext:value-type="float">
            <text:p>-0.348428</text:p>
          </table:table-cell>
          <table:table-cell table:style-name="ce28" table:formula="of:=([.AG52]/[.AG53]-1)/[.U53]" office:value-type="percentage" office:value="0.00993404401278619" calcext:value-type="percentage">
            <text:p>0.993404%</text:p>
          </table:table-cell>
          <table:table-cell table:style-name="ce28" table:formula="of:=POWER([.AG53];-1/[.S53])-1" office:value-type="percentage" office:value="0.0152424199442458" calcext:value-type="percentage">
            <text:p>1.524242%</text:p>
          </table:table-cell>
          <table:table-cell table:style-name="ce28" office:value-type="percentage" office:value="0.705412374" calcext:value-type="percentage">
            <text:p>70.541237%</text:p>
          </table:table-cell>
          <table:table-cell table:style-name="ce28" office:value-type="percentage" office:value="0.015266429" calcext:value-type="percentage">
            <text:p>1.526643%</text:p>
          </table:table-cell>
          <table:table-cell table:style-name="ce38" table:formula="of:=([.AL53]-[.AJ53])*10000" office:value-type="float" office:value="0.240090557542001" calcext:value-type="float">
            <text:p>0.24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4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3]" office:value-type="date" office:date-value="2022-04-29" calcext:value-type="date">
            <text:p>29/04/2022</text:p>
          </table:table-cell>
          <table:table-cell table:style-name="ce20" table:formula="of:=[.E53]" office:value-type="date" office:date-value="2022-05-03" calcext:value-type="date">
            <text:p>03/05/2022</text:p>
          </table:table-cell>
          <table:table-cell table:style-name="ce8" office:value-type="date" office:date-value="2046-05-07" calcext:value-type="date">
            <text:p>07/05/2046</text:p>
          </table:table-cell>
          <table:table-cell table:style-name="ce20" table:formula="of:=[.H53]" office:value-type="date" office:date-value="2045-05-05" calcext:value-type="date">
            <text:p>05/05/2045</text:p>
          </table:table-cell>
          <table:table-cell table:style-name="ce20" table:formula="of:=[.F54]" office:value-type="date" office:date-value="2046-05-07" calcext:value-type="date">
            <text:p>07/05/2046</text:p>
          </table:table-cell>
          <table:table-cell table:style-name="ce20" table:formula="of:=[.H53]" office:value-type="date" office:date-value="2045-05-05" calcext:value-type="date">
            <text:p>05/05/2045</text:p>
          </table:table-cell>
          <table:table-cell table:style-name="ce20" table:formula="of:=[.F54]" office:value-type="date" office:date-value="2046-05-07" calcext:value-type="date">
            <text:p>07/05/2046</text:p>
          </table:table-cell>
          <table:table-cell table:style-name="ce20" table:formula="of:=[.G54]" office:value-type="date" office:date-value="2045-05-05" calcext:value-type="date">
            <text:p>05/05/2045</text:p>
          </table:table-cell>
          <table:table-cell table:style-name="ce20" table:formula="of:=[.H54]" office:value-type="date" office:date-value="2046-05-07" calcext:value-type="date">
            <text:p>07/05/2046</text:p>
          </table:table-cell>
          <table:table-cell table:style-name="ce20" table:formula="of:=[.I54]" office:value-type="date" office:date-value="2045-05-05" calcext:value-type="date">
            <text:p>05/05/2045</text:p>
          </table:table-cell>
          <table:table-cell table:style-name="ce20" table:formula="of:=[.J54]" office:value-type="date" office:date-value="2046-05-07" calcext:value-type="date">
            <text:p>07/05/2046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4];[.F54];[.$S$12])" office:value-type="float" office:value="24.0383561643836" calcext:value-type="float">
            <text:p>24.038356</text:p>
          </table:table-cell>
          <table:table-cell table:style-name="ce24" table:formula="of:=CALC_YR_FRAC([.G54];[.H54];[.O54])" office:value-type="float" office:value="1.01944444444444" calcext:value-type="float">
            <text:p>1.019444</text:p>
          </table:table-cell>
          <table:table-cell table:style-name="ce24" table:formula="of:=CALC_YR_FRAC([.I54];[.J54];[.P54])" office:value-type="float" office:value="1.01944444444444" calcext:value-type="float">
            <text:p>1.019444</text:p>
          </table:table-cell>
          <table:table-cell table:style-name="ce24" table:formula="of:=CALC_YR_FRAC([.K54];[.L54];[.Q54])" office:value-type="float" office:value="1.01944444444444" calcext:value-type="float">
            <text:p>1.019444</text:p>
          </table:table-cell>
          <table:table-cell table:style-name="ce24" table:formula="of:=CALC_YR_FRAC([.L54];[.M54];[.R54])" office:value-type="float" office:value="-1.01944444444444" calcext:value-type="float">
            <text:p>-1.019444</text:p>
          </table:table-cell>
          <table:table-cell table:style-name="ce28" office:value-type="percentage" office:value="0.014775" calcext:value-type="percentage">
            <text:p>1.477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4]*SUMPRODUCT([.$AC$13:.AC54];[.$V$13:.V54];[.$AG$13:.AG54])*[.$B$9]" office:value-type="float" office:value="-301060.564822388" calcext:value-type="float">
            <text:p>-301,060.56</text:p>
          </table:table-cell>
          <table:table-cell table:style-name="ce31" table:formula="of:=SUMPRODUCT([.$AC$13:.AC54];[.$AI$13:.AI54];[.$U$13:.U54];[.$AG$13:.AG54])*[.$B$9]" office:value-type="float" office:value="301060.564822388" calcext:value-type="float">
            <text:p>301,060.56</text:p>
          </table:table-cell>
          <table:table-cell table:style-name="ce31" table:formula="of:=ABS([.AD54]+[.AE54])" office:value-type="float" office:value="0" calcext:value-type="float">
            <text:p>0.00</text:p>
          </table:table-cell>
          <table:table-cell table:style-name="ce28" table:formula="of:=EXP([.AH54])" office:value-type="percentage" office:value="0.69900421636494" calcext:value-type="percentage">
            <text:p>69.900422%</text:p>
          </table:table-cell>
          <table:table-cell table:style-name="ce24" office:value-type="float" office:value="-0.358098504770898" calcext:value-type="float">
            <text:p>-0.358099</text:p>
          </table:table-cell>
          <table:table-cell table:style-name="ce28" table:formula="of:=([.AG53]/[.AG54]-1)/[.U54]" office:value-type="percentage" office:value="0.00953203853598993" calcext:value-type="percentage">
            <text:p>0.953204%</text:p>
          </table:table-cell>
          <table:table-cell table:style-name="ce28" table:formula="of:=POWER([.AG54];-1/[.S54])-1" office:value-type="percentage" office:value="0.0150084759009612" calcext:value-type="percentage">
            <text:p>1.500848%</text:p>
          </table:table-cell>
          <table:table-cell table:style-name="ce28" office:value-type="percentage" office:value="0.698908893" calcext:value-type="percentage">
            <text:p>69.890889%</text:p>
          </table:table-cell>
          <table:table-cell table:style-name="ce28" office:value-type="percentage" office:value="0.015014234" calcext:value-type="percentage">
            <text:p>1.501423%</text:p>
          </table:table-cell>
          <table:table-cell table:style-name="ce38" table:formula="of:=([.AL54]-[.AJ54])*10000" office:value-type="float" office:value="0.0575809903878392" calcext:value-type="float">
            <text:p>0.06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5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4]" office:value-type="date" office:date-value="2022-04-29" calcext:value-type="date">
            <text:p>29/04/2022</text:p>
          </table:table-cell>
          <table:table-cell table:style-name="ce20" table:formula="of:=[.E54]" office:value-type="date" office:date-value="2022-05-03" calcext:value-type="date">
            <text:p>03/05/2022</text:p>
          </table:table-cell>
          <table:table-cell table:style-name="ce8" office:value-type="date" office:date-value="2047-05-07" calcext:value-type="date">
            <text:p>07/05/2047</text:p>
          </table:table-cell>
          <table:table-cell table:style-name="ce20" table:formula="of:=[.H54]" office:value-type="date" office:date-value="2046-05-07" calcext:value-type="date">
            <text:p>07/05/2046</text:p>
          </table:table-cell>
          <table:table-cell table:style-name="ce20" table:formula="of:=[.F55]" office:value-type="date" office:date-value="2047-05-07" calcext:value-type="date">
            <text:p>07/05/2047</text:p>
          </table:table-cell>
          <table:table-cell table:style-name="ce20" table:formula="of:=[.H54]" office:value-type="date" office:date-value="2046-05-07" calcext:value-type="date">
            <text:p>07/05/2046</text:p>
          </table:table-cell>
          <table:table-cell table:style-name="ce20" table:formula="of:=[.F55]" office:value-type="date" office:date-value="2047-05-07" calcext:value-type="date">
            <text:p>07/05/2047</text:p>
          </table:table-cell>
          <table:table-cell table:style-name="ce20" table:formula="of:=[.G55]" office:value-type="date" office:date-value="2046-05-07" calcext:value-type="date">
            <text:p>07/05/2046</text:p>
          </table:table-cell>
          <table:table-cell table:style-name="ce20" table:formula="of:=[.H55]" office:value-type="date" office:date-value="2047-05-07" calcext:value-type="date">
            <text:p>07/05/2047</text:p>
          </table:table-cell>
          <table:table-cell table:style-name="ce20" table:formula="of:=[.I55]" office:value-type="date" office:date-value="2046-05-07" calcext:value-type="date">
            <text:p>07/05/2046</text:p>
          </table:table-cell>
          <table:table-cell table:style-name="ce20" table:formula="of:=[.J55]" office:value-type="date" office:date-value="2047-05-07" calcext:value-type="date">
            <text:p>07/05/2047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5];[.F55];[.$S$12])" office:value-type="float" office:value="25.0383561643836" calcext:value-type="float">
            <text:p>25.038356</text:p>
          </table:table-cell>
          <table:table-cell table:style-name="ce24" table:formula="of:=CALC_YR_FRAC([.G55];[.H55];[.O55])" office:value-type="float" office:value="1.01388888888889" calcext:value-type="float">
            <text:p>1.013889</text:p>
          </table:table-cell>
          <table:table-cell table:style-name="ce24" table:formula="of:=CALC_YR_FRAC([.I55];[.J55];[.P55])" office:value-type="float" office:value="1.01388888888889" calcext:value-type="float">
            <text:p>1.013889</text:p>
          </table:table-cell>
          <table:table-cell table:style-name="ce24" table:formula="of:=CALC_YR_FRAC([.K55];[.L55];[.Q55])" office:value-type="float" office:value="1.01388888888889" calcext:value-type="float">
            <text:p>1.013889</text:p>
          </table:table-cell>
          <table:table-cell table:style-name="ce24" table:formula="of:=CALC_YR_FRAC([.L55];[.M55];[.R55])" office:value-type="float" office:value="-1.01388888888889" calcext:value-type="float">
            <text:p>-1.013889</text:p>
          </table:table-cell>
          <table:table-cell table:style-name="ce28" office:value-type="percentage" office:value="0.014585" calcext:value-type="percentage">
            <text:p>1.458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5]*SUMPRODUCT([.$AC$13:.AC55];[.$V$13:.V55];[.$AG$13:.AG55])*[.$B$9]" office:value-type="float" office:value="-307431.422299142" calcext:value-type="float">
            <text:p>-307,431.42</text:p>
          </table:table-cell>
          <table:table-cell table:style-name="ce31" table:formula="of:=SUMPRODUCT([.$AC$13:.AC55];[.$AI$13:.AI55];[.$U$13:.U55];[.$AG$13:.AG55])*[.$B$9]" office:value-type="float" office:value="307431.422299142" calcext:value-type="float">
            <text:p>307,431.42</text:p>
          </table:table-cell>
          <table:table-cell table:style-name="ce31" table:formula="of:=ABS([.AD55]+[.AE55])" office:value-type="float" office:value="0" calcext:value-type="float">
            <text:p>0.00</text:p>
          </table:table-cell>
          <table:table-cell table:style-name="ce28" table:formula="of:=EXP([.AH55])" office:value-type="percentage" office:value="0.692633358888185" calcext:value-type="percentage">
            <text:p>69.263336%</text:p>
          </table:table-cell>
          <table:table-cell table:style-name="ce24" office:value-type="float" office:value="-0.367254483449203" calcext:value-type="float">
            <text:p>-0.367254</text:p>
          </table:table-cell>
          <table:table-cell table:style-name="ce28" table:formula="of:=([.AG54]/[.AG55]-1)/[.U55]" office:value-type="percentage" office:value="0.00907202255838654" calcext:value-type="percentage">
            <text:p>0.907202%</text:p>
          </table:table-cell>
          <table:table-cell table:style-name="ce28" table:formula="of:=POWER([.AG55];-1/[.S55])-1" office:value-type="percentage" office:value="0.0147757737293526" calcext:value-type="percentage">
            <text:p>1.477577%</text:p>
          </table:table-cell>
          <table:table-cell table:style-name="ce28" office:value-type="percentage" office:value="0.692819874" calcext:value-type="percentage">
            <text:p>69.281987%</text:p>
          </table:table-cell>
          <table:table-cell table:style-name="ce28" office:value-type="percentage" office:value="0.014764861" calcext:value-type="percentage">
            <text:p>1.476486%</text:p>
          </table:table-cell>
          <table:table-cell table:style-name="ce38" table:formula="of:=([.AL55]-[.AJ55])*10000" office:value-type="float" office:value="-0.109127293525697" calcext:value-type="float">
            <text:p>-0.11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6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5]" office:value-type="date" office:date-value="2022-04-29" calcext:value-type="date">
            <text:p>29/04/2022</text:p>
          </table:table-cell>
          <table:table-cell table:style-name="ce20" table:formula="of:=[.E55]" office:value-type="date" office:date-value="2022-05-03" calcext:value-type="date">
            <text:p>03/05/2022</text:p>
          </table:table-cell>
          <table:table-cell table:style-name="ce8" office:value-type="date" office:date-value="2048-05-06" calcext:value-type="date">
            <text:p>06/05/2048</text:p>
          </table:table-cell>
          <table:table-cell table:style-name="ce20" table:formula="of:=[.H55]" office:value-type="date" office:date-value="2047-05-07" calcext:value-type="date">
            <text:p>07/05/2047</text:p>
          </table:table-cell>
          <table:table-cell table:style-name="ce20" table:formula="of:=[.F56]" office:value-type="date" office:date-value="2048-05-06" calcext:value-type="date">
            <text:p>06/05/2048</text:p>
          </table:table-cell>
          <table:table-cell table:style-name="ce20" table:formula="of:=[.H55]" office:value-type="date" office:date-value="2047-05-07" calcext:value-type="date">
            <text:p>07/05/2047</text:p>
          </table:table-cell>
          <table:table-cell table:style-name="ce20" table:formula="of:=[.F56]" office:value-type="date" office:date-value="2048-05-06" calcext:value-type="date">
            <text:p>06/05/2048</text:p>
          </table:table-cell>
          <table:table-cell table:style-name="ce20" table:formula="of:=[.G56]" office:value-type="date" office:date-value="2047-05-07" calcext:value-type="date">
            <text:p>07/05/2047</text:p>
          </table:table-cell>
          <table:table-cell table:style-name="ce20" table:formula="of:=[.H56]" office:value-type="date" office:date-value="2048-05-06" calcext:value-type="date">
            <text:p>06/05/2048</text:p>
          </table:table-cell>
          <table:table-cell table:style-name="ce20" table:formula="of:=[.I56]" office:value-type="date" office:date-value="2047-05-07" calcext:value-type="date">
            <text:p>07/05/2047</text:p>
          </table:table-cell>
          <table:table-cell table:style-name="ce20" table:formula="of:=[.J56]" office:value-type="date" office:date-value="2048-05-06" calcext:value-type="date">
            <text:p>06/05/2048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6];[.F56];[.$S$12])" office:value-type="float" office:value="26.0383561643836" calcext:value-type="float">
            <text:p>26.038356</text:p>
          </table:table-cell>
          <table:table-cell table:style-name="ce24" table:formula="of:=CALC_YR_FRAC([.G56];[.H56];[.O56])" office:value-type="float" office:value="1.01388888888889" calcext:value-type="float">
            <text:p>1.013889</text:p>
          </table:table-cell>
          <table:table-cell table:style-name="ce24" table:formula="of:=CALC_YR_FRAC([.I56];[.J56];[.P56])" office:value-type="float" office:value="1.01388888888889" calcext:value-type="float">
            <text:p>1.013889</text:p>
          </table:table-cell>
          <table:table-cell table:style-name="ce24" table:formula="of:=CALC_YR_FRAC([.K56];[.L56];[.Q56])" office:value-type="float" office:value="1.01388888888889" calcext:value-type="float">
            <text:p>1.013889</text:p>
          </table:table-cell>
          <table:table-cell table:style-name="ce24" table:formula="of:=CALC_YR_FRAC([.L56];[.M56];[.R56])" office:value-type="float" office:value="-1.01388888888889" calcext:value-type="float">
            <text:p>-1.013889</text:p>
          </table:table-cell>
          <table:table-cell table:style-name="ce28" office:value-type="percentage" office:value="0.014381" calcext:value-type="percentage">
            <text:p>1.4381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6]*SUMPRODUCT([.$AC$13:.AC56];[.$V$13:.V56];[.$AG$13:.AG56])*[.$B$9]" office:value-type="float" office:value="-313147.152002703" calcext:value-type="float">
            <text:p>-313,147.15</text:p>
          </table:table-cell>
          <table:table-cell table:style-name="ce31" table:formula="of:=SUMPRODUCT([.$AC$13:.AC56];[.$AI$13:.AI56];[.$U$13:.U56];[.$AG$13:.AG56])*[.$B$9]" office:value-type="float" office:value="313147.152002703" calcext:value-type="float">
            <text:p>313,147.15</text:p>
          </table:table-cell>
          <table:table-cell table:style-name="ce31" table:formula="of:=ABS([.AD56]+[.AE56])" office:value-type="float" office:value="0" calcext:value-type="float">
            <text:p>0.00</text:p>
          </table:table-cell>
          <table:table-cell table:style-name="ce28" table:formula="of:=EXP([.AH56])" office:value-type="percentage" office:value="0.686917629184625" calcext:value-type="percentage">
            <text:p>68.691763%</text:p>
          </table:table-cell>
          <table:table-cell table:style-name="ce24" office:value-type="float" office:value="-0.375540893242861" calcext:value-type="float">
            <text:p>-0.375541</text:p>
          </table:table-cell>
          <table:table-cell table:style-name="ce28" table:formula="of:=([.AG55]/[.AG56]-1)/[.U56]" office:value-type="percentage" office:value="0.00820685304449162" calcext:value-type="percentage">
            <text:p>0.820685%</text:p>
          </table:table-cell>
          <table:table-cell table:style-name="ce28" table:formula="of:=POWER([.AG56];-1/[.S56])-1" office:value-type="percentage" office:value="0.0145271113181027" calcext:value-type="percentage">
            <text:p>1.452711%</text:p>
          </table:table-cell>
          <table:table-cell table:style-name="ce28" office:value-type="percentage" office:value="0.68763743" calcext:value-type="percentage">
            <text:p>68.763743%</text:p>
          </table:table-cell>
          <table:table-cell table:style-name="ce28" office:value-type="percentage" office:value="0.014486306" calcext:value-type="percentage">
            <text:p>1.448631%</text:p>
          </table:table-cell>
          <table:table-cell table:style-name="ce38" table:formula="of:=([.AL56]-[.AJ56])*10000" office:value-type="float" office:value="-0.408053181026932" calcext:value-type="float">
            <text:p>-0.41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7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6]" office:value-type="date" office:date-value="2022-04-29" calcext:value-type="date">
            <text:p>29/04/2022</text:p>
          </table:table-cell>
          <table:table-cell table:style-name="ce20" table:formula="of:=[.E56]" office:value-type="date" office:date-value="2022-05-03" calcext:value-type="date">
            <text:p>03/05/2022</text:p>
          </table:table-cell>
          <table:table-cell table:style-name="ce8" office:value-type="date" office:date-value="2049-05-05" calcext:value-type="date">
            <text:p>05/05/2049</text:p>
          </table:table-cell>
          <table:table-cell table:style-name="ce20" table:formula="of:=[.H56]" office:value-type="date" office:date-value="2048-05-06" calcext:value-type="date">
            <text:p>06/05/2048</text:p>
          </table:table-cell>
          <table:table-cell table:style-name="ce20" table:formula="of:=[.F57]" office:value-type="date" office:date-value="2049-05-05" calcext:value-type="date">
            <text:p>05/05/2049</text:p>
          </table:table-cell>
          <table:table-cell table:style-name="ce20" table:formula="of:=[.H56]" office:value-type="date" office:date-value="2048-05-06" calcext:value-type="date">
            <text:p>06/05/2048</text:p>
          </table:table-cell>
          <table:table-cell table:style-name="ce20" table:formula="of:=[.F57]" office:value-type="date" office:date-value="2049-05-05" calcext:value-type="date">
            <text:p>05/05/2049</text:p>
          </table:table-cell>
          <table:table-cell table:style-name="ce20" table:formula="of:=[.G57]" office:value-type="date" office:date-value="2048-05-06" calcext:value-type="date">
            <text:p>06/05/2048</text:p>
          </table:table-cell>
          <table:table-cell table:style-name="ce20" table:formula="of:=[.H57]" office:value-type="date" office:date-value="2049-05-05" calcext:value-type="date">
            <text:p>05/05/2049</text:p>
          </table:table-cell>
          <table:table-cell table:style-name="ce20" table:formula="of:=[.I57]" office:value-type="date" office:date-value="2048-05-06" calcext:value-type="date">
            <text:p>06/05/2048</text:p>
          </table:table-cell>
          <table:table-cell table:style-name="ce20" table:formula="of:=[.J57]" office:value-type="date" office:date-value="2049-05-05" calcext:value-type="date">
            <text:p>05/05/2049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7];[.F57];[.$S$12])" office:value-type="float" office:value="27.0356164383562" calcext:value-type="float">
            <text:p>27.035616</text:p>
          </table:table-cell>
          <table:table-cell table:style-name="ce24" table:formula="of:=CALC_YR_FRAC([.G57];[.H57];[.O57])" office:value-type="float" office:value="1.01111111111111" calcext:value-type="float">
            <text:p>1.011111</text:p>
          </table:table-cell>
          <table:table-cell table:style-name="ce24" table:formula="of:=CALC_YR_FRAC([.I57];[.J57];[.P57])" office:value-type="float" office:value="1.01111111111111" calcext:value-type="float">
            <text:p>1.011111</text:p>
          </table:table-cell>
          <table:table-cell table:style-name="ce24" table:formula="of:=CALC_YR_FRAC([.K57];[.L57];[.Q57])" office:value-type="float" office:value="1.01111111111111" calcext:value-type="float">
            <text:p>1.011111</text:p>
          </table:table-cell>
          <table:table-cell table:style-name="ce24" table:formula="of:=CALC_YR_FRAC([.L57];[.M57];[.R57])" office:value-type="float" office:value="-1.01111111111111" calcext:value-type="float">
            <text:p>-1.011111</text:p>
          </table:table-cell>
          <table:table-cell table:style-name="ce28" office:value-type="percentage" office:value="0.014177" calcext:value-type="percentage">
            <text:p>1.4177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7]*SUMPRODUCT([.$AC$13:.AC57];[.$V$13:.V57];[.$AG$13:.AG57])*[.$B$9]" office:value-type="float" office:value="-318475.299138939" calcext:value-type="float">
            <text:p>-318,475.30</text:p>
          </table:table-cell>
          <table:table-cell table:style-name="ce31" table:formula="of:=SUMPRODUCT([.$AC$13:.AC57];[.$AI$13:.AI57];[.$U$13:.U57];[.$AG$13:.AG57])*[.$B$9]" office:value-type="float" office:value="318475.299138939" calcext:value-type="float">
            <text:p>318,475.30</text:p>
          </table:table-cell>
          <table:table-cell table:style-name="ce31" table:formula="of:=ABS([.AD57]+[.AE57])" office:value-type="float" office:value="0" calcext:value-type="float">
            <text:p>0.00</text:p>
          </table:table-cell>
          <table:table-cell table:style-name="ce28" table:formula="of:=EXP([.AH57])" office:value-type="percentage" office:value="0.681589482048389" calcext:value-type="percentage">
            <text:p>68.158948%</text:p>
          </table:table-cell>
          <table:table-cell table:style-name="ce24" office:value-type="float" office:value="-0.38332773485313" calcext:value-type="float">
            <text:p>-0.383328</text:p>
          </table:table-cell>
          <table:table-cell table:style-name="ce28" table:formula="of:=([.AG56]/[.AG57]-1)/[.U57]" office:value-type="percentage" office:value="0.00773133419396098" calcext:value-type="percentage">
            <text:p>0.773133%</text:p>
          </table:table-cell>
          <table:table-cell table:style-name="ce28" table:formula="of:=POWER([.AG57];-1/[.S57])-1" office:value-type="percentage" office:value="0.0142796134927448" calcext:value-type="percentage">
            <text:p>1.427961%</text:p>
          </table:table-cell>
          <table:table-cell table:style-name="ce28" office:value-type="percentage" office:value="0.682668579" calcext:value-type="percentage">
            <text:p>68.266858%</text:p>
          </table:table-cell>
          <table:table-cell table:style-name="ce28" office:value-type="percentage" office:value="0.014220266" calcext:value-type="percentage">
            <text:p>1.422027%</text:p>
          </table:table-cell>
          <table:table-cell table:style-name="ce38" table:formula="of:=([.AL57]-[.AJ57])*10000" office:value-type="float" office:value="-0.593474927447577" calcext:value-type="float">
            <text:p>-0.59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8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7]" office:value-type="date" office:date-value="2022-04-29" calcext:value-type="date">
            <text:p>29/04/2022</text:p>
          </table:table-cell>
          <table:table-cell table:style-name="ce20" table:formula="of:=[.E57]" office:value-type="date" office:date-value="2022-05-03" calcext:value-type="date">
            <text:p>03/05/2022</text:p>
          </table:table-cell>
          <table:table-cell table:style-name="ce8" office:value-type="date" office:date-value="2050-05-05" calcext:value-type="date">
            <text:p>05/05/2050</text:p>
          </table:table-cell>
          <table:table-cell table:style-name="ce20" table:formula="of:=[.H57]" office:value-type="date" office:date-value="2049-05-05" calcext:value-type="date">
            <text:p>05/05/2049</text:p>
          </table:table-cell>
          <table:table-cell table:style-name="ce20" table:formula="of:=[.F58]" office:value-type="date" office:date-value="2050-05-05" calcext:value-type="date">
            <text:p>05/05/2050</text:p>
          </table:table-cell>
          <table:table-cell table:style-name="ce20" table:formula="of:=[.H57]" office:value-type="date" office:date-value="2049-05-05" calcext:value-type="date">
            <text:p>05/05/2049</text:p>
          </table:table-cell>
          <table:table-cell table:style-name="ce20" table:formula="of:=[.F58]" office:value-type="date" office:date-value="2050-05-05" calcext:value-type="date">
            <text:p>05/05/2050</text:p>
          </table:table-cell>
          <table:table-cell table:style-name="ce20" table:formula="of:=[.G58]" office:value-type="date" office:date-value="2049-05-05" calcext:value-type="date">
            <text:p>05/05/2049</text:p>
          </table:table-cell>
          <table:table-cell table:style-name="ce20" table:formula="of:=[.H58]" office:value-type="date" office:date-value="2050-05-05" calcext:value-type="date">
            <text:p>05/05/2050</text:p>
          </table:table-cell>
          <table:table-cell table:style-name="ce20" table:formula="of:=[.I58]" office:value-type="date" office:date-value="2049-05-05" calcext:value-type="date">
            <text:p>05/05/2049</text:p>
          </table:table-cell>
          <table:table-cell table:style-name="ce20" table:formula="of:=[.J58]" office:value-type="date" office:date-value="2050-05-05" calcext:value-type="date">
            <text:p>05/05/2050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8];[.F58];[.$S$12])" office:value-type="float" office:value="28.0356164383562" calcext:value-type="float">
            <text:p>28.035616</text:p>
          </table:table-cell>
          <table:table-cell table:style-name="ce24" table:formula="of:=CALC_YR_FRAC([.G58];[.H58];[.O58])" office:value-type="float" office:value="1.01388888888889" calcext:value-type="float">
            <text:p>1.013889</text:p>
          </table:table-cell>
          <table:table-cell table:style-name="ce24" table:formula="of:=CALC_YR_FRAC([.I58];[.J58];[.P58])" office:value-type="float" office:value="1.01388888888889" calcext:value-type="float">
            <text:p>1.013889</text:p>
          </table:table-cell>
          <table:table-cell table:style-name="ce24" table:formula="of:=CALC_YR_FRAC([.K58];[.L58];[.Q58])" office:value-type="float" office:value="1.01388888888889" calcext:value-type="float">
            <text:p>1.013889</text:p>
          </table:table-cell>
          <table:table-cell table:style-name="ce24" table:formula="of:=CALC_YR_FRAC([.L58];[.M58];[.R58])" office:value-type="float" office:value="-1.01388888888889" calcext:value-type="float">
            <text:p>-1.013889</text:p>
          </table:table-cell>
          <table:table-cell table:style-name="ce28" office:value-type="percentage" office:value="0.013973" calcext:value-type="percentage">
            <text:p>1.3973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8]*SUMPRODUCT([.$AC$13:.AC58];[.$V$13:.V58];[.$AG$13:.AG58])*[.$B$9]" office:value-type="float" office:value="-323477.851525544" calcext:value-type="float">
            <text:p>-323,477.85</text:p>
          </table:table-cell>
          <table:table-cell table:style-name="ce31" table:formula="of:=SUMPRODUCT([.$AC$13:.AC58];[.$AI$13:.AI58];[.$U$13:.U58];[.$AG$13:.AG58])*[.$B$9]" office:value-type="float" office:value="323477.851525544" calcext:value-type="float">
            <text:p>323,477.85</text:p>
          </table:table-cell>
          <table:table-cell table:style-name="ce31" table:formula="of:=ABS([.AD58]+[.AE58])" office:value-type="float" office:value="0" calcext:value-type="float">
            <text:p>0.00</text:p>
          </table:table-cell>
          <table:table-cell table:style-name="ce28" table:formula="of:=EXP([.AH58])" office:value-type="percentage" office:value="0.676586929661784" calcext:value-type="percentage">
            <text:p>67.658693%</text:p>
          </table:table-cell>
          <table:table-cell table:style-name="ce24" office:value-type="float" office:value="-0.3906943404961" calcext:value-type="float">
            <text:p>-0.390694</text:p>
          </table:table-cell>
          <table:table-cell table:style-name="ce28" table:formula="of:=([.AG57]/[.AG58]-1)/[.U58]" office:value-type="percentage" office:value="0.00729252082091832" calcext:value-type="percentage">
            <text:p>0.729252%</text:p>
          </table:table-cell>
          <table:table-cell table:style-name="ce28" table:formula="of:=POWER([.AG58];-1/[.S58])-1" office:value-type="percentage" office:value="0.0140331966507286" calcext:value-type="percentage">
            <text:p>1.403320%</text:p>
          </table:table-cell>
          <table:table-cell table:style-name="ce28" office:value-type="percentage" office:value="0.677584352" calcext:value-type="percentage">
            <text:p>67.758435%</text:p>
          </table:table-cell>
          <table:table-cell table:style-name="ce28" office:value-type="percentage" office:value="0.013979916" calcext:value-type="percentage">
            <text:p>1.397992%</text:p>
          </table:table-cell>
          <table:table-cell table:style-name="ce38" table:formula="of:=([.AL58]-[.AJ58])*10000" office:value-type="float" office:value="-0.532806507285519" calcext:value-type="float">
            <text:p>-0.53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9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8]" office:value-type="date" office:date-value="2022-04-29" calcext:value-type="date">
            <text:p>29/04/2022</text:p>
          </table:table-cell>
          <table:table-cell table:style-name="ce20" table:formula="of:=[.E58]" office:value-type="date" office:date-value="2022-05-03" calcext:value-type="date">
            <text:p>03/05/2022</text:p>
          </table:table-cell>
          <table:table-cell table:style-name="ce8" office:value-type="date" office:date-value="2051-05-05" calcext:value-type="date">
            <text:p>05/05/2051</text:p>
          </table:table-cell>
          <table:table-cell table:style-name="ce20" table:formula="of:=[.H58]" office:value-type="date" office:date-value="2050-05-05" calcext:value-type="date">
            <text:p>05/05/2050</text:p>
          </table:table-cell>
          <table:table-cell table:style-name="ce20" table:formula="of:=[.F59]" office:value-type="date" office:date-value="2051-05-05" calcext:value-type="date">
            <text:p>05/05/2051</text:p>
          </table:table-cell>
          <table:table-cell table:style-name="ce20" table:formula="of:=[.H58]" office:value-type="date" office:date-value="2050-05-05" calcext:value-type="date">
            <text:p>05/05/2050</text:p>
          </table:table-cell>
          <table:table-cell table:style-name="ce20" table:formula="of:=[.F59]" office:value-type="date" office:date-value="2051-05-05" calcext:value-type="date">
            <text:p>05/05/2051</text:p>
          </table:table-cell>
          <table:table-cell table:style-name="ce20" table:formula="of:=[.G59]" office:value-type="date" office:date-value="2050-05-05" calcext:value-type="date">
            <text:p>05/05/2050</text:p>
          </table:table-cell>
          <table:table-cell table:style-name="ce20" table:formula="of:=[.H59]" office:value-type="date" office:date-value="2051-05-05" calcext:value-type="date">
            <text:p>05/05/2051</text:p>
          </table:table-cell>
          <table:table-cell table:style-name="ce20" table:formula="of:=[.I59]" office:value-type="date" office:date-value="2050-05-05" calcext:value-type="date">
            <text:p>05/05/2050</text:p>
          </table:table-cell>
          <table:table-cell table:style-name="ce20" table:formula="of:=[.J59]" office:value-type="date" office:date-value="2051-05-05" calcext:value-type="date">
            <text:p>05/05/2051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59];[.F59];[.$S$12])" office:value-type="float" office:value="29.0356164383562" calcext:value-type="float">
            <text:p>29.035616</text:p>
          </table:table-cell>
          <table:table-cell table:style-name="ce24" table:formula="of:=CALC_YR_FRAC([.G59];[.H59];[.O59])" office:value-type="float" office:value="1.01388888888889" calcext:value-type="float">
            <text:p>1.013889</text:p>
          </table:table-cell>
          <table:table-cell table:style-name="ce24" table:formula="of:=CALC_YR_FRAC([.I59];[.J59];[.P59])" office:value-type="float" office:value="1.01388888888889" calcext:value-type="float">
            <text:p>1.013889</text:p>
          </table:table-cell>
          <table:table-cell table:style-name="ce24" table:formula="of:=CALC_YR_FRAC([.K59];[.L59];[.Q59])" office:value-type="float" office:value="1.01388888888889" calcext:value-type="float">
            <text:p>1.013889</text:p>
          </table:table-cell>
          <table:table-cell table:style-name="ce24" table:formula="of:=CALC_YR_FRAC([.L59];[.M59];[.R59])" office:value-type="float" office:value="-1.01388888888889" calcext:value-type="float">
            <text:p>-1.013889</text:p>
          </table:table-cell>
          <table:table-cell table:style-name="ce28" office:value-type="percentage" office:value="0.013769" calcext:value-type="percentage">
            <text:p>1.3769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59]*SUMPRODUCT([.$AC$13:.AC59];[.$V$13:.V59];[.$AG$13:.AG59])*[.$B$9]" office:value-type="float" office:value="-328135.500571837" calcext:value-type="float">
            <text:p>-328,135.50</text:p>
          </table:table-cell>
          <table:table-cell table:style-name="ce31" table:formula="of:=SUMPRODUCT([.$AC$13:.AC59];[.$AI$13:.AI59];[.$U$13:.U59];[.$AG$13:.AG59])*[.$B$9]" office:value-type="float" office:value="328135.500571837" calcext:value-type="float">
            <text:p>328,135.50</text:p>
          </table:table-cell>
          <table:table-cell table:style-name="ce31" table:formula="of:=ABS([.AD59]+[.AE59])" office:value-type="float" office:value="0" calcext:value-type="float">
            <text:p>0.00</text:p>
          </table:table-cell>
          <table:table-cell table:style-name="ce28" table:formula="of:=EXP([.AH59])" office:value-type="percentage" office:value="0.671929280615491" calcext:value-type="percentage">
            <text:p>67.192928%</text:p>
          </table:table-cell>
          <table:table-cell table:style-name="ce24" office:value-type="float" office:value="-0.397602181176136" calcext:value-type="float">
            <text:p>-0.397602</text:p>
          </table:table-cell>
          <table:table-cell table:style-name="ce28" table:formula="of:=([.AG58]/[.AG59]-1)/[.U59]" office:value-type="percentage" office:value="0.00683679929901479" calcext:value-type="percentage">
            <text:p>0.683680%</text:p>
          </table:table-cell>
          <table:table-cell table:style-name="ce28" table:formula="of:=POWER([.AG59];-1/[.S59])-1" office:value-type="percentage" office:value="0.0137877889997233" calcext:value-type="percentage">
            <text:p>1.378779%</text:p>
          </table:table-cell>
          <table:table-cell table:style-name="ce28" office:value-type="percentage" office:value="0.672843483" calcext:value-type="percentage">
            <text:p>67.284348%</text:p>
          </table:table-cell>
          <table:table-cell table:style-name="ce28" office:value-type="percentage" office:value="0.013740318" calcext:value-type="percentage">
            <text:p>1.374032%</text:p>
          </table:table-cell>
          <table:table-cell table:style-name="ce38" table:formula="of:=([.AL59]-[.AJ59])*10000" office:value-type="float" office:value="-0.474709997233275" calcext:value-type="float">
            <text:p>-0.47 bps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30Y</text:p>
          </table:table-cell>
          <table:table-cell office:value-type="string" calcext:value-type="string">
            <text:p>EUR ESTER CURVE</text:p>
          </table:table-cell>
          <table:table-cell office:value-type="string" calcext:value-type="string">
            <text:p>ois</text:p>
          </table:table-cell>
          <table:table-cell table:style-name="ce8" table:formula="of:=[.D59]" office:value-type="date" office:date-value="2022-04-29" calcext:value-type="date">
            <text:p>29/04/2022</text:p>
          </table:table-cell>
          <table:table-cell table:style-name="ce20" table:formula="of:=[.E59]" office:value-type="date" office:date-value="2022-05-03" calcext:value-type="date">
            <text:p>03/05/2022</text:p>
          </table:table-cell>
          <table:table-cell table:style-name="ce8" office:value-type="date" office:date-value="2052-05-07" calcext:value-type="date">
            <text:p>07/05/2052</text:p>
          </table:table-cell>
          <table:table-cell table:style-name="ce20" table:formula="of:=[.H59]" office:value-type="date" office:date-value="2051-05-05" calcext:value-type="date">
            <text:p>05/05/2051</text:p>
          </table:table-cell>
          <table:table-cell table:style-name="ce20" table:formula="of:=[.F60]" office:value-type="date" office:date-value="2052-05-07" calcext:value-type="date">
            <text:p>07/05/2052</text:p>
          </table:table-cell>
          <table:table-cell table:style-name="ce20" table:formula="of:=[.H59]" office:value-type="date" office:date-value="2051-05-05" calcext:value-type="date">
            <text:p>05/05/2051</text:p>
          </table:table-cell>
          <table:table-cell table:style-name="ce20" table:formula="of:=[.F60]" office:value-type="date" office:date-value="2052-05-07" calcext:value-type="date">
            <text:p>07/05/2052</text:p>
          </table:table-cell>
          <table:table-cell table:style-name="ce20" table:formula="of:=[.G60]" office:value-type="date" office:date-value="2051-05-05" calcext:value-type="date">
            <text:p>05/05/2051</text:p>
          </table:table-cell>
          <table:table-cell table:style-name="ce20" table:formula="of:=[.H60]" office:value-type="date" office:date-value="2052-05-07" calcext:value-type="date">
            <text:p>07/05/2052</text:p>
          </table:table-cell>
          <table:table-cell table:style-name="ce20" table:formula="of:=[.I60]" office:value-type="date" office:date-value="2051-05-05" calcext:value-type="date">
            <text:p>05/05/2051</text:p>
          </table:table-cell>
          <table:table-cell table:style-name="ce20" table:formula="of:=[.J60]" office:value-type="date" office:date-value="2052-05-07" calcext:value-type="date">
            <text:p>07/05/2052</text:p>
          </table:table-cell>
          <table:table-cell table:number-columns-repeated="4" table:style-name="ce7" office:value-type="string" calcext:value-type="string">
            <text:p>ACT_360</text:p>
          </table:table-cell>
          <table:table-cell table:style-name="ce24" table:formula="of:=CALC_YR_FRAC([.D60];[.F60];[.$S$12])" office:value-type="float" office:value="30.0438356164384" calcext:value-type="float">
            <text:p>30.043836</text:p>
          </table:table-cell>
          <table:table-cell table:style-name="ce24" table:formula="of:=CALC_YR_FRAC([.G60];[.H60];[.O60])" office:value-type="float" office:value="1.02222222222222" calcext:value-type="float">
            <text:p>1.022222</text:p>
          </table:table-cell>
          <table:table-cell table:style-name="ce24" table:formula="of:=CALC_YR_FRAC([.I60];[.J60];[.P60])" office:value-type="float" office:value="1.02222222222222" calcext:value-type="float">
            <text:p>1.022222</text:p>
          </table:table-cell>
          <table:table-cell table:style-name="ce24" table:formula="of:=CALC_YR_FRAC([.K60];[.L60];[.Q60])" office:value-type="float" office:value="1.02222222222222" calcext:value-type="float">
            <text:p>1.022222</text:p>
          </table:table-cell>
          <table:table-cell table:style-name="ce24" table:formula="of:=CALC_YR_FRAC([.L60];[.M60];[.R60])" office:value-type="float" office:value="-1.02222222222222" calcext:value-type="float">
            <text:p>-1.022222</text:p>
          </table:table-cell>
          <table:table-cell table:style-name="ce28" office:value-type="percentage" office:value="0.013565" calcext:value-type="percentage">
            <text:p>1.356500%</text:p>
          </table:table-cell>
          <table:table-cell table:style-name="ce7" office:value-type="string" calcext:value-type="string">
            <text:p>yearly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31" table:formula="of:=-[.X60]*SUMPRODUCT([.$AC$13:.AC60];[.$V$13:.V60];[.$AG$13:.AG60])*[.$B$9]" office:value-type="float" office:value="-332530.211858243" calcext:value-type="float">
            <text:p>-332,530.21</text:p>
          </table:table-cell>
          <table:table-cell table:style-name="ce31" table:formula="of:=SUMPRODUCT([.$AC$13:.AC60];[.$AI$13:.AI60];[.$U$13:.U60];[.$AG$13:.AG60])*[.$B$9]" office:value-type="float" office:value="332530.211858242" calcext:value-type="float">
            <text:p>332,530.21</text:p>
          </table:table-cell>
          <table:table-cell table:style-name="ce31" table:formula="of:=ABS([.AD60]+[.AE60])" office:value-type="float" office:value="0" calcext:value-type="float">
            <text:p>0.00</text:p>
          </table:table-cell>
          <table:table-cell table:style-name="ce28" table:formula="of:=EXP([.AH60])" office:value-type="percentage" office:value="0.667534569329086" calcext:value-type="percentage">
            <text:p>66.753457%</text:p>
          </table:table-cell>
          <table:table-cell table:style-name="ce24" office:value-type="float" office:value="-0.404164100791692" calcext:value-type="float">
            <text:p>-0.404164</text:p>
          </table:table-cell>
          <table:table-cell table:style-name="ce28" table:formula="of:=([.AG59]/[.AG60]-1)/[.U60]" office:value-type="percentage" office:value="0.006440376696667" calcext:value-type="percentage">
            <text:p>0.644038%</text:p>
          </table:table-cell>
          <table:table-cell table:style-name="ce28" table:formula="of:=POWER([.AG60];-1/[.S60])-1" office:value-type="percentage" office:value="0.0135433718272944" calcext:value-type="percentage">
            <text:p>1.354337%</text:p>
          </table:table-cell>
          <table:table-cell table:style-name="ce28" office:value-type="percentage" office:value="0.667654848" calcext:value-type="percentage">
            <text:p>66.765485%</text:p>
          </table:table-cell>
          <table:table-cell table:style-name="ce28" office:value-type="percentage" office:value="0.013537294" calcext:value-type="percentage">
            <text:p>1.353729%</text:p>
          </table:table-cell>
          <table:table-cell table:style-name="ce38" table:formula="of:=([.AL60]-[.AJ60])*10000" office:value-type="float" office:value="-0.0607782729437033" calcext:value-type="float">
            <text:p>-0.06 bps</text:p>
          </table:table-cell>
          <table:table-cell table:number-columns-repeated="16345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percentage-style style:name="N130">
      <number:number number:decimal-places="6" number:min-decimal-places="6" number:min-integer-digits="1"/>
      <number:text>%</number:text>
    </number:percentage-style>
    <number:number-style style:name="N131">
      <number:number number:decimal-places="6" number:min-decimal-places="6" number:min-integer-digits="1"/>
    </number:number-style>
    <number:number-style style:name="N132">
      <number:number number:decimal-places="2" number:min-decimal-places="2" number:min-integer-digits="1"/>
      <number:text> bp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8:50:20.603869154</meta:creation-date>
    <meta:generator>LibreOffice/7.6.3.2$Linux_X86_64 LibreOffice_project/4fe86607b5ac922e55f140471fda9b60bdaa980d</meta:generator>
    <dc:date>2024-01-08T21:16:44.750099895</dc:date>
    <meta:editing-duration>PT2H26M13S</meta:editing-duration>
    <meta:editing-cycles>26</meta:editing-cycles>
    <meta:document-statistic meta:table-count="1" meta:cell-count="1651" meta:object-count="2"/>
  </office:meta>
</office:document-meta>
</file>

<file path=Basic/Standard/fin_dates.xml><?xml version="1.0" encoding="utf-8"?>
<!DOCTYPE module  PUBLIC '-//OpenOffice.org//DTD OfficeDocument 1.0//EN'  'module.dtd'>
<script:module xmlns:script="http://openoffice.org/2000/script" script:name="fin_dates" script:language="StarBasic" script:moduleType="normal">Public Function calc_yr_frac(start_date As Date, end_date As Date, dcm As String) As Double
	' Calculate year fraction between two dates using a specific day-count method.

	' build-in LibreOffice functions
	Dim oFunctionAccess : LO = createUnoService("com.sun.star.sheet.FunctionAccess") 
	
	' define variables
	Dim d1 As Integer
	Dim m1 As Integer
	Dim y1 As Integer
	Dim d2 As Integer
	Dim m2 As Integer
	Dim y2 As Integer
	
	' ACT / 360
	If dcm = "ACT_360" Then	
		calc_yr_frac = (end_date - start_date) / 360
	' ACT / 365
	ElseIf dcm = "ACT_365" Then
		calc_yr_frac = (end_date - start_date) / 365
	' 30 / 360
	ElseIf dcm = "U30_360" Then
		
		' decompose the start date
		d1 = Day(start_date)
		m1 = Month(start_date)
		y1 = Year(start_date)

		' decompose the end date
		d2 = Day(end_date)
		m2 = Month(end_date)
		y2 = Year(end_date)

		' calculate year fraction
		If ((d1 = d2) Or (d1 = 31)) And (d2 = 31) Then
			d2 = 30
		End If

		If (d1 = 31) Then
			d1 = 30
		End If

		calc_yr_frac = (360 * (y2 - y1) + 30 * (m2 - m1) + (d2 - d1)) / 360
	
	' unsupported day-count method
	Else
	
	
		MsgBox("'" &amp; dcm &amp; "' is not a supported day-count method.")
		calc_yr_frac = -1.0
	
	End If	

End Function
</script:module>
</file>

<file path=Basic/Standard/goal_seek.xml><?xml version="1.0" encoding="utf-8"?>
<!DOCTYPE module  PUBLIC '-//OpenOffice.org//DTD OfficeDocument 1.0//EN'  'module.dtd'>
<script:module xmlns:script="http://openoffice.org/2000/script" script:name="goal_seek" script:language="StarBasic" script:moduleType="normal">Sub GoalSeeker()

	' local constants
	Const FIRST_ROW = 15
	Const LAST_ROW = 60
	Const OPTM_COL = "AH"
	Const FUNC_COL = "AF"
	Const TRGT_VAL = 0.0
	
	' define variables
	Dim calc_sheet
	Dim row_idx As Integer
	Dim rng As String
	Dim optm_cell
	Dim func_cell
	Dim optm
	
	' get sheet
	calc_sheet = ThisComponent.Sheets("calc")
	
	' go row by row
	For row_idx = FIRST_ROW To LAST_ROW
	
		' get cell with value to optimize
		rng = OPTM_COL &amp; Cstr(row_idx)
		optm_cell = calc_sheet.getCellRangeByName(rng)
	
		' get cell with formula
		rng = FUNC_COL &amp; Cstr(row_idx)
		func_cell = calc_sheet.getCellRangeByName(rng)
	
		' run goal seek
		optm = ThisComponent.seekGoal(func_cell.CellAddress, optm_cell.CellAddress, "0.0")

		' store result
		rng = OPTM_COL &amp; Cstr(row_idx)
		optm_cell = calc_sheet.getCellRangeByName(rng)
		optm_cell.setValue(optm.Result)
	
	Next

End Sub
</script:module>
</file>

<file path=Basic/Standard/interp.xml><?xml version="1.0" encoding="utf-8"?>
<!DOCTYPE module  PUBLIC '-//OpenOffice.org//DTD OfficeDocument 1.0//EN'  'module.dtd'>
<script:module xmlns:script="http://openoffice.org/2000/script" script:name="interp" script:language="StarBasic" script:moduleType="normal">Public Function lininterp(rX As Variant, rY As Variant, x As Double) As Double
	' Linear interpolation in 1D.

	' define variables
	Dim lR As Long
	Dim l1 As Long
	Dim l2 As Long
	Dim nR As Long

	' size of provided arrays
	nR = UBound(rX, 1)

	' insufficient number of interpolation points
	If nR &lt; 2 Then
		MsgBox("Insufficient number of interpolation points!")
		lininterp = -1e-100
		Exit Function
	End If

	' x &lt; x_min =&gt; extrapolate
	If x &lt; rX(1, 1) Then
		l1 = 1
		l2 = 2
		GoTo Interp
	End If

	' x &lt; xmax =&gt; extrapolate
	If x &gt; rX(nr, 1) Then
		l1 = nR - 1
		l2 = nR
		GoTo Interp
	End If
	
	' interpolate
	For lR = 1 To nR
		' x is extractly represented by a value in the table
		If rX(lR, 1) = x Then
			lininterp = rY(lR, 1)
			Exit Function
		' x is not between tabulated values =&gt; interpolate
		ElseIf rX(lR, 1) &gt; x Then
			l1 = lR
			l2 = lR - 1
			GoTo Interp
		End If
	Next

Interp:
	lininterp = rY(l1, 1) + (rY(l2, 1) - rY(l1, 1)) / (rX(l2, 1) - rX(l1, 1)) * (x - rX(l1, 1))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n_dates"/>
  <library:element library:name="goal_seek"/>
  <library:element library:name="interp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Long_20_Dash"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1cm" svg:height="14.625cm" xlink:href=".." xlink:type="simple" chart:class="chart:line" chart:style-name="ch1">
        <chart:legend chart:legend-position="end" svg:x="20.808cm" svg:y="6.764cm" style:legend-expansion="high" chart:style-name="ch2"/>
        <chart:plot-area chart:style-name="ch3" table:cell-range-address="calc.A15:calc.A59 calc.AL11:calc.AL11 calc.AL15:calc.AL60 calc.AJ11:calc.AJ11 calc.AJ15:calc.AJ60" chart:data-source-has-labels="both" svg:x="0.461cm" svg:y="0.292cm" svg:width="19.886cm" svg:height="14.041cm">
          <chart:coordinate-region svg:x="1.797cm" svg:y="0.492cm" svg:width="18.55cm" svg:height="12.689cm"/>
          <chart:axis chart:dimension="x" chart:name="primary-x" chart:style-name="ch4" chartooo:axis-type="auto">
            <chartooo:date-scale/>
            <chart:categories table:cell-range-address="calc.A15:calc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.AL15:calc.AL60" chart:label-cell-address="calc.AL11:calc.AL11" chart:class="chart:line">
            <chart:data-point chart:repeated="46"/>
          </chart:series>
          <chart:series chart:style-name="ch8" chart:values-cell-range-address="calc.AJ15:calc.AJ60" chart:label-cell-address="calc.AJ11:calc.AJ1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rex ZR</text:p>
                <draw:g>
                  <svg:desc>calc.AL11:calc.AL11</svg:desc>
                </draw:g>
              </table:table-cell>
              <table:table-cell office:value-type="string">
                <text:p>calc ZR</text:p>
                <draw:g>
                  <svg:desc>calc.AJ11:calc.A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W</text:p>
                <draw:g>
                  <svg:desc>calc.A15:calc.A59</svg:desc>
                </draw:g>
              </table:table-cell>
              <table:table-cell office:value-type="float" office:value="-0.005827475">
                <text:p>-0.005827475</text:p>
                <draw:g>
                  <svg:desc>calc.AL15:calc.AL60</svg:desc>
                </draw:g>
              </table:table-cell>
              <table:table-cell office:value-type="float" office:value="-0.00583873528204271">
                <text:p>-0.00583873528204271</text:p>
                <draw:g>
                  <svg:desc>calc.AJ15:calc.AJ60</svg:desc>
                </draw:g>
              </table:table-cell>
            </table:table-row>
            <table:table-row>
              <table:table-cell office:value-type="string">
                <text:p>2W</text:p>
              </table:table-cell>
              <table:table-cell office:value-type="float" office:value="-0.005885739">
                <text:p>-0.005885739</text:p>
              </table:table-cell>
              <table:table-cell office:value-type="float" office:value="-0.00586997326465766">
                <text:p>-0.00586997326465766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-0.005856736">
                <text:p>-0.005856736</text:p>
              </table:table-cell>
              <table:table-cell office:value-type="float" office:value="-0.00586336689369593">
                <text:p>-0.00586336689369593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-0.005761385">
                <text:p>-0.005761385</text:p>
              </table:table-cell>
              <table:table-cell office:value-type="float" office:value="-0.00576820826141478">
                <text:p>-0.00576820826141478</text:p>
              </table:table-cell>
            </table:table-row>
            <table:table-row>
              <table:table-cell office:value-type="string">
                <text:p>3M</text:p>
              </table:table-cell>
              <table:table-cell office:value-type="float" office:value="-0.005518465">
                <text:p>-0.005518465</text:p>
              </table:table-cell>
              <table:table-cell office:value-type="float" office:value="-0.00553469602281287">
                <text:p>-0.00553469602281287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-0.004991011">
                <text:p>-0.004991011</text:p>
              </table:table-cell>
              <table:table-cell office:value-type="float" office:value="-0.00502282373969665">
                <text:p>-0.00502282373969665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-0.004384454">
                <text:p>-0.004384454</text:p>
              </table:table-cell>
              <table:table-cell office:value-type="float" office:value="-0.004427516821641">
                <text:p>-0.004427516821641</text:p>
              </table:table-cell>
            </table:table-row>
            <table:table-row>
              <table:table-cell office:value-type="string">
                <text:p>6M</text:p>
              </table:table-cell>
              <table:table-cell office:value-type="float" office:value="-0.003791082">
                <text:p>-0.003791082</text:p>
              </table:table-cell>
              <table:table-cell office:value-type="float" office:value="-0.00381749815515708">
                <text:p>-0.00381749815515708</text:p>
              </table:table-cell>
            </table:table-row>
            <table:table-row>
              <table:table-cell office:value-type="string">
                <text:p>7M</text:p>
              </table:table-cell>
              <table:table-cell office:value-type="float" office:value="-0.003039972">
                <text:p>-0.003039972</text:p>
              </table:table-cell>
              <table:table-cell office:value-type="float" office:value="-0.00308632470053416">
                <text:p>-0.00308632470053416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-0.002409591">
                <text:p>-0.002409591</text:p>
              </table:table-cell>
              <table:table-cell office:value-type="float" office:value="-0.0024527388008001">
                <text:p>-0.0024527388008001</text:p>
              </table:table-cell>
            </table:table-row>
            <table:table-row>
              <table:table-cell office:value-type="string">
                <text:p>9M</text:p>
              </table:table-cell>
              <table:table-cell office:value-type="float" office:value="-0.001628205">
                <text:p>-0.001628205</text:p>
              </table:table-cell>
              <table:table-cell office:value-type="float" office:value="-0.00172217497587124">
                <text:p>-0.00172217497587124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-0.000985418">
                <text:p>-0.000985418</text:p>
              </table:table-cell>
              <table:table-cell office:value-type="float" office:value="-0.00107652207955633">
                <text:p>-0.00107652207955633</text:p>
              </table:table-cell>
            </table:table-row>
            <table:table-row>
              <table:table-cell office:value-type="string">
                <text:p>11M</text:p>
              </table:table-cell>
              <table:table-cell office:value-type="float" office:value="-0.000227806">
                <text:p>-0.000227806</text:p>
              </table:table-cell>
              <table:table-cell office:value-type="float" office:value="-0.000279738982564393">
                <text:p>-0.000279738982564393</text:p>
              </table:table-cell>
            </table:table-row>
            <table:table-row>
              <table:table-cell office:value-type="string">
                <text:p>1Y</text:p>
              </table:table-cell>
              <table:table-cell office:value-type="float" office:value="0.000490301">
                <text:p>0.000490301</text:p>
              </table:table-cell>
              <table:table-cell office:value-type="float" office:value="0.000442729718904689">
                <text:p>0.000442729718904689</text:p>
              </table:table-cell>
            </table:table-row>
            <table:table-row>
              <table:table-cell office:value-type="string">
                <text:p>1Y3M</text:p>
              </table:table-cell>
              <table:table-cell office:value-type="float" office:value="0.002682154">
                <text:p>0.002682154</text:p>
              </table:table-cell>
              <table:table-cell office:value-type="float" office:value="0.00258920903317339">
                <text:p>0.00258920903317339</text:p>
              </table:table-cell>
            </table:table-row>
            <table:table-row>
              <table:table-cell office:value-type="string">
                <text:p>1Y6M</text:p>
              </table:table-cell>
              <table:table-cell office:value-type="float" office:value="0.004551171">
                <text:p>0.004551171</text:p>
              </table:table-cell>
              <table:table-cell office:value-type="float" office:value="0.00460546655260696">
                <text:p>0.00460546655260696</text:p>
              </table:table-cell>
            </table:table-row>
            <table:table-row>
              <table:table-cell office:value-type="string">
                <text:p>1Y9M</text:p>
              </table:table-cell>
              <table:table-cell office:value-type="float" office:value="-0.001057467">
                <text:p>-0.001057467</text:p>
              </table:table-cell>
              <table:table-cell office:value-type="float" office:value="-0.00126807751863611">
                <text:p>-0.00126807751863611</text:p>
              </table:table-cell>
            </table:table-row>
            <table:table-row>
              <table:table-cell office:value-type="string">
                <text:p>2Y</text:p>
              </table:table-cell>
              <table:table-cell office:value-type="float" office:value="0.007477064">
                <text:p>0.007477064</text:p>
              </table:table-cell>
              <table:table-cell office:value-type="float" office:value="0.00709545873820727">
                <text:p>0.00709545873820727</text:p>
              </table:table-cell>
            </table:table-row>
            <table:table-row>
              <table:table-cell office:value-type="string">
                <text:p>3Y</text:p>
              </table:table-cell>
              <table:table-cell office:value-type="float" office:value="0.009484168">
                <text:p>0.009484168</text:p>
              </table:table-cell>
              <table:table-cell office:value-type="float" office:value="0.00947236639142446">
                <text:p>0.00947236639142446</text:p>
              </table:table-cell>
            </table:table-row>
            <table:table-row>
              <table:table-cell office:value-type="string">
                <text:p>4Y</text:p>
              </table:table-cell>
              <table:table-cell office:value-type="float" office:value="0.01055393">
                <text:p>0.01055393</text:p>
              </table:table-cell>
              <table:table-cell office:value-type="float" office:value="0.0105477046555016">
                <text:p>0.0105477046555016</text:p>
              </table:table-cell>
            </table:table-row>
            <table:table-row>
              <table:table-cell office:value-type="string">
                <text:p>5Y</text:p>
              </table:table-cell>
              <table:table-cell office:value-type="float" office:value="0.011089328">
                <text:p>0.011089328</text:p>
              </table:table-cell>
              <table:table-cell office:value-type="float" office:value="0.0110862241374707">
                <text:p>0.0110862241374707</text:p>
              </table:table-cell>
            </table:table-row>
            <table:table-row>
              <table:table-cell office:value-type="string">
                <text:p>6Y</text:p>
              </table:table-cell>
              <table:table-cell office:value-type="float" office:value="0.01158271">
                <text:p>0.01158271</text:p>
              </table:table-cell>
              <table:table-cell office:value-type="float" office:value="0.0115799723358816">
                <text:p>0.0115799723358816</text:p>
              </table:table-cell>
            </table:table-row>
            <table:table-row>
              <table:table-cell office:value-type="string">
                <text:p>7Y</text:p>
              </table:table-cell>
              <table:table-cell office:value-type="float" office:value="0.012087291">
                <text:p>0.012087291</text:p>
              </table:table-cell>
              <table:table-cell office:value-type="float" office:value="0.0120817110650246">
                <text:p>0.0120817110650246</text:p>
              </table:table-cell>
            </table:table-row>
            <table:table-row>
              <table:table-cell office:value-type="string">
                <text:p>8Y</text:p>
              </table:table-cell>
              <table:table-cell office:value-type="float" office:value="0.012667748">
                <text:p>0.012667748</text:p>
              </table:table-cell>
              <table:table-cell office:value-type="float" office:value="0.0126613802172282">
                <text:p>0.0126613802172282</text:p>
              </table:table-cell>
            </table:table-row>
            <table:table-row>
              <table:table-cell office:value-type="string">
                <text:p>9Y</text:p>
              </table:table-cell>
              <table:table-cell office:value-type="float" office:value="0.013275271">
                <text:p>0.013275271</text:p>
              </table:table-cell>
              <table:table-cell office:value-type="float" office:value="0.0132721672111649">
                <text:p>0.0132721672111649</text:p>
              </table:table-cell>
            </table:table-row>
            <table:table-row>
              <table:table-cell office:value-type="string">
                <text:p>10Y</text:p>
              </table:table-cell>
              <table:table-cell office:value-type="float" office:value="0.013874613">
                <text:p>0.013874613</text:p>
              </table:table-cell>
              <table:table-cell office:value-type="float" office:value="0.0138716139534372">
                <text:p>0.0138716139534372</text:p>
              </table:table-cell>
            </table:table-row>
            <table:table-row>
              <table:table-cell office:value-type="string">
                <text:p>11Y</text:p>
              </table:table-cell>
              <table:table-cell office:value-type="float" office:value="0.014440428">
                <text:p>0.014440428</text:p>
              </table:table-cell>
              <table:table-cell office:value-type="float" office:value="0.0144376778908606">
                <text:p>0.0144376778908606</text:p>
              </table:table-cell>
            </table:table-row>
            <table:table-row>
              <table:table-cell office:value-type="string">
                <text:p>12Y</text:p>
              </table:table-cell>
              <table:table-cell office:value-type="float" office:value="0.014983771">
                <text:p>0.014983771</text:p>
              </table:table-cell>
              <table:table-cell office:value-type="float" office:value="0.0149811907495321">
                <text:p>0.0149811907495321</text:p>
              </table:table-cell>
            </table:table-row>
            <table:table-row>
              <table:table-cell office:value-type="string">
                <text:p>13Y</text:p>
              </table:table-cell>
              <table:table-cell office:value-type="float" office:value="0.01543287">
                <text:p>0.01543287</text:p>
              </table:table-cell>
              <table:table-cell office:value-type="float" office:value="0.0154282113373101">
                <text:p>0.0154282113373101</text:p>
              </table:table-cell>
            </table:table-row>
            <table:table-row>
              <table:table-cell office:value-type="string">
                <text:p>14Y</text:p>
              </table:table-cell>
              <table:table-cell office:value-type="float" office:value="0.015772678">
                <text:p>0.015772678</text:p>
              </table:table-cell>
              <table:table-cell office:value-type="float" office:value="0.0157712605746942">
                <text:p>0.0157712605746942</text:p>
              </table:table-cell>
            </table:table-row>
            <table:table-row>
              <table:table-cell office:value-type="string">
                <text:p>15Y</text:p>
              </table:table-cell>
              <table:table-cell office:value-type="float" office:value="0.01600337">
                <text:p>0.01600337</text:p>
              </table:table-cell>
              <table:table-cell office:value-type="float" office:value="0.01600255334739">
                <text:p>0.01600255334739</text:p>
              </table:table-cell>
            </table:table-row>
            <table:table-row>
              <table:table-cell office:value-type="string">
                <text:p>16Y</text:p>
              </table:table-cell>
              <table:table-cell office:value-type="float" office:value="0.01612955">
                <text:p>0.01612955</text:p>
              </table:table-cell>
              <table:table-cell office:value-type="float" office:value="0.0159894516870291">
                <text:p>0.0159894516870291</text:p>
              </table:table-cell>
            </table:table-row>
            <table:table-row>
              <table:table-cell office:value-type="string">
                <text:p>17Y</text:p>
              </table:table-cell>
              <table:table-cell office:value-type="float" office:value="0.016175629">
                <text:p>0.016175629</text:p>
              </table:table-cell>
              <table:table-cell office:value-type="float" office:value="0.0159782354512588">
                <text:p>0.0159782354512588</text:p>
              </table:table-cell>
            </table:table-row>
            <table:table-row>
              <table:table-cell office:value-type="string">
                <text:p>18Y</text:p>
              </table:table-cell>
              <table:table-cell office:value-type="float" office:value="0.016152268">
                <text:p>0.016152268</text:p>
              </table:table-cell>
              <table:table-cell office:value-type="float" office:value="0.0159684949532164">
                <text:p>0.0159684949532164</text:p>
              </table:table-cell>
            </table:table-row>
            <table:table-row>
              <table:table-cell office:value-type="string">
                <text:p>19Y</text:p>
              </table:table-cell>
              <table:table-cell office:value-type="float" office:value="0.016070725">
                <text:p>0.016070725</text:p>
              </table:table-cell>
              <table:table-cell office:value-type="float" office:value="0.0159603069099423">
                <text:p>0.0159603069099423</text:p>
              </table:table-cell>
            </table:table-row>
            <table:table-row>
              <table:table-cell office:value-type="string">
                <text:p>20Y</text:p>
              </table:table-cell>
              <table:table-cell office:value-type="float" office:value="0.015943349">
                <text:p>0.015943349</text:p>
              </table:table-cell>
              <table:table-cell office:value-type="float" office:value="0.0159532936071214">
                <text:p>0.0159532936071214</text:p>
              </table:table-cell>
            </table:table-row>
            <table:table-row>
              <table:table-cell office:value-type="string">
                <text:p>21Y</text:p>
              </table:table-cell>
              <table:table-cell office:value-type="float" office:value="0.015736094">
                <text:p>0.015736094</text:p>
              </table:table-cell>
              <table:table-cell office:value-type="float" office:value="0.0157145977386963">
                <text:p>0.0157145977386963</text:p>
              </table:table-cell>
            </table:table-row>
            <table:table-row>
              <table:table-cell office:value-type="string">
                <text:p>22Y</text:p>
              </table:table-cell>
              <table:table-cell office:value-type="float" office:value="0.015506528">
                <text:p>0.015506528</text:p>
              </table:table-cell>
              <table:table-cell office:value-type="float" office:value="0.0154777144339771">
                <text:p>0.0154777144339771</text:p>
              </table:table-cell>
            </table:table-row>
            <table:table-row>
              <table:table-cell office:value-type="string">
                <text:p>23Y</text:p>
              </table:table-cell>
              <table:table-cell office:value-type="float" office:value="0.015266429">
                <text:p>0.015266429</text:p>
              </table:table-cell>
              <table:table-cell office:value-type="float" office:value="0.0152424199442458">
                <text:p>0.0152424199442458</text:p>
              </table:table-cell>
            </table:table-row>
            <table:table-row>
              <table:table-cell office:value-type="string">
                <text:p>24Y</text:p>
              </table:table-cell>
              <table:table-cell office:value-type="float" office:value="0.015014234">
                <text:p>0.015014234</text:p>
              </table:table-cell>
              <table:table-cell office:value-type="float" office:value="0.0150084759009612">
                <text:p>0.0150084759009612</text:p>
              </table:table-cell>
            </table:table-row>
            <table:table-row>
              <table:table-cell office:value-type="string">
                <text:p>25Y</text:p>
              </table:table-cell>
              <table:table-cell office:value-type="float" office:value="0.014764861">
                <text:p>0.014764861</text:p>
              </table:table-cell>
              <table:table-cell office:value-type="float" office:value="0.0147757737293526">
                <text:p>0.0147757737293526</text:p>
              </table:table-cell>
            </table:table-row>
            <table:table-row>
              <table:table-cell office:value-type="string">
                <text:p>26Y</text:p>
              </table:table-cell>
              <table:table-cell office:value-type="float" office:value="0.014486306">
                <text:p>0.014486306</text:p>
              </table:table-cell>
              <table:table-cell office:value-type="float" office:value="0.0145271113181027">
                <text:p>0.0145271113181027</text:p>
              </table:table-cell>
            </table:table-row>
            <table:table-row>
              <table:table-cell office:value-type="string">
                <text:p>27Y</text:p>
              </table:table-cell>
              <table:table-cell office:value-type="float" office:value="0.014220266">
                <text:p>0.014220266</text:p>
              </table:table-cell>
              <table:table-cell office:value-type="float" office:value="0.0142796134927448">
                <text:p>0.0142796134927448</text:p>
              </table:table-cell>
            </table:table-row>
            <table:table-row>
              <table:table-cell office:value-type="string">
                <text:p>28Y</text:p>
              </table:table-cell>
              <table:table-cell office:value-type="float" office:value="0.013979916">
                <text:p>0.013979916</text:p>
              </table:table-cell>
              <table:table-cell office:value-type="float" office:value="0.0140331966507286">
                <text:p>0.0140331966507286</text:p>
              </table:table-cell>
            </table:table-row>
            <table:table-row>
              <table:table-cell office:value-type="string">
                <text:p>29Y</text:p>
              </table:table-cell>
              <table:table-cell office:value-type="float" office:value="0.013740318">
                <text:p>0.013740318</text:p>
              </table:table-cell>
              <table:table-cell office:value-type="float" office:value="0.0137877889997233">
                <text:p>0.0137877889997233</text:p>
              </table:table-cell>
            </table:table-row>
            <table:table-row>
              <table:table-cell office:value-type="string"/>
              <table:table-cell office:value-type="float" office:value="0.013537294">
                <text:p>0.013537294</text:p>
              </table:table-cell>
              <table:table-cell office:value-type="float" office:value="0.0135433718272944">
                <text:p>0.0135433718272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